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1.3044479905" calcext:value-type="float">
            <text:p>11.30444799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1.5818788423" calcext:value-type="float">
            <text:p>11.58187884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1.8661183307" calcext:value-type="float">
            <text:p>11.866118330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2.1573335513" calcext:value-type="float">
            <text:p>12.157333551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2.455695701" calcext:value-type="float">
            <text:p>12.4556957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2.7613801776" calcext:value-type="float">
            <text:p>12.761380177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3.0745666841" calcext:value-type="float">
            <text:p>13.074566684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3.3954393331" calcext:value-type="float">
            <text:p>13.395439333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3.724186756" calcext:value-type="float">
            <text:p>13.72418675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4.0610022135" calcext:value-type="float">
            <text:p>14.06100221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4.4060837093" calcext:value-type="float">
            <text:p>14.406083709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4.7596341063" calcext:value-type="float">
            <text:p>14.759634106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5E-017" calcext:value-type="float">
            <text:p>-3.97964869985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5.1218612461" calcext:value-type="float">
            <text:p>15.121861246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2E-017" calcext:value-type="float">
            <text:p>-4.20846801702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5.492978071" calcext:value-type="float">
            <text:p>15.49297807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6E-017" calcext:value-type="float">
            <text:p>-2.41072429426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5.8732027496" calcext:value-type="float">
            <text:p>15.873202749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E-017" calcext:value-type="float">
            <text:p>-2.5188308141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6.2627588043" calcext:value-type="float">
            <text:p>16.262758804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6E-017" calcext:value-type="float">
            <text:p>-3.63530880646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6.6618752434" calcext:value-type="float">
            <text:p>16.661875243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2411" calcext:value-type="float">
            <text:p>11.7028522411</text:p>
          </table:table-cell>
          <table:table-cell office:value-type="float" office:value="0.0000110722158355" calcext:value-type="float">
            <text:p>1.10722158355E-05</text:p>
          </table:table-cell>
          <table:table-cell office:value-type="float" office:value="11.7028411689" calcext:value-type="float">
            <text:p>11.7028411689</text:p>
          </table:table-cell>
          <table:table-cell office:value-type="float" office:value="17.0707866953" calcext:value-type="float">
            <text:p>17.070786695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93844" calcext:value-type="float">
            <text:p>11.7028093844</text:p>
          </table:table-cell>
          <table:table-cell office:value-type="float" office:value="0.000641802724266" calcext:value-type="float">
            <text:p>0.0006418027</text:p>
          </table:table-cell>
          <table:table-cell office:value-type="float" office:value="11.7021675816" calcext:value-type="float">
            <text:p>11.7021675816</text:p>
          </table:table-cell>
          <table:table-cell office:value-type="float" office:value="17.4897335469" calcext:value-type="float">
            <text:p>17.489733546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346138" calcext:value-type="float">
            <text:p>11.7027346138</text:p>
          </table:table-cell>
          <table:table-cell office:value-type="float" office:value="0.00307679446253" calcext:value-type="float">
            <text:p>0.0030767945</text:p>
          </table:table-cell>
          <table:table-cell office:value-type="float" office:value="11.6996578194" calcext:value-type="float">
            <text:p>11.6996578194</text:p>
          </table:table-cell>
          <table:table-cell office:value-type="float" office:value="17.9189620842" calcext:value-type="float">
            <text:p>17.91896208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459715" calcext:value-type="float">
            <text:p>11.7026459715</text:p>
          </table:table-cell>
          <table:table-cell office:value-type="float" office:value="0.00799276907396" calcext:value-type="float">
            <text:p>0.0079927691</text:p>
          </table:table-cell>
          <table:table-cell office:value-type="float" office:value="11.6946532024" calcext:value-type="float">
            <text:p>11.6946532024</text:p>
          </table:table-cell>
          <table:table-cell office:value-type="float" office:value="18.3587246377" calcext:value-type="float">
            <text:p>18.358724637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571374" calcext:value-type="float">
            <text:p>11.7025571374</text:p>
          </table:table-cell>
          <table:table-cell office:value-type="float" office:value="0.0155945772424" calcext:value-type="float">
            <text:p>0.0155945772</text:p>
          </table:table-cell>
          <table:table-cell office:value-type="float" office:value="11.6869625601" calcext:value-type="float">
            <text:p>11.6869625601</text:p>
          </table:table-cell>
          <table:table-cell office:value-type="float" office:value="18.8092797306" calcext:value-type="float">
            <text:p>18.809279730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780082" calcext:value-type="float">
            <text:p>11.7024780082</text:p>
          </table:table-cell>
          <table:table-cell office:value-type="float" office:value="0.0257354026335" calcext:value-type="float">
            <text:p>0.0257354026</text:p>
          </table:table-cell>
          <table:table-cell office:value-type="float" office:value="11.6767426056" calcext:value-type="float">
            <text:p>11.6767426056</text:p>
          </table:table-cell>
          <table:table-cell office:value-type="float" office:value="19.2708922305" calcext:value-type="float">
            <text:p>19.27089223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4152372" calcext:value-type="float">
            <text:p>11.7024152372</text:p>
          </table:table-cell>
          <table:table-cell office:value-type="float" office:value="0.0380211820148" calcext:value-type="float">
            <text:p>0.038021182</text:p>
          </table:table-cell>
          <table:table-cell office:value-type="float" office:value="11.6643940552" calcext:value-type="float">
            <text:p>11.6643940552</text:p>
          </table:table-cell>
          <table:table-cell office:value-type="float" office:value="19.7438335056" calcext:value-type="float">
            <text:p>19.743833505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72714" calcext:value-type="float">
            <text:p>11.702372714</text:p>
          </table:table-cell>
          <table:table-cell office:value-type="float" office:value="0.0519001578031" calcext:value-type="float">
            <text:p>0.0519001578</text:p>
          </table:table-cell>
          <table:table-cell office:value-type="float" office:value="11.6504725562" calcext:value-type="float">
            <text:p>11.6504725562</text:p>
          </table:table-cell>
          <table:table-cell office:value-type="float" office:value="20.2283815837" calcext:value-type="float">
            <text:p>20.22838158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520344" calcext:value-type="float">
            <text:p>11.7023520344</text:p>
          </table:table-cell>
          <table:table-cell office:value-type="float" office:value="0.0667384293628" calcext:value-type="float">
            <text:p>0.0667384294</text:p>
          </table:table-cell>
          <table:table-cell office:value-type="float" office:value="11.635613605" calcext:value-type="float">
            <text:p>11.635613605</text:p>
          </table:table-cell>
          <table:table-cell office:value-type="float" office:value="20.7248213159" calcext:value-type="float">
            <text:p>20.724821315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0.0680532218" calcext:value-type="float">
            <text:p>20.0680532218</text:p>
          </table:table-cell>
          <table:table-cell office:value-type="float" office:value="1.01826759218" calcext:value-type="float">
            <text:p>1.0182675922</text:p>
          </table:table-cell>
          <table:table-cell office:value-type="float" office:value="19.0497856296" calcext:value-type="float">
            <text:p>19.0497856296</text:p>
          </table:table-cell>
          <table:table-cell office:value-type="float" office:value="21.2334445442" calcext:value-type="float">
            <text:p>21.233444544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.0652768058" calcext:value-type="float">
            <text:p>20.0652768058</text:p>
          </table:table-cell>
          <table:table-cell office:value-type="float" office:value="1.09633716036" calcext:value-type="float">
            <text:p>1.0963371604</text:p>
          </table:table-cell>
          <table:table-cell office:value-type="float" office:value="18.9689396454" calcext:value-type="float">
            <text:p>18.9689396454</text:p>
          </table:table-cell>
          <table:table-cell office:value-type="float" office:value="21.7545502729" calcext:value-type="float">
            <text:p>21.75455027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0.0623096265" calcext:value-type="float">
            <text:p>20.0623096265</text:p>
          </table:table-cell>
          <table:table-cell office:value-type="float" office:value="1.16028285242" calcext:value-type="float">
            <text:p>1.1602828524</text:p>
          </table:table-cell>
          <table:table-cell office:value-type="float" office:value="18.9020267741" calcext:value-type="float">
            <text:p>18.9020267741</text:p>
          </table:table-cell>
          <table:table-cell office:value-type="float" office:value="22.2884448441" calcext:value-type="float">
            <text:p>22.28844484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0.0594022304" calcext:value-type="float">
            <text:p>20.0594022304</text:p>
          </table:table-cell>
          <table:table-cell office:value-type="float" office:value="1.20618680487" calcext:value-type="float">
            <text:p>1.2061868049</text:p>
          </table:table-cell>
          <table:table-cell office:value-type="float" office:value="18.8532154256" calcext:value-type="float">
            <text:p>18.8532154256</text:p>
          </table:table-cell>
          <table:table-cell office:value-type="float" office:value="22.8354421184" calcext:value-type="float">
            <text:p>22.835442118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.0569960864" calcext:value-type="float">
            <text:p>20.0569960864</text:p>
          </table:table-cell>
          <table:table-cell office:value-type="float" office:value="1.23371240886" calcext:value-type="float">
            <text:p>1.2337124089</text:p>
          </table:table-cell>
          <table:table-cell office:value-type="float" office:value="18.8232836776" calcext:value-type="float">
            <text:p>18.8232836776</text:p>
          </table:table-cell>
          <table:table-cell office:value-type="float" office:value="23.395863659" calcext:value-type="float">
            <text:p>23.39586365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0.0553920859" calcext:value-type="float">
            <text:p>20.0553920859</text:p>
          </table:table-cell>
          <table:table-cell office:value-type="float" office:value="1.24616271799" calcext:value-type="float">
            <text:p>1.246162718</text:p>
          </table:table-cell>
          <table:table-cell office:value-type="float" office:value="18.8092293679" calcext:value-type="float">
            <text:p>18.8092293679</text:p>
          </table:table-cell>
          <table:table-cell office:value-type="float" office:value="23.9700389208" calcext:value-type="float">
            <text:p>23.97003892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0.0547113149" calcext:value-type="float">
            <text:p>20.0547113149</text:p>
          </table:table-cell>
          <table:table-cell office:value-type="float" office:value="1.24834799906" calcext:value-type="float">
            <text:p>1.2483479991</text:p>
          </table:table-cell>
          <table:table-cell office:value-type="float" office:value="18.8063633158" calcext:value-type="float">
            <text:p>18.8063633158</text:p>
          </table:table-cell>
          <table:table-cell office:value-type="float" office:value="24.5583054439" calcext:value-type="float">
            <text:p>24.558305443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0.0549785272" calcext:value-type="float">
            <text:p>20.0549785272</text:p>
          </table:table-cell>
          <table:table-cell office:value-type="float" office:value="1.24618346846" calcext:value-type="float">
            <text:p>1.2461834685</text:p>
          </table:table-cell>
          <table:table-cell office:value-type="float" office:value="18.8087950587" calcext:value-type="float">
            <text:p>18.8087950587</text:p>
          </table:table-cell>
          <table:table-cell office:value-type="float" office:value="25.1610090526" calcext:value-type="float">
            <text:p>25.161009052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.0560887752" calcext:value-type="float">
            <text:p>20.0560887752</text:p>
          </table:table-cell>
          <table:table-cell office:value-type="float" office:value="1.24584233769" calcext:value-type="float">
            <text:p>1.2458423377</text:p>
          </table:table-cell>
          <table:table-cell office:value-type="float" office:value="18.8102464375" calcext:value-type="float">
            <text:p>18.8102464375</text:p>
          </table:table-cell>
          <table:table-cell office:value-type="float" office:value="25.7785040581" calcext:value-type="float">
            <text:p>25.77850405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.0577507299" calcext:value-type="float">
            <text:p>20.0577507299</text:p>
          </table:table-cell>
          <table:table-cell office:value-type="float" office:value="1.25265903417" calcext:value-type="float">
            <text:p>1.2526590342</text:p>
          </table:table-cell>
          <table:table-cell office:value-type="float" office:value="18.8050916957" calcext:value-type="float">
            <text:p>18.8050916957</text:p>
          </table:table-cell>
          <table:table-cell office:value-type="float" office:value="26.411153467" calcext:value-type="float">
            <text:p>26.41115346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.0595553197" calcext:value-type="float">
            <text:p>20.0595553197</text:p>
          </table:table-cell>
          <table:table-cell office:value-type="float" office:value="1.27026398082" calcext:value-type="float">
            <text:p>1.2702639808</text:p>
          </table:table-cell>
          <table:table-cell office:value-type="float" office:value="18.7892913389" calcext:value-type="float">
            <text:p>18.7892913389</text:p>
          </table:table-cell>
          <table:table-cell office:value-type="float" office:value="27.0593291948" calcext:value-type="float">
            <text:p>27.059329194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0.0610291703" calcext:value-type="float">
            <text:p>20.0610291703</text:p>
          </table:table-cell>
          <table:table-cell office:value-type="float" office:value="1.29988792228" calcext:value-type="float">
            <text:p>1.2998879223</text:p>
          </table:table-cell>
          <table:table-cell office:value-type="float" office:value="18.761141248" calcext:value-type="float">
            <text:p>18.761141248</text:p>
          </table:table-cell>
          <table:table-cell office:value-type="float" office:value="27.7234122844" calcext:value-type="float">
            <text:p>27.723412284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0.0617098054" calcext:value-type="float">
            <text:p>20.0617098054</text:p>
          </table:table-cell>
          <table:table-cell office:value-type="float" office:value="1.33991220357" calcext:value-type="float">
            <text:p>1.3399122036</text:p>
          </table:table-cell>
          <table:table-cell office:value-type="float" office:value="18.7217976019" calcext:value-type="float">
            <text:p>18.7217976019</text:p>
          </table:table-cell>
          <table:table-cell office:value-type="float" office:value="28.4037931302" calcext:value-type="float">
            <text:p>28.403793130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0.0612369287" calcext:value-type="float">
            <text:p>20.0612369287</text:p>
          </table:table-cell>
          <table:table-cell office:value-type="float" office:value="1.38593800775" calcext:value-type="float">
            <text:p>1.3859380078</text:p>
          </table:table-cell>
          <table:table-cell office:value-type="float" office:value="18.675298921" calcext:value-type="float">
            <text:p>18.675298921</text:p>
          </table:table-cell>
          <table:table-cell office:value-type="float" office:value="29.1008717076" calcext:value-type="float">
            <text:p>29.10087170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.0594636023" calcext:value-type="float">
            <text:p>20.0594636023</text:p>
          </table:table-cell>
          <table:table-cell office:value-type="float" office:value="1.43129158896" calcext:value-type="float">
            <text:p>1.431291589</text:p>
          </table:table-cell>
          <table:table-cell office:value-type="float" office:value="18.6281720133" calcext:value-type="float">
            <text:p>18.6281720133</text:p>
          </table:table-cell>
          <table:table-cell office:value-type="float" office:value="29.8150578079" calcext:value-type="float">
            <text:p>29.815057807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0.0566433813" calcext:value-type="float">
            <text:p>20.0566433813</text:p>
          </table:table-cell>
          <table:table-cell office:value-type="float" office:value="1.46771677517" calcext:value-type="float">
            <text:p>1.4677167752</text:p>
          </table:table-cell>
          <table:table-cell office:value-type="float" office:value="18.5889266062" calcext:value-type="float">
            <text:p>18.5889266062</text:p>
          </table:table-cell>
          <table:table-cell office:value-type="float" office:value="30.5467712795" calcext:value-type="float">
            <text:p>30.546771279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0.0534839833" calcext:value-type="float">
            <text:p>20.0534839833</text:p>
          </table:table-cell>
          <table:table-cell office:value-type="float" office:value="1.48804182312" calcext:value-type="float">
            <text:p>1.4880418231</text:p>
          </table:table-cell>
          <table:table-cell office:value-type="float" office:value="18.5654421602" calcext:value-type="float">
            <text:p>18.5654421602</text:p>
          </table:table-cell>
          <table:table-cell office:value-type="float" office:value="31.2964422748" calcext:value-type="float">
            <text:p>31.296442274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0.0513877393" calcext:value-type="float">
            <text:p>20.0513877393</text:p>
          </table:table-cell>
          <table:table-cell office:value-type="float" office:value="1.49390092025" calcext:value-type="float">
            <text:p>1.4939009203</text:p>
          </table:table-cell>
          <table:table-cell office:value-type="float" office:value="18.5574868191" calcext:value-type="float">
            <text:p>18.5574868191</text:p>
          </table:table-cell>
          <table:table-cell office:value-type="float" office:value="32.0645115026" calcext:value-type="float">
            <text:p>32.064511502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0.0511068179" calcext:value-type="float">
            <text:p>20.0511068179</text:p>
          </table:table-cell>
          <table:table-cell office:value-type="float" office:value="1.49541784129" calcext:value-type="float">
            <text:p>1.4954178413</text:p>
          </table:table-cell>
          <table:table-cell office:value-type="float" office:value="18.5556889766" calcext:value-type="float">
            <text:p>18.5556889766</text:p>
          </table:table-cell>
          <table:table-cell office:value-type="float" office:value="32.8514304876" calcext:value-type="float">
            <text:p>32.85143048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0.0509038691" calcext:value-type="float">
            <text:p>20.0509038691</text:p>
          </table:table-cell>
          <table:table-cell office:value-type="float" office:value="1.49739519602" calcext:value-type="float">
            <text:p>1.497395196</text:p>
          </table:table-cell>
          <table:table-cell office:value-type="float" office:value="18.5535086731" calcext:value-type="float">
            <text:p>18.5535086731</text:p>
          </table:table-cell>
          <table:table-cell office:value-type="float" office:value="33.6576618358" calcext:value-type="float">
            <text:p>33.657661835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0.0507138869" calcext:value-type="float">
            <text:p>20.0507138869</text:p>
          </table:table-cell>
          <table:table-cell office:value-type="float" office:value="1.49995577096" calcext:value-type="float">
            <text:p>1.499955771</text:p>
          </table:table-cell>
          <table:table-cell office:value-type="float" office:value="18.550758116" calcext:value-type="float">
            <text:p>18.550758116</text:p>
          </table:table-cell>
          <table:table-cell office:value-type="float" office:value="34.4836795061" calcext:value-type="float">
            <text:p>34.483679506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0.0505339212" calcext:value-type="float">
            <text:p>20.0505339212</text:p>
          </table:table-cell>
          <table:table-cell office:value-type="float" office:value="1.50312481978" calcext:value-type="float">
            <text:p>1.5031248198</text:p>
          </table:table-cell>
          <table:table-cell office:value-type="float" office:value="18.5474091015" calcext:value-type="float">
            <text:p>18.5474091015</text:p>
          </table:table-cell>
          <table:table-cell office:value-type="float" office:value="35.3299690893" calcext:value-type="float">
            <text:p>35.329969089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0.0503608885" calcext:value-type="float">
            <text:p>20.0503608885</text:p>
          </table:table-cell>
          <table:table-cell office:value-type="float" office:value="1.50684697403" calcext:value-type="float">
            <text:p>1.506846974</text:p>
          </table:table-cell>
          <table:table-cell office:value-type="float" office:value="18.5435139144" calcext:value-type="float">
            <text:p>18.5435139144</text:p>
          </table:table-cell>
          <table:table-cell office:value-type="float" office:value="36.1970280936" calcext:value-type="float">
            <text:p>36.197028093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0.0501919209" calcext:value-type="float">
            <text:p>20.0501919209</text:p>
          </table:table-cell>
          <table:table-cell office:value-type="float" office:value="1.51099603313" calcext:value-type="float">
            <text:p>1.5109960331</text:p>
          </table:table-cell>
          <table:table-cell office:value-type="float" office:value="18.5391958877" calcext:value-type="float">
            <text:p>18.5391958877</text:p>
          </table:table-cell>
          <table:table-cell office:value-type="float" office:value="37.0853662368" calcext:value-type="float">
            <text:p>37.08536623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.7119712932" calcext:value-type="float">
            <text:p>35.7119712932</text:p>
          </table:table-cell>
          <table:table-cell office:value-type="float" office:value="2.3273810612" calcext:value-type="float">
            <text:p>2.3273810612</text:p>
          </table:table-cell>
          <table:table-cell office:value-type="float" office:value="33.384590232" calcext:value-type="float">
            <text:p>33.384590232</text:p>
          </table:table-cell>
          <table:table-cell office:value-type="float" office:value="37.9955057459" calcext:value-type="float">
            <text:p>37.995505745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5.7234250307" calcext:value-type="float">
            <text:p>35.7234250307</text:p>
          </table:table-cell>
          <table:table-cell office:value-type="float" office:value="2.53272706155" calcext:value-type="float">
            <text:p>2.5327270616</text:p>
          </table:table-cell>
          <table:table-cell office:value-type="float" office:value="33.1906979691" calcext:value-type="float">
            <text:p>33.1906979691</text:p>
          </table:table-cell>
          <table:table-cell office:value-type="float" office:value="38.9279816644" calcext:value-type="float">
            <text:p>38.927981664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5.7060691769" calcext:value-type="float">
            <text:p>35.7060691769</text:p>
          </table:table-cell>
          <table:table-cell office:value-type="float" office:value="2.67726677831" calcext:value-type="float">
            <text:p>2.6772667783</text:p>
          </table:table-cell>
          <table:table-cell office:value-type="float" office:value="33.0288023986" calcext:value-type="float">
            <text:p>33.0288023986</text:p>
          </table:table-cell>
          <table:table-cell office:value-type="float" office:value="39.8833421669" calcext:value-type="float">
            <text:p>39.883342166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5.6919374303" calcext:value-type="float">
            <text:p>35.6919374303</text:p>
          </table:table-cell>
          <table:table-cell office:value-type="float" office:value="2.73671877637" calcext:value-type="float">
            <text:p>2.7367187764</text:p>
          </table:table-cell>
          <table:table-cell office:value-type="float" office:value="32.9552186539" calcext:value-type="float">
            <text:p>32.9552186539</text:p>
          </table:table-cell>
          <table:table-cell office:value-type="float" office:value="40.8621488809" calcext:value-type="float">
            <text:p>40.862148880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5.6872690163" calcext:value-type="float">
            <text:p>35.6872690163</text:p>
          </table:table-cell>
          <table:table-cell office:value-type="float" office:value="2.74437303649" calcext:value-type="float">
            <text:p>2.7443730365</text:p>
          </table:table-cell>
          <table:table-cell office:value-type="float" office:value="32.9428959798" calcext:value-type="float">
            <text:p>32.9428959798</text:p>
          </table:table-cell>
          <table:table-cell office:value-type="float" office:value="41.8649772171" calcext:value-type="float">
            <text:p>41.86497721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5.6927643102" calcext:value-type="float">
            <text:p>35.6927643102</text:p>
          </table:table-cell>
          <table:table-cell office:value-type="float" office:value="2.75528892126" calcext:value-type="float">
            <text:p>2.7552889213</text:p>
          </table:table-cell>
          <table:table-cell office:value-type="float" office:value="32.9374753889" calcext:value-type="float">
            <text:p>32.9374753889</text:p>
          </table:table-cell>
          <table:table-cell office:value-type="float" office:value="42.8924167082" calcext:value-type="float">
            <text:p>42.892416708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5.7037281946" calcext:value-type="float">
            <text:p>35.7037281946</text:p>
          </table:table-cell>
          <table:table-cell office:value-type="float" office:value="2.81577821771" calcext:value-type="float">
            <text:p>2.8157782177</text:p>
          </table:table-cell>
          <table:table-cell office:value-type="float" office:value="32.8879499769" calcext:value-type="float">
            <text:p>32.8879499769</text:p>
          </table:table-cell>
          <table:table-cell office:value-type="float" office:value="43.9450713547" calcext:value-type="float">
            <text:p>43.945071354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5.7112318662" calcext:value-type="float">
            <text:p>35.7112318662</text:p>
          </table:table-cell>
          <table:table-cell office:value-type="float" office:value="2.93571912158" calcext:value-type="float">
            <text:p>2.9357191216</text:p>
          </table:table-cell>
          <table:table-cell office:value-type="float" office:value="32.7755127446" calcext:value-type="float">
            <text:p>32.7755127446</text:p>
          </table:table-cell>
          <table:table-cell office:value-type="float" office:value="45.0235599805" calcext:value-type="float">
            <text:p>45.023559980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5.7067755148" calcext:value-type="float">
            <text:p>35.7067755148</text:p>
          </table:table-cell>
          <table:table-cell office:value-type="float" office:value="3.07542582516" calcext:value-type="float">
            <text:p>3.0754258252</text:p>
          </table:table-cell>
          <table:table-cell office:value-type="float" office:value="32.6313496896" calcext:value-type="float">
            <text:p>32.6313496896</text:p>
          </table:table-cell>
          <table:table-cell office:value-type="float" office:value="46.1285165965" calcext:value-type="float">
            <text:p>46.12851659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5.6896482127" calcext:value-type="float">
            <text:p>35.6896482127</text:p>
          </table:table-cell>
          <table:table-cell office:value-type="float" office:value="3.16290390955" calcext:value-type="float">
            <text:p>3.1629039096</text:p>
          </table:table-cell>
          <table:table-cell office:value-type="float" office:value="32.5267443032" calcext:value-type="float">
            <text:p>32.5267443032</text:p>
          </table:table-cell>
          <table:table-cell office:value-type="float" office:value="47.2605907732" calcext:value-type="float">
            <text:p>47.26059077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.676841714" calcext:value-type="float">
            <text:p>35.676841714</text:p>
          </table:table-cell>
          <table:table-cell office:value-type="float" office:value="3.17087343897" calcext:value-type="float">
            <text:p>3.170873439</text:p>
          </table:table-cell>
          <table:table-cell office:value-type="float" office:value="32.505968275" calcext:value-type="float">
            <text:p>32.505968275</text:p>
          </table:table-cell>
          <table:table-cell office:value-type="float" office:value="48.4204480229" calcext:value-type="float">
            <text:p>48.420448022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5.6755888308" calcext:value-type="float">
            <text:p>35.6755888308</text:p>
          </table:table-cell>
          <table:table-cell office:value-type="float" office:value="3.16325233784" calcext:value-type="float">
            <text:p>3.1632523378</text:p>
          </table:table-cell>
          <table:table-cell office:value-type="float" office:value="32.512336493" calcext:value-type="float">
            <text:p>32.512336493</text:p>
          </table:table-cell>
          <table:table-cell office:value-type="float" office:value="49.6087701905" calcext:value-type="float">
            <text:p>49.608770190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5.6744059238" calcext:value-type="float">
            <text:p>35.6744059238</text:p>
          </table:table-cell>
          <table:table-cell office:value-type="float" office:value="3.15439077751" calcext:value-type="float">
            <text:p>3.1543907775</text:p>
          </table:table-cell>
          <table:table-cell office:value-type="float" office:value="32.5200151463" calcext:value-type="float">
            <text:p>32.5200151463</text:p>
          </table:table-cell>
          <table:table-cell office:value-type="float" office:value="50.8262558548" calcext:value-type="float">
            <text:p>50.826255854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5.6731999201" calcext:value-type="float">
            <text:p>35.6731999201</text:p>
          </table:table-cell>
          <table:table-cell office:value-type="float" office:value="3.14476982409" calcext:value-type="float">
            <text:p>3.1447698241</text:p>
          </table:table-cell>
          <table:table-cell office:value-type="float" office:value="32.528430096" calcext:value-type="float">
            <text:p>32.528430096</text:p>
          </table:table-cell>
          <table:table-cell office:value-type="float" office:value="52.0736207388" calcext:value-type="float">
            <text:p>52.073620738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5.6714030563" calcext:value-type="float">
            <text:p>35.6714030563</text:p>
          </table:table-cell>
          <table:table-cell office:value-type="float" office:value="3.13551648632" calcext:value-type="float">
            <text:p>3.1355164863</text:p>
          </table:table-cell>
          <table:table-cell office:value-type="float" office:value="32.53588657" calcext:value-type="float">
            <text:p>32.53588657</text:p>
          </table:table-cell>
          <table:table-cell office:value-type="float" office:value="53.3515981305" calcext:value-type="float">
            <text:p>53.35159813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5.6693975009" calcext:value-type="float">
            <text:p>35.6693975009</text:p>
          </table:table-cell>
          <table:table-cell office:value-type="float" office:value="3.12952795576" calcext:value-type="float">
            <text:p>3.1295279558</text:p>
          </table:table-cell>
          <table:table-cell office:value-type="float" office:value="32.5398695452" calcext:value-type="float">
            <text:p>32.5398695452</text:p>
          </table:table-cell>
          <table:table-cell office:value-type="float" office:value="54.6609393144" calcext:value-type="float">
            <text:p>54.660939314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5.6678181757" calcext:value-type="float">
            <text:p>35.6678181757</text:p>
          </table:table-cell>
          <table:table-cell office:value-type="float" office:value="3.12620834913" calcext:value-type="float">
            <text:p>3.1262083491</text:p>
          </table:table-cell>
          <table:table-cell office:value-type="float" office:value="32.5416098266" calcext:value-type="float">
            <text:p>32.5416098266</text:p>
          </table:table-cell>
          <table:table-cell office:value-type="float" office:value="56.0024140125" calcext:value-type="float">
            <text:p>56.002414012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5.6664265032" calcext:value-type="float">
            <text:p>35.6664265032</text:p>
          </table:table-cell>
          <table:table-cell office:value-type="float" office:value="3.12479871039" calcext:value-type="float">
            <text:p>3.1247987104</text:p>
          </table:table-cell>
          <table:table-cell office:value-type="float" office:value="32.5416277928" calcext:value-type="float">
            <text:p>32.5416277928</text:p>
          </table:table-cell>
          <table:table-cell office:value-type="float" office:value="57.3768108371" calcext:value-type="float">
            <text:p>57.376810837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5.665124368" calcext:value-type="float">
            <text:p>35.665124368</text:p>
          </table:table-cell>
          <table:table-cell office:value-type="float" office:value="3.12361548934" calcext:value-type="float">
            <text:p>3.1236154893</text:p>
          </table:table-cell>
          <table:table-cell office:value-type="float" office:value="32.5415088786" calcext:value-type="float">
            <text:p>32.5415088786</text:p>
          </table:table-cell>
          <table:table-cell office:value-type="float" office:value="58.7849377548" calcext:value-type="float">
            <text:p>58.784937754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5.6638795074" calcext:value-type="float">
            <text:p>35.6638795074</text:p>
          </table:table-cell>
          <table:table-cell office:value-type="float" office:value="3.12099449347" calcext:value-type="float">
            <text:p>3.1209944935</text:p>
          </table:table-cell>
          <table:table-cell office:value-type="float" office:value="32.542885014" calcext:value-type="float">
            <text:p>32.542885014</text:p>
          </table:table-cell>
          <table:table-cell office:value-type="float" office:value="60.2276225607" calcext:value-type="float">
            <text:p>60.22762256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5.6626897229" calcext:value-type="float">
            <text:p>35.6626897229</text:p>
          </table:table-cell>
          <table:table-cell office:value-type="float" office:value="3.11580906532" calcext:value-type="float">
            <text:p>3.1158090653</text:p>
          </table:table-cell>
          <table:table-cell office:value-type="float" office:value="32.5468806576" calcext:value-type="float">
            <text:p>32.5468806576</text:p>
          </table:table-cell>
          <table:table-cell office:value-type="float" office:value="61.7057133656" calcext:value-type="float">
            <text:p>61.705713365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5.6615881281" calcext:value-type="float">
            <text:p>35.6615881281</text:p>
          </table:table-cell>
          <table:table-cell office:value-type="float" office:value="3.10851930116" calcext:value-type="float">
            <text:p>3.1085193012</text:p>
          </table:table-cell>
          <table:table-cell office:value-type="float" office:value="32.5530688269" calcext:value-type="float">
            <text:p>32.5530688269</text:p>
          </table:table-cell>
          <table:table-cell office:value-type="float" office:value="63.2200790945" calcext:value-type="float">
            <text:p>63.220079094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5.6606023498" calcext:value-type="float">
            <text:p>35.6606023498</text:p>
          </table:table-cell>
          <table:table-cell office:value-type="float" office:value="3.10182025459" calcext:value-type="float">
            <text:p>3.1018202546</text:p>
          </table:table-cell>
          <table:table-cell office:value-type="float" office:value="32.5587820952" calcext:value-type="float">
            <text:p>32.5587820952</text:p>
          </table:table-cell>
          <table:table-cell office:value-type="float" office:value="64.7716099971" calcext:value-type="float">
            <text:p>64.771609997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5.6597216032" calcext:value-type="float">
            <text:p>35.6597216032</text:p>
          </table:table-cell>
          <table:table-cell office:value-type="float" office:value="3.09843348807" calcext:value-type="float">
            <text:p>3.0984334881</text:p>
          </table:table-cell>
          <table:table-cell office:value-type="float" office:value="32.5612881151" calcext:value-type="float">
            <text:p>32.5612881151</text:p>
          </table:table-cell>
          <table:table-cell office:value-type="float" office:value="66.3612181717" calcext:value-type="float">
            <text:p>66.361218171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5.6588253731" calcext:value-type="float">
            <text:p>35.6588253731</text:p>
          </table:table-cell>
          <table:table-cell office:value-type="float" office:value="3.09775508566" calcext:value-type="float">
            <text:p>3.0977550857</text:p>
          </table:table-cell>
          <table:table-cell office:value-type="float" office:value="32.5610702875" calcext:value-type="float">
            <text:p>32.5610702875</text:p>
          </table:table-cell>
          <table:table-cell office:value-type="float" office:value="67.9898381007" calcext:value-type="float">
            <text:p>67.989838100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5.6579581276" calcext:value-type="float">
            <text:p>35.6579581276</text:p>
          </table:table-cell>
          <table:table-cell office:value-type="float" office:value="3.09686099217" calcext:value-type="float">
            <text:p>3.0968609922</text:p>
          </table:table-cell>
          <table:table-cell office:value-type="float" office:value="32.5610971354" calcext:value-type="float">
            <text:p>32.5610971354</text:p>
          </table:table-cell>
          <table:table-cell office:value-type="float" office:value="69.6584272008" calcext:value-type="float">
            <text:p>69.658427200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8.3441542495" calcext:value-type="float">
            <text:p>68.3441542495</text:p>
          </table:table-cell>
          <table:table-cell office:value-type="float" office:value="7.02300932106" calcext:value-type="float">
            <text:p>7.0230093211</text:p>
          </table:table-cell>
          <table:table-cell office:value-type="float" office:value="61.3211449284" calcext:value-type="float">
            <text:p>61.3211449284</text:p>
          </table:table-cell>
          <table:table-cell office:value-type="float" office:value="71.3679663848" calcext:value-type="float">
            <text:p>71.367966384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8.343507406" calcext:value-type="float">
            <text:p>68.343507406</text:p>
          </table:table-cell>
          <table:table-cell office:value-type="float" office:value="7.02027997236" calcext:value-type="float">
            <text:p>7.0202799724</text:p>
          </table:table-cell>
          <table:table-cell office:value-type="float" office:value="61.3232274336" calcext:value-type="float">
            <text:p>61.3232274336</text:p>
          </table:table-cell>
          <table:table-cell office:value-type="float" office:value="73.1194606394" calcext:value-type="float">
            <text:p>73.119460639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8.3427829074" calcext:value-type="float">
            <text:p>68.3427829074</text:p>
          </table:table-cell>
          <table:table-cell office:value-type="float" office:value="7.0219157312" calcext:value-type="float">
            <text:p>7.0219157312</text:p>
          </table:table-cell>
          <table:table-cell office:value-type="float" office:value="61.3208671762" calcext:value-type="float">
            <text:p>61.3208671762</text:p>
          </table:table-cell>
          <table:table-cell office:value-type="float" office:value="74.9139396149" calcext:value-type="float">
            <text:p>74.91393961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8.3421305667" calcext:value-type="float">
            <text:p>68.3421305667</text:p>
          </table:table-cell>
          <table:table-cell office:value-type="float" office:value="7.02370501914" calcext:value-type="float">
            <text:p>7.0237050191</text:p>
          </table:table-cell>
          <table:table-cell office:value-type="float" office:value="61.3184255476" calcext:value-type="float">
            <text:p>61.3184255476</text:p>
          </table:table-cell>
          <table:table-cell office:value-type="float" office:value="76.7524582314" calcext:value-type="float">
            <text:p>76.75245823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8.341555129" calcext:value-type="float">
            <text:p>68.341555129</text:p>
          </table:table-cell>
          <table:table-cell office:value-type="float" office:value="7.02615283395" calcext:value-type="float">
            <text:p>7.026152834</text:p>
          </table:table-cell>
          <table:table-cell office:value-type="float" office:value="61.315402295" calcext:value-type="float">
            <text:p>61.315402295</text:p>
          </table:table-cell>
          <table:table-cell office:value-type="float" office:value="78.6360972984" calcext:value-type="float">
            <text:p>78.636097298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8.3410044783" calcext:value-type="float">
            <text:p>68.3410044783</text:p>
          </table:table-cell>
          <table:table-cell office:value-type="float" office:value="7.02971734515" calcext:value-type="float">
            <text:p>7.0297173452</text:p>
          </table:table-cell>
          <table:table-cell office:value-type="float" office:value="61.3112871331" calcext:value-type="float">
            <text:p>61.3112871331</text:p>
          </table:table-cell>
          <table:table-cell office:value-type="float" office:value="80.5659641503" calcext:value-type="float">
            <text:p>80.56596415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8.340329304" calcext:value-type="float">
            <text:p>68.340329304</text:p>
          </table:table-cell>
          <table:table-cell office:value-type="float" office:value="7.0342669563" calcext:value-type="float">
            <text:p>7.0342669563</text:p>
          </table:table-cell>
          <table:table-cell office:value-type="float" office:value="61.3060623476" calcext:value-type="float">
            <text:p>61.3060623476</text:p>
          </table:table-cell>
          <table:table-cell office:value-type="float" office:value="82.5431932976" calcext:value-type="float">
            <text:p>82.543193297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8.3395516987" calcext:value-type="float">
            <text:p>68.3395516987</text:p>
          </table:table-cell>
          <table:table-cell office:value-type="float" office:value="7.03701343027" calcext:value-type="float">
            <text:p>7.0370134303</text:p>
          </table:table-cell>
          <table:table-cell office:value-type="float" office:value="61.3025382684" calcext:value-type="float">
            <text:p>61.3025382684</text:p>
          </table:table-cell>
          <table:table-cell office:value-type="float" office:value="84.5689470936" calcext:value-type="float">
            <text:p>84.568947093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8.3385627472" calcext:value-type="float">
            <text:p>68.3385627472</text:p>
          </table:table-cell>
          <table:table-cell office:value-type="float" office:value="7.03471487162" calcext:value-type="float">
            <text:p>7.0347148716</text:p>
          </table:table-cell>
          <table:table-cell office:value-type="float" office:value="61.3038478755" calcext:value-type="float">
            <text:p>61.3038478755</text:p>
          </table:table-cell>
          <table:table-cell office:value-type="float" office:value="86.6444164175" calcext:value-type="float">
            <text:p>86.644416417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8.3380011097" calcext:value-type="float">
            <text:p>68.3380011097</text:p>
          </table:table-cell>
          <table:table-cell office:value-type="float" office:value="7.02457273685" calcext:value-type="float">
            <text:p>7.0245727369</text:p>
          </table:table-cell>
          <table:table-cell office:value-type="float" office:value="61.3134283729" calcext:value-type="float">
            <text:p>61.3134283729</text:p>
          </table:table-cell>
          <table:table-cell office:value-type="float" office:value="88.7708213753" calcext:value-type="float">
            <text:p>88.770821375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8.3378345584" calcext:value-type="float">
            <text:p>68.3378345584</text:p>
          </table:table-cell>
          <table:table-cell office:value-type="float" office:value="7.02515227195" calcext:value-type="float">
            <text:p>7.025152272</text:p>
          </table:table-cell>
          <table:table-cell office:value-type="float" office:value="61.3126822864" calcext:value-type="float">
            <text:p>61.3126822864</text:p>
          </table:table-cell>
          <table:table-cell office:value-type="float" office:value="90.9494120159" calcext:value-type="float">
            <text:p>90.949412015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8.3373392361" calcext:value-type="float">
            <text:p>68.3373392361</text:p>
          </table:table-cell>
          <table:table-cell office:value-type="float" office:value="7.03511893317" calcext:value-type="float">
            <text:p>7.0351189332</text:p>
          </table:table-cell>
          <table:table-cell office:value-type="float" office:value="61.3022203029" calcext:value-type="float">
            <text:p>61.3022203029</text:p>
          </table:table-cell>
          <table:table-cell office:value-type="float" office:value="93.1814690671" calcext:value-type="float">
            <text:p>93.181469067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8.3363642788" calcext:value-type="float">
            <text:p>68.3363642788</text:p>
          </table:table-cell>
          <table:table-cell office:value-type="float" office:value="7.03603206346" calcext:value-type="float">
            <text:p>7.0360320635</text:p>
          </table:table-cell>
          <table:table-cell office:value-type="float" office:value="61.3003322153" calcext:value-type="float">
            <text:p>61.3003322153</text:p>
          </table:table-cell>
          <table:table-cell office:value-type="float" office:value="95.4683046877" calcext:value-type="float">
            <text:p>95.468304687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8.3360920125" calcext:value-type="float">
            <text:p>68.3360920125</text:p>
          </table:table-cell>
          <table:table-cell office:value-type="float" office:value="7.03349521004" calcext:value-type="float">
            <text:p>7.03349521</text:p>
          </table:table-cell>
          <table:table-cell office:value-type="float" office:value="61.3025968025" calcext:value-type="float">
            <text:p>61.3025968025</text:p>
          </table:table-cell>
          <table:table-cell office:value-type="float" office:value="97.8112632393" calcext:value-type="float">
            <text:p>97.81126323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8.335285071" calcext:value-type="float">
            <text:p>68.335285071</text:p>
          </table:table-cell>
          <table:table-cell office:value-type="float" office:value="7.04414745164" calcext:value-type="float">
            <text:p>7.0441474516</text:p>
          </table:table-cell>
          <table:table-cell office:value-type="float" office:value="61.2911376194" calcext:value-type="float">
            <text:p>61.2911376194</text:p>
          </table:table-cell>
          <table:table-cell office:value-type="float" office:value="100.211722076" calcext:value-type="float">
            <text:p>100.21172207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8.3345158827" calcext:value-type="float">
            <text:p>68.3345158827</text:p>
          </table:table-cell>
          <table:table-cell office:value-type="float" office:value="7.05474881755" calcext:value-type="float">
            <text:p>7.0547488176</text:p>
          </table:table-cell>
          <table:table-cell office:value-type="float" office:value="61.2797670652" calcext:value-type="float">
            <text:p>61.2797670652</text:p>
          </table:table-cell>
          <table:table-cell office:value-type="float" office:value="102.671092356" calcext:value-type="float">
            <text:p>102.67109235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8.3337725199" calcext:value-type="float">
            <text:p>68.3337725199</text:p>
          </table:table-cell>
          <table:table-cell office:value-type="float" office:value="7.06514139963" calcext:value-type="float">
            <text:p>7.0651413996</text:p>
          </table:table-cell>
          <table:table-cell office:value-type="float" office:value="61.2686311203" calcext:value-type="float">
            <text:p>61.2686311203</text:p>
          </table:table-cell>
          <table:table-cell office:value-type="float" office:value="105.190819868" calcext:value-type="float">
            <text:p>105.19081986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8.3330617943" calcext:value-type="float">
            <text:p>68.3330617943</text:p>
          </table:table-cell>
          <table:table-cell office:value-type="float" office:value="7.07520760851" calcext:value-type="float">
            <text:p>7.0752076085</text:p>
          </table:table-cell>
          <table:table-cell office:value-type="float" office:value="61.2578541857" calcext:value-type="float">
            <text:p>61.2578541857</text:p>
          </table:table-cell>
          <table:table-cell office:value-type="float" office:value="107.772385884" calcext:value-type="float">
            <text:p>107.77238588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8.3928272632" calcext:value-type="float">
            <text:p>68.3928272632</text:p>
          </table:table-cell>
          <table:table-cell office:value-type="float" office:value="7.58059964287" calcext:value-type="float">
            <text:p>7.5805996429</text:p>
          </table:table-cell>
          <table:table-cell office:value-type="float" office:value="60.8122276204" calcext:value-type="float">
            <text:p>60.8122276204</text:p>
          </table:table-cell>
          <table:table-cell office:value-type="float" office:value="110.417308028" calcext:value-type="float">
            <text:p>110.41730802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8.3177547364" calcext:value-type="float">
            <text:p>68.3177547364</text:p>
          </table:table-cell>
          <table:table-cell office:value-type="float" office:value="7.79357083459" calcext:value-type="float">
            <text:p>7.7935708346</text:p>
          </table:table-cell>
          <table:table-cell office:value-type="float" office:value="60.5241839018" calcext:value-type="float">
            <text:p>60.5241839018</text:p>
          </table:table-cell>
          <table:table-cell office:value-type="float" office:value="113.12714117" calcext:value-type="float">
            <text:p>113.1271411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8.3415780859" calcext:value-type="float">
            <text:p>68.3415780859</text:p>
          </table:table-cell>
          <table:table-cell office:value-type="float" office:value="7.83119960915" calcext:value-type="float">
            <text:p>7.8311996092</text:p>
          </table:table-cell>
          <table:table-cell office:value-type="float" office:value="60.5103784767" calcext:value-type="float">
            <text:p>60.5103784767</text:p>
          </table:table-cell>
          <table:table-cell office:value-type="float" office:value="115.90347834" calcext:value-type="float">
            <text:p>115.9034783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8.4026095911" calcext:value-type="float">
            <text:p>68.4026095911</text:p>
          </table:table-cell>
          <table:table-cell office:value-type="float" office:value="8.18400106391" calcext:value-type="float">
            <text:p>8.1840010639</text:p>
          </table:table-cell>
          <table:table-cell office:value-type="float" office:value="60.2186085272" calcext:value-type="float">
            <text:p>60.2186085272</text:p>
          </table:table-cell>
          <table:table-cell office:value-type="float" office:value="118.747951661" calcext:value-type="float">
            <text:p>118.74795166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8.3448449328" calcext:value-type="float">
            <text:p>68.3448449328</text:p>
          </table:table-cell>
          <table:table-cell office:value-type="float" office:value="8.62644996754" calcext:value-type="float">
            <text:p>8.6264499675</text:p>
          </table:table-cell>
          <table:table-cell office:value-type="float" office:value="59.7183949653" calcext:value-type="float">
            <text:p>59.7183949653</text:p>
          </table:table-cell>
          <table:table-cell office:value-type="float" office:value="121.662233315" calcext:value-type="float">
            <text:p>121.66223331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8.2899514661" calcext:value-type="float">
            <text:p>68.2899514661</text:p>
          </table:table-cell>
          <table:table-cell office:value-type="float" office:value="8.66183719477" calcext:value-type="float">
            <text:p>8.6618371948</text:p>
          </table:table-cell>
          <table:table-cell office:value-type="float" office:value="59.6281142713" calcext:value-type="float">
            <text:p>59.6281142713</text:p>
          </table:table-cell>
          <table:table-cell office:value-type="float" office:value="124.648036518" calcext:value-type="float">
            <text:p>124.648036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.289767765" calcext:value-type="float">
            <text:p>126.289767765</text:p>
          </table:table-cell>
          <table:table-cell office:value-type="float" office:value="13.5755342662" calcext:value-type="float">
            <text:p>13.5755342662</text:p>
          </table:table-cell>
          <table:table-cell office:value-type="float" office:value="112.714233499" calcext:value-type="float">
            <text:p>112.714233499</text:p>
          </table:table-cell>
          <table:table-cell office:value-type="float" office:value="127.707116535" calcext:value-type="float">
            <text:p>127.70711653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26.279162837" calcext:value-type="float">
            <text:p>126.279162837</text:p>
          </table:table-cell>
          <table:table-cell office:value-type="float" office:value="13.5010200839" calcext:value-type="float">
            <text:p>13.5010200839</text:p>
          </table:table-cell>
          <table:table-cell office:value-type="float" office:value="112.778142753" calcext:value-type="float">
            <text:p>112.778142753</text:p>
          </table:table-cell>
          <table:table-cell office:value-type="float" office:value="130.841271706" calcext:value-type="float">
            <text:p>130.84127170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26.273081763" calcext:value-type="float">
            <text:p>126.273081763</text:p>
          </table:table-cell>
          <table:table-cell office:value-type="float" office:value="13.4460111994" calcext:value-type="float">
            <text:p>13.4460111994</text:p>
          </table:table-cell>
          <table:table-cell office:value-type="float" office:value="112.827070563" calcext:value-type="float">
            <text:p>112.827070563</text:p>
          </table:table-cell>
          <table:table-cell office:value-type="float" office:value="134.052344505" calcext:value-type="float">
            <text:p>134.05234450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26.267753135" calcext:value-type="float">
            <text:p>126.267753135</text:p>
          </table:table-cell>
          <table:table-cell office:value-type="float" office:value="13.4397017325" calcext:value-type="float">
            <text:p>13.4397017325</text:p>
          </table:table-cell>
          <table:table-cell office:value-type="float" office:value="112.828051403" calcext:value-type="float">
            <text:p>112.828051403</text:p>
          </table:table-cell>
          <table:table-cell office:value-type="float" office:value="137.342222627" calcext:value-type="float">
            <text:p>137.34222262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26.263895338" calcext:value-type="float">
            <text:p>126.263895338</text:p>
          </table:table-cell>
          <table:table-cell office:value-type="float" office:value="13.3877888394" calcext:value-type="float">
            <text:p>13.3877888394</text:p>
          </table:table-cell>
          <table:table-cell office:value-type="float" office:value="112.876106499" calcext:value-type="float">
            <text:p>112.876106499</text:p>
          </table:table-cell>
          <table:table-cell office:value-type="float" office:value="140.712840091" calcext:value-type="float">
            <text:p>140.71284009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26.256910095" calcext:value-type="float">
            <text:p>126.256910095</text:p>
          </table:table-cell>
          <table:table-cell office:value-type="float" office:value="13.3614096175" calcext:value-type="float">
            <text:p>13.3614096175</text:p>
          </table:table-cell>
          <table:table-cell office:value-type="float" office:value="112.895500477" calcext:value-type="float">
            <text:p>112.895500477</text:p>
          </table:table-cell>
          <table:table-cell office:value-type="float" office:value="144.16617838" calcext:value-type="float">
            <text:p>144.1661783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26.25474093" calcext:value-type="float">
            <text:p>126.25474093</text:p>
          </table:table-cell>
          <table:table-cell office:value-type="float" office:value="13.3115384594" calcext:value-type="float">
            <text:p>13.3115384594</text:p>
          </table:table-cell>
          <table:table-cell office:value-type="float" office:value="112.94320247" calcext:value-type="float">
            <text:p>112.94320247</text:p>
          </table:table-cell>
          <table:table-cell office:value-type="float" office:value="147.704267609" calcext:value-type="float">
            <text:p>147.70426760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6.2504601" calcext:value-type="float">
            <text:p>126.2504601</text:p>
          </table:table-cell>
          <table:table-cell office:value-type="float" office:value="13.2591727688" calcext:value-type="float">
            <text:p>13.2591727688</text:p>
          </table:table-cell>
          <table:table-cell office:value-type="float" office:value="112.991287331" calcext:value-type="float">
            <text:p>112.991287331</text:p>
          </table:table-cell>
          <table:table-cell office:value-type="float" office:value="151.329187712" calcext:value-type="float">
            <text:p>151.32918771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26.247832205" calcext:value-type="float">
            <text:p>126.247832205</text:p>
          </table:table-cell>
          <table:table-cell office:value-type="float" office:value="13.176949002" calcext:value-type="float">
            <text:p>13.176949002</text:p>
          </table:table-cell>
          <table:table-cell office:value-type="float" office:value="113.070883203" calcext:value-type="float">
            <text:p>113.070883203</text:p>
          </table:table-cell>
          <table:table-cell office:value-type="float" office:value="155.043069672" calcext:value-type="float">
            <text:p>155.04306967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6.243238371" calcext:value-type="float">
            <text:p>126.243238371</text:p>
          </table:table-cell>
          <table:table-cell office:value-type="float" office:value="13.1064150084" calcext:value-type="float">
            <text:p>13.1064150084</text:p>
          </table:table-cell>
          <table:table-cell office:value-type="float" office:value="113.136823363" calcext:value-type="float">
            <text:p>113.136823363</text:p>
          </table:table-cell>
          <table:table-cell office:value-type="float" office:value="158.848096766" calcext:value-type="float">
            <text:p>158.8480967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6.601045899" calcext:value-type="float">
            <text:p>126.601045899</text:p>
          </table:table-cell>
          <table:table-cell office:value-type="float" office:value="13.1552545244" calcext:value-type="float">
            <text:p>13.1552545244</text:p>
          </table:table-cell>
          <table:table-cell office:value-type="float" office:value="113.445791374" calcext:value-type="float">
            <text:p>113.445791374</text:p>
          </table:table-cell>
          <table:table-cell office:value-type="float" office:value="162.746505855" calcext:value-type="float">
            <text:p>162.74650585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26.167252643" calcext:value-type="float">
            <text:p>126.167252643</text:p>
          </table:table-cell>
          <table:table-cell office:value-type="float" office:value="13.8548195758" calcext:value-type="float">
            <text:p>13.8548195758</text:p>
          </table:table-cell>
          <table:table-cell office:value-type="float" office:value="112.312433067" calcext:value-type="float">
            <text:p>112.312433067</text:p>
          </table:table-cell>
          <table:table-cell office:value-type="float" office:value="166.740588696" calcext:value-type="float">
            <text:p>166.74058869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6.461348135" calcext:value-type="float">
            <text:p>126.461348135</text:p>
          </table:table-cell>
          <table:table-cell office:value-type="float" office:value="14.6172458752" calcext:value-type="float">
            <text:p>14.6172458752</text:p>
          </table:table-cell>
          <table:table-cell office:value-type="float" office:value="111.84410226" calcext:value-type="float">
            <text:p>111.84410226</text:p>
          </table:table-cell>
          <table:table-cell office:value-type="float" office:value="170.83269329" calcext:value-type="float">
            <text:p>170.8326932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26.088464827" calcext:value-type="float">
            <text:p>126.088464827</text:p>
          </table:table-cell>
          <table:table-cell office:value-type="float" office:value="15.5388874579" calcext:value-type="float">
            <text:p>15.5388874579</text:p>
          </table:table-cell>
          <table:table-cell office:value-type="float" office:value="110.549577369" calcext:value-type="float">
            <text:p>110.549577369</text:p>
          </table:table-cell>
          <table:table-cell office:value-type="float" office:value="175.025225261" calcext:value-type="float">
            <text:p>175.02522526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26.059800156" calcext:value-type="float">
            <text:p>126.059800156</text:p>
          </table:table-cell>
          <table:table-cell office:value-type="float" office:value="15.4776593937" calcext:value-type="float">
            <text:p>15.4776593937</text:p>
          </table:table-cell>
          <table:table-cell office:value-type="float" office:value="110.582140762" calcext:value-type="float">
            <text:p>110.582140762</text:p>
          </table:table-cell>
          <table:table-cell office:value-type="float" office:value="179.320649272" calcext:value-type="float">
            <text:p>179.32064927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26.032530728" calcext:value-type="float">
            <text:p>126.032530728</text:p>
          </table:table-cell>
          <table:table-cell office:value-type="float" office:value="15.4669832517" calcext:value-type="float">
            <text:p>15.4669832517</text:p>
          </table:table-cell>
          <table:table-cell office:value-type="float" office:value="110.565547476" calcext:value-type="float">
            <text:p>110.565547476</text:p>
          </table:table-cell>
          <table:table-cell office:value-type="float" office:value="183.721490473" calcext:value-type="float">
            <text:p>183.72149047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26.008191634" calcext:value-type="float">
            <text:p>126.008191634</text:p>
          </table:table-cell>
          <table:table-cell office:value-type="float" office:value="15.4628274118" calcext:value-type="float">
            <text:p>15.4628274118</text:p>
          </table:table-cell>
          <table:table-cell office:value-type="float" office:value="110.545364223" calcext:value-type="float">
            <text:p>110.545364223</text:p>
          </table:table-cell>
          <table:table-cell office:value-type="float" office:value="188.230335986" calcext:value-type="float">
            <text:p>188.23033598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25.987101324" calcext:value-type="float">
            <text:p>125.987101324</text:p>
          </table:table-cell>
          <table:table-cell office:value-type="float" office:value="15.458615868" calcext:value-type="float">
            <text:p>15.458615868</text:p>
          </table:table-cell>
          <table:table-cell office:value-type="float" office:value="110.528485456" calcext:value-type="float">
            <text:p>110.528485456</text:p>
          </table:table-cell>
          <table:table-cell office:value-type="float" office:value="192.849836425" calcext:value-type="float">
            <text:p>192.84983642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25.967063093" calcext:value-type="float">
            <text:p>125.967063093</text:p>
          </table:table-cell>
          <table:table-cell office:value-type="float" office:value="15.4565779275" calcext:value-type="float">
            <text:p>15.4565779275</text:p>
          </table:table-cell>
          <table:table-cell office:value-type="float" office:value="110.510485165" calcext:value-type="float">
            <text:p>110.510485165</text:p>
          </table:table-cell>
          <table:table-cell office:value-type="float" office:value="197.582707454" calcext:value-type="float">
            <text:p>197.58270745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25.948979643" calcext:value-type="float">
            <text:p>125.948979643</text:p>
          </table:table-cell>
          <table:table-cell office:value-type="float" office:value="15.4579092444" calcext:value-type="float">
            <text:p>15.4579092444</text:p>
          </table:table-cell>
          <table:table-cell office:value-type="float" office:value="110.491070398" calcext:value-type="float">
            <text:p>110.491070398</text:p>
          </table:table-cell>
          <table:table-cell office:value-type="float" office:value="202.431731385" calcext:value-type="float">
            <text:p>202.43173138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5.931760851" calcext:value-type="float">
            <text:p>125.931760851</text:p>
          </table:table-cell>
          <table:table-cell office:value-type="float" office:value="15.4582419522" calcext:value-type="float">
            <text:p>15.4582419522</text:p>
          </table:table-cell>
          <table:table-cell office:value-type="float" office:value="110.473518899" calcext:value-type="float">
            <text:p>110.473518899</text:p>
          </table:table-cell>
          <table:table-cell office:value-type="float" office:value="207.399758812" calcext:value-type="float">
            <text:p>207.39975881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25.916132087" calcext:value-type="float">
            <text:p>125.916132087</text:p>
          </table:table-cell>
          <table:table-cell office:value-type="float" office:value="15.4549426666" calcext:value-type="float">
            <text:p>15.4549426666</text:p>
          </table:table-cell>
          <table:table-cell office:value-type="float" office:value="110.46118942" calcext:value-type="float">
            <text:p>110.46118942</text:p>
          </table:table-cell>
          <table:table-cell office:value-type="float" office:value="212.48971029" calcext:value-type="float">
            <text:p>212.4897102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25.900767269" calcext:value-type="float">
            <text:p>125.900767269</text:p>
          </table:table-cell>
          <table:table-cell office:value-type="float" office:value="15.4522749515" calcext:value-type="float">
            <text:p>15.4522749515</text:p>
          </table:table-cell>
          <table:table-cell office:value-type="float" office:value="110.448492318" calcext:value-type="float">
            <text:p>110.448492318</text:p>
          </table:table-cell>
          <table:table-cell office:value-type="float" office:value="217.704578046" calcext:value-type="float">
            <text:p>217.70457804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25.886594716" calcext:value-type="float">
            <text:p>125.886594716</text:p>
          </table:table-cell>
          <table:table-cell office:value-type="float" office:value="15.4496064762" calcext:value-type="float">
            <text:p>15.4496064762</text:p>
          </table:table-cell>
          <table:table-cell office:value-type="float" office:value="110.43698824" calcext:value-type="float">
            <text:p>110.43698824</text:p>
          </table:table-cell>
          <table:table-cell office:value-type="float" office:value="223.047427744" calcext:value-type="float">
            <text:p>223.04742774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25.871868902" calcext:value-type="float">
            <text:p>125.871868902</text:p>
          </table:table-cell>
          <table:table-cell office:value-type="float" office:value="15.4242112574" calcext:value-type="float">
            <text:p>15.4242112574</text:p>
          </table:table-cell>
          <table:table-cell office:value-type="float" office:value="110.447657644" calcext:value-type="float">
            <text:p>110.447657644</text:p>
          </table:table-cell>
          <table:table-cell office:value-type="float" office:value="228.521400283" calcext:value-type="float">
            <text:p>228.5214002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5.859250609" calcext:value-type="float">
            <text:p>125.859250609</text:p>
          </table:table-cell>
          <table:table-cell office:value-type="float" office:value="15.4107469355" calcext:value-type="float">
            <text:p>15.4107469355</text:p>
          </table:table-cell>
          <table:table-cell office:value-type="float" office:value="110.448503674" calcext:value-type="float">
            <text:p>110.448503674</text:p>
          </table:table-cell>
          <table:table-cell office:value-type="float" office:value="234.129713647" calcext:value-type="float">
            <text:p>234.12971364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40.773955875" calcext:value-type="float">
            <text:p>240.773955875</text:p>
          </table:table-cell>
          <table:table-cell office:value-type="float" office:value="32.2185421921" calcext:value-type="float">
            <text:p>32.2185421921</text:p>
          </table:table-cell>
          <table:table-cell office:value-type="float" office:value="208.555413683" calcext:value-type="float">
            <text:p>208.555413683</text:p>
          </table:table-cell>
          <table:table-cell office:value-type="float" office:value="239.875664793" calcext:value-type="float">
            <text:p>239.875664793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40.762699549" calcext:value-type="float">
            <text:p>240.762699549</text:p>
          </table:table-cell>
          <table:table-cell office:value-type="float" office:value="32.1640128073" calcext:value-type="float">
            <text:p>32.1640128073</text:p>
          </table:table-cell>
          <table:table-cell office:value-type="float" office:value="208.598686742" calcext:value-type="float">
            <text:p>208.598686742</text:p>
          </table:table-cell>
          <table:table-cell office:value-type="float" office:value="245.762631593" calcext:value-type="float">
            <text:p>245.76263159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40.750846517" calcext:value-type="float">
            <text:p>240.750846517</text:p>
          </table:table-cell>
          <table:table-cell office:value-type="float" office:value="32.1339446584" calcext:value-type="float">
            <text:p>32.1339446584</text:p>
          </table:table-cell>
          <table:table-cell office:value-type="float" office:value="208.616901858" calcext:value-type="float">
            <text:p>208.616901858</text:p>
          </table:table-cell>
          <table:table-cell office:value-type="float" office:value="251.794074817" calcext:value-type="float">
            <text:p>251.79407481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40.740905586" calcext:value-type="float">
            <text:p>240.740905586</text:p>
          </table:table-cell>
          <table:table-cell office:value-type="float" office:value="32.1301695943" calcext:value-type="float">
            <text:p>32.1301695943</text:p>
          </table:table-cell>
          <table:table-cell office:value-type="float" office:value="208.610735992" calcext:value-type="float">
            <text:p>208.610735992</text:p>
          </table:table-cell>
          <table:table-cell office:value-type="float" office:value="257.973540167" calcext:value-type="float">
            <text:p>257.9735401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40.731623048" calcext:value-type="float">
            <text:p>240.731623048</text:p>
          </table:table-cell>
          <table:table-cell office:value-type="float" office:value="32.1271234339" calcext:value-type="float">
            <text:p>32.1271234339</text:p>
          </table:table-cell>
          <table:table-cell office:value-type="float" office:value="208.604499614" calcext:value-type="float">
            <text:p>208.604499614</text:p>
          </table:table-cell>
          <table:table-cell office:value-type="float" office:value="264.304660364" calcext:value-type="float">
            <text:p>264.30466036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40.722419902" calcext:value-type="float">
            <text:p>240.722419902</text:p>
          </table:table-cell>
          <table:table-cell office:value-type="float" office:value="32.1238942005" calcext:value-type="float">
            <text:p>32.1238942005</text:p>
          </table:table-cell>
          <table:table-cell office:value-type="float" office:value="208.598525701" calcext:value-type="float">
            <text:p>208.598525701</text:p>
          </table:table-cell>
          <table:table-cell office:value-type="float" office:value="270.791157283" calcext:value-type="float">
            <text:p>270.79115728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40.707618849" calcext:value-type="float">
            <text:p>240.707618849</text:p>
          </table:table-cell>
          <table:table-cell office:value-type="float" office:value="32.0796401886" calcext:value-type="float">
            <text:p>32.0796401886</text:p>
          </table:table-cell>
          <table:table-cell office:value-type="float" office:value="208.62797866" calcext:value-type="float">
            <text:p>208.62797866</text:p>
          </table:table-cell>
          <table:table-cell office:value-type="float" office:value="277.436844139" calcext:value-type="float">
            <text:p>277.43684413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40.69962866" calcext:value-type="float">
            <text:p>240.69962866</text:p>
          </table:table-cell>
          <table:table-cell office:value-type="float" office:value="31.9910819397" calcext:value-type="float">
            <text:p>31.9910819397</text:p>
          </table:table-cell>
          <table:table-cell office:value-type="float" office:value="208.70854672" calcext:value-type="float">
            <text:p>208.70854672</text:p>
          </table:table-cell>
          <table:table-cell office:value-type="float" office:value="284.245627731" calcext:value-type="float">
            <text:p>284.24562773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40.691903413" calcext:value-type="float">
            <text:p>240.691903413</text:p>
          </table:table-cell>
          <table:table-cell office:value-type="float" office:value="31.9554842333" calcext:value-type="float">
            <text:p>31.9554842333</text:p>
          </table:table-cell>
          <table:table-cell office:value-type="float" office:value="208.73641918" calcext:value-type="float">
            <text:p>208.73641918</text:p>
          </table:table-cell>
          <table:table-cell office:value-type="float" office:value="291.221510737" calcext:value-type="float">
            <text:p>291.22151073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40.68025677" calcext:value-type="float">
            <text:p>240.68025677</text:p>
          </table:table-cell>
          <table:table-cell office:value-type="float" office:value="31.9534296538" calcext:value-type="float">
            <text:p>31.9534296538</text:p>
          </table:table-cell>
          <table:table-cell office:value-type="float" office:value="208.726827116" calcext:value-type="float">
            <text:p>208.726827116</text:p>
          </table:table-cell>
          <table:table-cell office:value-type="float" office:value="298.368594067" calcext:value-type="float">
            <text:p>298.36859406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40.669607751" calcext:value-type="float">
            <text:p>240.669607751</text:p>
          </table:table-cell>
          <table:table-cell office:value-type="float" office:value="31.949704129" calcext:value-type="float">
            <text:p>31.949704129</text:p>
          </table:table-cell>
          <table:table-cell office:value-type="float" office:value="208.719903622" calcext:value-type="float">
            <text:p>208.719903622</text:p>
          </table:table-cell>
          <table:table-cell office:value-type="float" office:value="305.691079276" calcext:value-type="float">
            <text:p>305.69107927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40.658103418" calcext:value-type="float">
            <text:p>240.658103418</text:p>
          </table:table-cell>
          <table:table-cell office:value-type="float" office:value="31.9346233132" calcext:value-type="float">
            <text:p>31.9346233132</text:p>
          </table:table-cell>
          <table:table-cell office:value-type="float" office:value="208.723480105" calcext:value-type="float">
            <text:p>208.723480105</text:p>
          </table:table-cell>
          <table:table-cell office:value-type="float" office:value="313.193271031" calcext:value-type="float">
            <text:p>313.19327103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40.649173841" calcext:value-type="float">
            <text:p>240.649173841</text:p>
          </table:table-cell>
          <table:table-cell office:value-type="float" office:value="31.925396833" calcext:value-type="float">
            <text:p>31.925396833</text:p>
          </table:table-cell>
          <table:table-cell office:value-type="float" office:value="208.723777008" calcext:value-type="float">
            <text:p>208.723777008</text:p>
          </table:table-cell>
          <table:table-cell office:value-type="float" office:value="320.879579645" calcext:value-type="float">
            <text:p>320.87957964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40.638558293" calcext:value-type="float">
            <text:p>240.638558293</text:p>
          </table:table-cell>
          <table:table-cell office:value-type="float" office:value="31.9202574164" calcext:value-type="float">
            <text:p>31.9202574164</text:p>
          </table:table-cell>
          <table:table-cell office:value-type="float" office:value="208.718300877" calcext:value-type="float">
            <text:p>208.718300877</text:p>
          </table:table-cell>
          <table:table-cell office:value-type="float" office:value="328.754523666" calcext:value-type="float">
            <text:p>328.75452366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40.628750575" calcext:value-type="float">
            <text:p>240.628750575</text:p>
          </table:table-cell>
          <table:table-cell office:value-type="float" office:value="31.9070650934" calcext:value-type="float">
            <text:p>31.9070650934</text:p>
          </table:table-cell>
          <table:table-cell office:value-type="float" office:value="208.721685482" calcext:value-type="float">
            <text:p>208.721685482</text:p>
          </table:table-cell>
          <table:table-cell office:value-type="float" office:value="336.822732535" calcext:value-type="float">
            <text:p>336.82273253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40.619951931" calcext:value-type="float">
            <text:p>240.619951931</text:p>
          </table:table-cell>
          <table:table-cell office:value-type="float" office:value="31.8883362245" calcext:value-type="float">
            <text:p>31.8883362245</text:p>
          </table:table-cell>
          <table:table-cell office:value-type="float" office:value="208.731615707" calcext:value-type="float">
            <text:p>208.731615707</text:p>
          </table:table-cell>
          <table:table-cell office:value-type="float" office:value="345.088949308" calcext:value-type="float">
            <text:p>345.088949308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40.611545525" calcext:value-type="float">
            <text:p>240.611545525</text:p>
          </table:table-cell>
          <table:table-cell office:value-type="float" office:value="31.8831741208" calcext:value-type="float">
            <text:p>31.8831741208</text:p>
          </table:table-cell>
          <table:table-cell office:value-type="float" office:value="208.728371404" calcext:value-type="float">
            <text:p>208.728371404</text:p>
          </table:table-cell>
          <table:table-cell office:value-type="float" office:value="353.558033445" calcext:value-type="float">
            <text:p>353.55803344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40.603490608" calcext:value-type="float">
            <text:p>240.603490608</text:p>
          </table:table-cell>
          <table:table-cell office:value-type="float" office:value="31.882985876" calcext:value-type="float">
            <text:p>31.882985876</text:p>
          </table:table-cell>
          <table:table-cell office:value-type="float" office:value="208.720504732" calcext:value-type="float">
            <text:p>208.720504732</text:p>
          </table:table-cell>
          <table:table-cell office:value-type="float" office:value="362.234963665" calcext:value-type="float">
            <text:p>362.23496366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40.589048773" calcext:value-type="float">
            <text:p>240.589048773</text:p>
          </table:table-cell>
          <table:table-cell office:value-type="float" office:value="31.8643193553" calcext:value-type="float">
            <text:p>31.8643193553</text:p>
          </table:table-cell>
          <table:table-cell office:value-type="float" office:value="208.724729418" calcext:value-type="float">
            <text:p>208.724729418</text:p>
          </table:table-cell>
          <table:table-cell office:value-type="float" office:value="371.124840872" calcext:value-type="float">
            <text:p>371.1248408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40.577963058" calcext:value-type="float">
            <text:p>240.577963058</text:p>
          </table:table-cell>
          <table:table-cell office:value-type="float" office:value="31.7833285504" calcext:value-type="float">
            <text:p>31.7833285504</text:p>
          </table:table-cell>
          <table:table-cell office:value-type="float" office:value="208.794634508" calcext:value-type="float">
            <text:p>208.794634508</text:p>
          </table:table-cell>
          <table:table-cell office:value-type="float" office:value="380.232891156" calcext:value-type="float">
            <text:p>380.23289115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40.567949437" calcext:value-type="float">
            <text:p>240.567949437</text:p>
          </table:table-cell>
          <table:table-cell office:value-type="float" office:value="31.6654292946" calcext:value-type="float">
            <text:p>31.6654292946</text:p>
          </table:table-cell>
          <table:table-cell office:value-type="float" office:value="208.902520142" calcext:value-type="float">
            <text:p>208.902520142</text:p>
          </table:table-cell>
          <table:table-cell office:value-type="float" office:value="389.564468864" calcext:value-type="float">
            <text:p>389.56446886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40.562743646" calcext:value-type="float">
            <text:p>240.562743646</text:p>
          </table:table-cell>
          <table:table-cell office:value-type="float" office:value="31.6255138991" calcext:value-type="float">
            <text:p>31.6255138991</text:p>
          </table:table-cell>
          <table:table-cell office:value-type="float" office:value="208.937229747" calcext:value-type="float">
            <text:p>208.937229747</text:p>
          </table:table-cell>
          <table:table-cell office:value-type="float" office:value="399.125059751" calcext:value-type="float">
            <text:p>399.12505975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40.558037201" calcext:value-type="float">
            <text:p>240.558037201</text:p>
          </table:table-cell>
          <table:table-cell office:value-type="float" office:value="31.6649792984" calcext:value-type="float">
            <text:p>31.6649792984</text:p>
          </table:table-cell>
          <table:table-cell office:value-type="float" office:value="208.893057902" calcext:value-type="float">
            <text:p>208.893057902</text:p>
          </table:table-cell>
          <table:table-cell office:value-type="float" office:value="408.920284197" calcext:value-type="float">
            <text:p>408.92028419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40.752145139" calcext:value-type="float">
            <text:p>240.752145139</text:p>
          </table:table-cell>
          <table:table-cell office:value-type="float" office:value="33.7946683423" calcext:value-type="float">
            <text:p>33.7946683423</text:p>
          </table:table-cell>
          <table:table-cell office:value-type="float" office:value="206.957476796" calcext:value-type="float">
            <text:p>206.957476796</text:p>
          </table:table-cell>
          <table:table-cell office:value-type="float" office:value="418.955900519" calcext:value-type="float">
            <text:p>418.9559005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29.237808353" calcext:value-type="float">
            <text:p>429.237808353</text:p>
          </table:table-cell>
          <table:table-cell office:value-type="float" office:value="60.9535220624" calcext:value-type="float">
            <text:p>60.9535220624</text:p>
          </table:table-cell>
          <table:table-cell office:value-type="float" office:value="368.28428629" calcext:value-type="float">
            <text:p>368.28428629</text:p>
          </table:table-cell>
          <table:table-cell office:value-type="float" office:value="429.237808353" calcext:value-type="float">
            <text:p>429.23780835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28.910474558" calcext:value-type="float">
            <text:p>428.910474558</text:p>
          </table:table-cell>
          <table:table-cell office:value-type="float" office:value="62.6269017241" calcext:value-type="float">
            <text:p>62.6269017241</text:p>
          </table:table-cell>
          <table:table-cell office:value-type="float" office:value="366.283572833" calcext:value-type="float">
            <text:p>366.283572833</text:p>
          </table:table-cell>
          <table:table-cell office:value-type="float" office:value="439.772052121" calcext:value-type="float">
            <text:p>439.77205212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28.592476348" calcext:value-type="float">
            <text:p>428.592476348</text:p>
          </table:table-cell>
          <table:table-cell office:value-type="float" office:value="62.5381632295" calcext:value-type="float">
            <text:p>62.5381632295</text:p>
          </table:table-cell>
          <table:table-cell office:value-type="float" office:value="366.054313118" calcext:value-type="float">
            <text:p>366.054313118</text:p>
          </table:table-cell>
          <table:table-cell office:value-type="float" office:value="450.564824588" calcext:value-type="float">
            <text:p>450.56482458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28.360684276" calcext:value-type="float">
            <text:p>428.360684276</text:p>
          </table:table-cell>
          <table:table-cell office:value-type="float" office:value="62.515892678" calcext:value-type="float">
            <text:p>62.515892678</text:p>
          </table:table-cell>
          <table:table-cell office:value-type="float" office:value="365.844791598" calcext:value-type="float">
            <text:p>365.844791598</text:p>
          </table:table-cell>
          <table:table-cell office:value-type="float" office:value="461.622470497" calcext:value-type="float">
            <text:p>461.622470497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28.157506735" calcext:value-type="float">
            <text:p>428.157506735</text:p>
          </table:table-cell>
          <table:table-cell office:value-type="float" office:value="62.2505908007" calcext:value-type="float">
            <text:p>62.2505908007</text:p>
          </table:table-cell>
          <table:table-cell office:value-type="float" office:value="365.906915934" calcext:value-type="float">
            <text:p>365.906915934</text:p>
          </table:table-cell>
          <table:table-cell office:value-type="float" office:value="472.951490305" calcext:value-type="float">
            <text:p>472.95149030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27.98434346" calcext:value-type="float">
            <text:p>427.98434346</text:p>
          </table:table-cell>
          <table:table-cell office:value-type="float" office:value="62.1003535079" calcext:value-type="float">
            <text:p>62.1003535079</text:p>
          </table:table-cell>
          <table:table-cell office:value-type="float" office:value="365.883989952" calcext:value-type="float">
            <text:p>365.883989952</text:p>
          </table:table-cell>
          <table:table-cell office:value-type="float" office:value="484.558544001" calcext:value-type="float">
            <text:p>484.55854400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27.819818394" calcext:value-type="float">
            <text:p>427.819818394</text:p>
          </table:table-cell>
          <table:table-cell office:value-type="float" office:value="62.0767892051" calcext:value-type="float">
            <text:p>62.0767892051</text:p>
          </table:table-cell>
          <table:table-cell office:value-type="float" office:value="365.743029188" calcext:value-type="float">
            <text:p>365.743029188</text:p>
          </table:table-cell>
          <table:table-cell office:value-type="float" office:value="496.450455019" calcext:value-type="float">
            <text:p>496.45045501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27.670649664" calcext:value-type="float">
            <text:p>427.670649664</text:p>
          </table:table-cell>
          <table:table-cell office:value-type="float" office:value="62.0293785999" calcext:value-type="float">
            <text:p>62.0293785999</text:p>
          </table:table-cell>
          <table:table-cell office:value-type="float" office:value="365.641271064" calcext:value-type="float">
            <text:p>365.641271064</text:p>
          </table:table-cell>
          <table:table-cell office:value-type="float" office:value="508.634214255" calcext:value-type="float">
            <text:p>508.63421425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27.526870328" calcext:value-type="float">
            <text:p>427.526870328</text:p>
          </table:table-cell>
          <table:table-cell office:value-type="float" office:value="62.0005617926" calcext:value-type="float">
            <text:p>62.0005617926</text:p>
          </table:table-cell>
          <table:table-cell office:value-type="float" office:value="365.526308536" calcext:value-type="float">
            <text:p>365.526308536</text:p>
          </table:table-cell>
          <table:table-cell office:value-type="float" office:value="521.116984174" calcext:value-type="float">
            <text:p>521.11698417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27.401441037" calcext:value-type="float">
            <text:p>427.401441037</text:p>
          </table:table-cell>
          <table:table-cell office:value-type="float" office:value="61.9131080927" calcext:value-type="float">
            <text:p>61.9131080927</text:p>
          </table:table-cell>
          <table:table-cell office:value-type="float" office:value="365.488332944" calcext:value-type="float">
            <text:p>365.488332944</text:p>
          </table:table-cell>
          <table:table-cell office:value-type="float" office:value="533.906103017" calcext:value-type="float">
            <text:p>533.90610301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27.297160519" calcext:value-type="float">
            <text:p>427.297160519</text:p>
          </table:table-cell>
          <table:table-cell office:value-type="float" office:value="61.9012481891" calcext:value-type="float">
            <text:p>61.9012481891</text:p>
          </table:table-cell>
          <table:table-cell office:value-type="float" office:value="365.39591233" calcext:value-type="float">
            <text:p>365.39591233</text:p>
          </table:table-cell>
          <table:table-cell office:value-type="float" office:value="547.009089123" calcext:value-type="float">
            <text:p>547.00908912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27.131955487" calcext:value-type="float">
            <text:p>427.131955487</text:p>
          </table:table-cell>
          <table:table-cell office:value-type="float" office:value="61.5645419932" calcext:value-type="float">
            <text:p>61.5645419932</text:p>
          </table:table-cell>
          <table:table-cell office:value-type="float" office:value="365.567413494" calcext:value-type="float">
            <text:p>365.567413494</text:p>
          </table:table-cell>
          <table:table-cell office:value-type="float" office:value="560.433645339" calcext:value-type="float">
            <text:p>560.43364533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27.026281578" calcext:value-type="float">
            <text:p>427.026281578</text:p>
          </table:table-cell>
          <table:table-cell office:value-type="float" office:value="61.6186114704" calcext:value-type="float">
            <text:p>61.6186114704</text:p>
          </table:table-cell>
          <table:table-cell office:value-type="float" office:value="365.407670107" calcext:value-type="float">
            <text:p>365.407670107</text:p>
          </table:table-cell>
          <table:table-cell office:value-type="float" office:value="574.187663557" calcext:value-type="float">
            <text:p>574.18766355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29.561007895" calcext:value-type="float">
            <text:p>429.561007895</text:p>
          </table:table-cell>
          <table:table-cell office:value-type="float" office:value="64.0176867043" calcext:value-type="float">
            <text:p>64.0176867043</text:p>
          </table:table-cell>
          <table:table-cell office:value-type="float" office:value="365.543321191" calcext:value-type="float">
            <text:p>365.543321191</text:p>
          </table:table-cell>
          <table:table-cell office:value-type="float" office:value="588.279229349" calcext:value-type="float">
            <text:p>588.27922934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25.520769682" calcext:value-type="float">
            <text:p>425.520769682</text:p>
          </table:table-cell>
          <table:table-cell office:value-type="float" office:value="71.6607596926" calcext:value-type="float">
            <text:p>71.6607596926</text:p>
          </table:table-cell>
          <table:table-cell office:value-type="float" office:value="353.860009989" calcext:value-type="float">
            <text:p>353.860009989</text:p>
          </table:table-cell>
          <table:table-cell office:value-type="float" office:value="602.71662672" calcext:value-type="float">
            <text:p>602.7166267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24.578252715" calcext:value-type="float">
            <text:p>424.578252715</text:p>
          </table:table-cell>
          <table:table-cell office:value-type="float" office:value="71.6034050759" calcext:value-type="float">
            <text:p>71.6034050759</text:p>
          </table:table-cell>
          <table:table-cell office:value-type="float" office:value="352.97484764" calcext:value-type="float">
            <text:p>352.97484764</text:p>
          </table:table-cell>
          <table:table-cell office:value-type="float" office:value="617.50834298" calcext:value-type="float">
            <text:p>617.5083429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23.872000149" calcext:value-type="float">
            <text:p>423.872000149</text:p>
          </table:table-cell>
          <table:table-cell office:value-type="float" office:value="71.5362324237" calcext:value-type="float">
            <text:p>71.5362324237</text:p>
          </table:table-cell>
          <table:table-cell office:value-type="float" office:value="352.335767725" calcext:value-type="float">
            <text:p>352.335767725</text:p>
          </table:table-cell>
          <table:table-cell office:value-type="float" office:value="632.663073732" calcext:value-type="float">
            <text:p>632.66307373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23.285490876" calcext:value-type="float">
            <text:p>423.285490876</text:p>
          </table:table-cell>
          <table:table-cell office:value-type="float" office:value="71.4581726" calcext:value-type="float">
            <text:p>71.4581726</text:p>
          </table:table-cell>
          <table:table-cell office:value-type="float" office:value="351.827318276" calcext:value-type="float">
            <text:p>351.827318276</text:p>
          </table:table-cell>
          <table:table-cell office:value-type="float" office:value="648.189727983" calcext:value-type="float">
            <text:p>648.18972798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22.781981015" calcext:value-type="float">
            <text:p>422.781981015</text:p>
          </table:table-cell>
          <table:table-cell office:value-type="float" office:value="71.4209837169" calcext:value-type="float">
            <text:p>71.4209837169</text:p>
          </table:table-cell>
          <table:table-cell office:value-type="float" office:value="351.360997298" calcext:value-type="float">
            <text:p>351.360997298</text:p>
          </table:table-cell>
          <table:table-cell office:value-type="float" office:value="664.097433386" calcext:value-type="float">
            <text:p>664.09743338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22.329579408" calcext:value-type="float">
            <text:p>422.329579408</text:p>
          </table:table-cell>
          <table:table-cell office:value-type="float" office:value="71.388372075" calcext:value-type="float">
            <text:p>71.388372075</text:p>
          </table:table-cell>
          <table:table-cell office:value-type="float" office:value="350.941207333" calcext:value-type="float">
            <text:p>350.941207333</text:p>
          </table:table-cell>
          <table:table-cell office:value-type="float" office:value="680.395541598" calcext:value-type="float">
            <text:p>680.39554159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21.922381609" calcext:value-type="float">
            <text:p>421.922381609</text:p>
          </table:table-cell>
          <table:table-cell office:value-type="float" office:value="71.3543303324" calcext:value-type="float">
            <text:p>71.3543303324</text:p>
          </table:table-cell>
          <table:table-cell office:value-type="float" office:value="350.568051277" calcext:value-type="float">
            <text:p>350.568051277</text:p>
          </table:table-cell>
          <table:table-cell office:value-type="float" office:value="697.093633785" calcext:value-type="float">
            <text:p>697.09363378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21.547661188" calcext:value-type="float">
            <text:p>421.547661188</text:p>
          </table:table-cell>
          <table:table-cell office:value-type="float" office:value="71.3185051571" calcext:value-type="float">
            <text:p>71.3185051571</text:p>
          </table:table-cell>
          <table:table-cell office:value-type="float" office:value="350.22915603" calcext:value-type="float">
            <text:p>350.22915603</text:p>
          </table:table-cell>
          <table:table-cell office:value-type="float" office:value="714.201526252" calcext:value-type="float">
            <text:p>714.20152625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21.200399426" calcext:value-type="float">
            <text:p>421.200399426</text:p>
          </table:table-cell>
          <table:table-cell office:value-type="float" office:value="71.2854126492" calcext:value-type="float">
            <text:p>71.2854126492</text:p>
          </table:table-cell>
          <table:table-cell office:value-type="float" office:value="349.914986777" calcext:value-type="float">
            <text:p>349.914986777</text:p>
          </table:table-cell>
          <table:table-cell office:value-type="float" office:value="731.72927621" calcext:value-type="float">
            <text:p>731.7292762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20.874000243" calcext:value-type="float">
            <text:p>420.874000243</text:p>
          </table:table-cell>
          <table:table-cell office:value-type="float" office:value="71.250327993" calcext:value-type="float">
            <text:p>71.250327993</text:p>
          </table:table-cell>
          <table:table-cell office:value-type="float" office:value="349.62367225" calcext:value-type="float">
            <text:p>349.62367225</text:p>
          </table:table-cell>
          <table:table-cell office:value-type="float" office:value="749.687187694" calcext:value-type="float">
            <text:p>749.68718769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20.568950516" calcext:value-type="float">
            <text:p>420.568950516</text:p>
          </table:table-cell>
          <table:table-cell office:value-type="float" office:value="71.2189595996" calcext:value-type="float">
            <text:p>71.2189595996</text:p>
          </table:table-cell>
          <table:table-cell office:value-type="float" office:value="349.349990916" calcext:value-type="float">
            <text:p>349.349990916</text:p>
          </table:table-cell>
          <table:table-cell office:value-type="float" office:value="768.085817618" calcext:value-type="float">
            <text:p>768.08581761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0.274988791" calcext:value-type="float">
            <text:p>420.274988791</text:p>
          </table:table-cell>
          <table:table-cell office:value-type="float" office:value="71.1636991698" calcext:value-type="float">
            <text:p>71.1636991698</text:p>
          </table:table-cell>
          <table:table-cell office:value-type="float" office:value="349.111289621" calcext:value-type="float">
            <text:p>349.111289621</text:p>
          </table:table-cell>
          <table:table-cell office:value-type="float" office:value="786.93598198" calcext:value-type="float">
            <text:p>786.9359819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797.267066294" calcext:value-type="float">
            <text:p>797.267066294</text:p>
          </table:table-cell>
          <table:table-cell office:value-type="float" office:value="136.780840031" calcext:value-type="float">
            <text:p>136.780840031</text:p>
          </table:table-cell>
          <table:table-cell office:value-type="float" office:value="660.486226264" calcext:value-type="float">
            <text:p>660.486226264</text:p>
          </table:table-cell>
          <table:table-cell office:value-type="float" office:value="806.248762222" calcext:value-type="float">
            <text:p>806.24876222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97.065241002" calcext:value-type="float">
            <text:p>797.065241002</text:p>
          </table:table-cell>
          <table:table-cell office:value-type="float" office:value="136.729885766" calcext:value-type="float">
            <text:p>136.729885766</text:p>
          </table:table-cell>
          <table:table-cell office:value-type="float" office:value="660.335355236" calcext:value-type="float">
            <text:p>660.335355236</text:p>
          </table:table-cell>
          <table:table-cell office:value-type="float" office:value="826.035511744" calcext:value-type="float">
            <text:p>826.03551174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796.883689668" calcext:value-type="float">
            <text:p>796.883689668</text:p>
          </table:table-cell>
          <table:table-cell office:value-type="float" office:value="136.663235943" calcext:value-type="float">
            <text:p>136.663235943</text:p>
          </table:table-cell>
          <table:table-cell office:value-type="float" office:value="660.220453725" calcext:value-type="float">
            <text:p>660.220453725</text:p>
          </table:table-cell>
          <table:table-cell office:value-type="float" office:value="846.307862578" calcext:value-type="float">
            <text:p>846.307862578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796.70873513" calcext:value-type="float">
            <text:p>796.70873513</text:p>
          </table:table-cell>
          <table:table-cell office:value-type="float" office:value="136.591264525" calcext:value-type="float">
            <text:p>136.591264525</text:p>
          </table:table-cell>
          <table:table-cell office:value-type="float" office:value="660.117470605" calcext:value-type="float">
            <text:p>660.117470605</text:p>
          </table:table-cell>
          <table:table-cell office:value-type="float" office:value="867.077732227" calcext:value-type="float">
            <text:p>867.07773222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96.517225515" calcext:value-type="float">
            <text:p>796.517225515</text:p>
          </table:table-cell>
          <table:table-cell office:value-type="float" office:value="136.546878771" calcext:value-type="float">
            <text:p>136.546878771</text:p>
          </table:table-cell>
          <table:table-cell office:value-type="float" office:value="659.970346744" calcext:value-type="float">
            <text:p>659.970346744</text:p>
          </table:table-cell>
          <table:table-cell office:value-type="float" office:value="888.357330668" calcext:value-type="float">
            <text:p>888.357330668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796.347990911" calcext:value-type="float">
            <text:p>796.347990911</text:p>
          </table:table-cell>
          <table:table-cell office:value-type="float" office:value="136.506492816" calcext:value-type="float">
            <text:p>136.506492816</text:p>
          </table:table-cell>
          <table:table-cell office:value-type="float" office:value="659.841498095" calcext:value-type="float">
            <text:p>659.841498095</text:p>
          </table:table-cell>
          <table:table-cell office:value-type="float" office:value="910.159167535" calcext:value-type="float">
            <text:p>910.15916753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96.109347524" calcext:value-type="float">
            <text:p>796.109347524</text:p>
          </table:table-cell>
          <table:table-cell office:value-type="float" office:value="135.968857318" calcext:value-type="float">
            <text:p>135.968857318</text:p>
          </table:table-cell>
          <table:table-cell office:value-type="float" office:value="660.140490207" calcext:value-type="float">
            <text:p>660.140490207</text:p>
          </table:table-cell>
          <table:table-cell office:value-type="float" office:value="932.496059468" calcext:value-type="float">
            <text:p>932.49605946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795.86728342" calcext:value-type="float">
            <text:p>795.86728342</text:p>
          </table:table-cell>
          <table:table-cell office:value-type="float" office:value="135.870977097" calcext:value-type="float">
            <text:p>135.870977097</text:p>
          </table:table-cell>
          <table:table-cell office:value-type="float" office:value="659.996306324" calcext:value-type="float">
            <text:p>659.996306324</text:p>
          </table:table-cell>
          <table:table-cell office:value-type="float" office:value="955.381137652" calcext:value-type="float">
            <text:p>955.38113765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795.631033575" calcext:value-type="float">
            <text:p>795.631033575</text:p>
          </table:table-cell>
          <table:table-cell office:value-type="float" office:value="135.788314706" calcext:value-type="float">
            <text:p>135.788314706</text:p>
          </table:table-cell>
          <table:table-cell office:value-type="float" office:value="659.842718868" calcext:value-type="float">
            <text:p>659.842718868</text:p>
          </table:table-cell>
          <table:table-cell office:value-type="float" office:value="978.827855532" calcext:value-type="float">
            <text:p>978.82785553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795.414305999" calcext:value-type="float">
            <text:p>795.414305999</text:p>
          </table:table-cell>
          <table:table-cell office:value-type="float" office:value="135.705671923" calcext:value-type="float">
            <text:p>135.705671923</text:p>
          </table:table-cell>
          <table:table-cell office:value-type="float" office:value="659.708634076" calcext:value-type="float">
            <text:p>659.708634076</text:p>
          </table:table-cell>
          <table:table-cell office:value-type="float" office:value="1002.84999672" calcext:value-type="float">
            <text:p>1002.8499967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95.206970319" calcext:value-type="float">
            <text:p>795.206970319</text:p>
          </table:table-cell>
          <table:table-cell office:value-type="float" office:value="135.641773243" calcext:value-type="float">
            <text:p>135.641773243</text:p>
          </table:table-cell>
          <table:table-cell office:value-type="float" office:value="659.565197075" calcext:value-type="float">
            <text:p>659.565197075</text:p>
          </table:table-cell>
          <table:table-cell office:value-type="float" office:value="1027.46168312" calcext:value-type="float">
            <text:p>1027.4616831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795.008427722" calcext:value-type="float">
            <text:p>795.008427722</text:p>
          </table:table-cell>
          <table:table-cell office:value-type="float" office:value="135.589750921" calcext:value-type="float">
            <text:p>135.589750921</text:p>
          </table:table-cell>
          <table:table-cell office:value-type="float" office:value="659.418676801" calcext:value-type="float">
            <text:p>659.418676801</text:p>
          </table:table-cell>
          <table:table-cell office:value-type="float" office:value="1052.67738319" calcext:value-type="float">
            <text:p>1052.6773831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94.812625848" calcext:value-type="float">
            <text:p>794.812625848</text:p>
          </table:table-cell>
          <table:table-cell office:value-type="float" office:value="135.529696433" calcext:value-type="float">
            <text:p>135.529696433</text:p>
          </table:table-cell>
          <table:table-cell office:value-type="float" office:value="659.282929415" calcext:value-type="float">
            <text:p>659.282929415</text:p>
          </table:table-cell>
          <table:table-cell office:value-type="float" office:value="1078.51192047" calcext:value-type="float">
            <text:p>1078.5119204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794.619519147" calcext:value-type="float">
            <text:p>794.619519147</text:p>
          </table:table-cell>
          <table:table-cell office:value-type="float" office:value="135.498419773" calcext:value-type="float">
            <text:p>135.498419773</text:p>
          </table:table-cell>
          <table:table-cell office:value-type="float" office:value="659.121099374" calcext:value-type="float">
            <text:p>659.121099374</text:p>
          </table:table-cell>
          <table:table-cell office:value-type="float" office:value="1104.98048232" calcext:value-type="float">
            <text:p>1104.9804823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94.429365102" calcext:value-type="float">
            <text:p>794.429365102</text:p>
          </table:table-cell>
          <table:table-cell office:value-type="float" office:value="135.449303597" calcext:value-type="float">
            <text:p>135.449303597</text:p>
          </table:table-cell>
          <table:table-cell office:value-type="float" office:value="658.980061505" calcext:value-type="float">
            <text:p>658.980061505</text:p>
          </table:table-cell>
          <table:table-cell office:value-type="float" office:value="1132.0986288" calcext:value-type="float">
            <text:p>1132.0986288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94.242178152" calcext:value-type="float">
            <text:p>794.242178152</text:p>
          </table:table-cell>
          <table:table-cell office:value-type="float" office:value="135.396171699" calcext:value-type="float">
            <text:p>135.396171699</text:p>
          </table:table-cell>
          <table:table-cell office:value-type="float" office:value="658.846006453" calcext:value-type="float">
            <text:p>658.846006453</text:p>
          </table:table-cell>
          <table:table-cell office:value-type="float" office:value="1159.88230184" calcext:value-type="float">
            <text:p>1159.8823018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94.054665441" calcext:value-type="float">
            <text:p>794.054665441</text:p>
          </table:table-cell>
          <table:table-cell office:value-type="float" office:value="135.294261087" calcext:value-type="float">
            <text:p>135.294261087</text:p>
          </table:table-cell>
          <table:table-cell office:value-type="float" office:value="658.760404354" calcext:value-type="float">
            <text:p>658.760404354</text:p>
          </table:table-cell>
          <table:table-cell office:value-type="float" office:value="1188.34783464" calcext:value-type="float">
            <text:p>1188.3478346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793.870928603" calcext:value-type="float">
            <text:p>793.870928603</text:p>
          </table:table-cell>
          <table:table-cell office:value-type="float" office:value="135.158466061" calcext:value-type="float">
            <text:p>135.158466061</text:p>
          </table:table-cell>
          <table:table-cell office:value-type="float" office:value="658.712462542" calcext:value-type="float">
            <text:p>658.712462542</text:p>
          </table:table-cell>
          <table:table-cell office:value-type="float" office:value="1217.51196121" calcext:value-type="float">
            <text:p>1217.5119612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93.541737359" calcext:value-type="float">
            <text:p>793.541737359</text:p>
          </table:table-cell>
          <table:table-cell office:value-type="float" office:value="134.339726823" calcext:value-type="float">
            <text:p>134.339726823</text:p>
          </table:table-cell>
          <table:table-cell office:value-type="float" office:value="659.202010536" calcext:value-type="float">
            <text:p>659.202010536</text:p>
          </table:table-cell>
          <table:table-cell office:value-type="float" office:value="1247.39182626" calcext:value-type="float">
            <text:p>1247.3918262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93.232799777" calcext:value-type="float">
            <text:p>793.232799777</text:p>
          </table:table-cell>
          <table:table-cell office:value-type="float" office:value="134.196860985" calcext:value-type="float">
            <text:p>134.196860985</text:p>
          </table:table-cell>
          <table:table-cell office:value-type="float" office:value="659.035938792" calcext:value-type="float">
            <text:p>659.035938792</text:p>
          </table:table-cell>
          <table:table-cell office:value-type="float" office:value="1278.00499527" calcext:value-type="float">
            <text:p>1278.0049952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92.871941594" calcext:value-type="float">
            <text:p>792.871941594</text:p>
          </table:table-cell>
          <table:table-cell office:value-type="float" office:value="133.459901377" calcext:value-type="float">
            <text:p>133.459901377</text:p>
          </table:table-cell>
          <table:table-cell office:value-type="float" office:value="659.412040217" calcext:value-type="float">
            <text:p>659.412040217</text:p>
          </table:table-cell>
          <table:table-cell office:value-type="float" office:value="1309.36946479" calcext:value-type="float">
            <text:p>1309.3694647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92.535478975" calcext:value-type="float">
            <text:p>792.535478975</text:p>
          </table:table-cell>
          <table:table-cell office:value-type="float" office:value="133.179273403" calcext:value-type="float">
            <text:p>133.179273403</text:p>
          </table:table-cell>
          <table:table-cell office:value-type="float" office:value="659.356205572" calcext:value-type="float">
            <text:p>659.356205572</text:p>
          </table:table-cell>
          <table:table-cell office:value-type="float" office:value="1341.50367305" calcext:value-type="float">
            <text:p>1341.5036730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92.190336029" calcext:value-type="float">
            <text:p>792.190336029</text:p>
          </table:table-cell>
          <table:table-cell office:value-type="float" office:value="132.903245747" calcext:value-type="float">
            <text:p>132.903245747</text:p>
          </table:table-cell>
          <table:table-cell office:value-type="float" office:value="659.287090282" calcext:value-type="float">
            <text:p>659.287090282</text:p>
          </table:table-cell>
          <table:table-cell office:value-type="float" office:value="1374.42651077" calcext:value-type="float">
            <text:p>1374.4265107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91.845694581" calcext:value-type="float">
            <text:p>791.845694581</text:p>
          </table:table-cell>
          <table:table-cell office:value-type="float" office:value="132.565731816" calcext:value-type="float">
            <text:p>132.565731816</text:p>
          </table:table-cell>
          <table:table-cell office:value-type="float" office:value="659.279962765" calcext:value-type="float">
            <text:p>659.279962765</text:p>
          </table:table-cell>
          <table:table-cell office:value-type="float" office:value="1408.1573323" calcext:value-type="float">
            <text:p>1408.1573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0.734446985" calcext:value-type="float">
            <text:p>630.734446985</text:p>
          </table:table-cell>
          <table:table-cell office:value-type="float" office:value="227.135269942" calcext:value-type="float">
            <text:p>227.135269942</text:p>
          </table:table-cell>
          <table:table-cell office:value-type="float" office:value="403.599177043" calcext:value-type="float">
            <text:p>403.599177043</text:p>
          </table:table-cell>
          <table:table-cell office:value-type="float" office:value="1442.71596696" calcext:value-type="float">
            <text:p>1442.7159669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629.21093566" calcext:value-type="float">
            <text:p>629.21093566</text:p>
          </table:table-cell>
          <table:table-cell office:value-type="float" office:value="234.687166881" calcext:value-type="float">
            <text:p>234.687166881</text:p>
          </table:table-cell>
          <table:table-cell office:value-type="float" office:value="394.523768779" calcext:value-type="float">
            <text:p>394.523768779</text:p>
          </table:table-cell>
          <table:table-cell office:value-type="float" office:value="1478.12273074" calcext:value-type="float">
            <text:p>1478.1227307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629.610825499" calcext:value-type="float">
            <text:p>629.610825499</text:p>
          </table:table-cell>
          <table:table-cell office:value-type="float" office:value="237.290246241" calcext:value-type="float">
            <text:p>237.290246241</text:p>
          </table:table-cell>
          <table:table-cell office:value-type="float" office:value="392.320579258" calcext:value-type="float">
            <text:p>392.320579258</text:p>
          </table:table-cell>
          <table:table-cell office:value-type="float" office:value="1514.3984382" calcext:value-type="float">
            <text:p>1514.398438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29.383526182" calcext:value-type="float">
            <text:p>629.383526182</text:p>
          </table:table-cell>
          <table:table-cell office:value-type="float" office:value="237.186270206" calcext:value-type="float">
            <text:p>237.186270206</text:p>
          </table:table-cell>
          <table:table-cell office:value-type="float" office:value="392.197255976" calcext:value-type="float">
            <text:p>392.197255976</text:p>
          </table:table-cell>
          <table:table-cell office:value-type="float" office:value="1551.56441473" calcext:value-type="float">
            <text:p>1551.5644147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28.865025735" calcext:value-type="float">
            <text:p>628.865025735</text:p>
          </table:table-cell>
          <table:table-cell office:value-type="float" office:value="236.027107192" calcext:value-type="float">
            <text:p>236.027107192</text:p>
          </table:table-cell>
          <table:table-cell office:value-type="float" office:value="392.837918543" calcext:value-type="float">
            <text:p>392.837918543</text:p>
          </table:table-cell>
          <table:table-cell office:value-type="float" office:value="1589.64250908" calcext:value-type="float">
            <text:p>1589.642509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28.135069327" calcext:value-type="float">
            <text:p>628.135069327</text:p>
          </table:table-cell>
          <table:table-cell office:value-type="float" office:value="235.393632054" calcext:value-type="float">
            <text:p>235.393632054</text:p>
          </table:table-cell>
          <table:table-cell office:value-type="float" office:value="392.741437274" calcext:value-type="float">
            <text:p>392.741437274</text:p>
          </table:table-cell>
          <table:table-cell office:value-type="float" office:value="1628.65510622" calcext:value-type="float">
            <text:p>1628.655106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27.452671254" calcext:value-type="float">
            <text:p>627.452671254</text:p>
          </table:table-cell>
          <table:table-cell office:value-type="float" office:value="234.806087075" calcext:value-type="float">
            <text:p>234.806087075</text:p>
          </table:table-cell>
          <table:table-cell office:value-type="float" office:value="392.646584179" calcext:value-type="float">
            <text:p>392.646584179</text:p>
          </table:table-cell>
          <table:table-cell office:value-type="float" office:value="1668.62514048" calcext:value-type="float">
            <text:p>1668.6251404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626.797616335" calcext:value-type="float">
            <text:p>626.797616335</text:p>
          </table:table-cell>
          <table:table-cell office:value-type="float" office:value="234.316775474" calcext:value-type="float">
            <text:p>234.316775474</text:p>
          </table:table-cell>
          <table:table-cell office:value-type="float" office:value="392.480840861" calcext:value-type="float">
            <text:p>392.480840861</text:p>
          </table:table-cell>
          <table:table-cell office:value-type="float" office:value="1709.57610902" calcext:value-type="float">
            <text:p>1709.5761090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626.145124865" calcext:value-type="float">
            <text:p>626.145124865</text:p>
          </table:table-cell>
          <table:table-cell office:value-type="float" office:value="233.835751694" calcext:value-type="float">
            <text:p>233.835751694</text:p>
          </table:table-cell>
          <table:table-cell office:value-type="float" office:value="392.309373171" calcext:value-type="float">
            <text:p>392.309373171</text:p>
          </table:table-cell>
          <table:table-cell office:value-type="float" office:value="1751.5320857" calcext:value-type="float">
            <text:p>1751.532085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625.531241498" calcext:value-type="float">
            <text:p>625.531241498</text:p>
          </table:table-cell>
          <table:table-cell office:value-type="float" office:value="233.37793324" calcext:value-type="float">
            <text:p>233.37793324</text:p>
          </table:table-cell>
          <table:table-cell office:value-type="float" office:value="392.153308258" calcext:value-type="float">
            <text:p>392.153308258</text:p>
          </table:table-cell>
          <table:table-cell office:value-type="float" office:value="1794.51773514" calcext:value-type="float">
            <text:p>1794.5177351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24.629643148" calcext:value-type="float">
            <text:p>624.629643148</text:p>
          </table:table-cell>
          <table:table-cell office:value-type="float" office:value="231.680126463" calcext:value-type="float">
            <text:p>231.680126463</text:p>
          </table:table-cell>
          <table:table-cell office:value-type="float" office:value="392.949516685" calcext:value-type="float">
            <text:p>392.949516685</text:p>
          </table:table-cell>
          <table:table-cell office:value-type="float" office:value="1838.55832733" calcext:value-type="float">
            <text:p>1838.5583273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623.090356921" calcext:value-type="float">
            <text:p>623.090356921</text:p>
          </table:table-cell>
          <table:table-cell office:value-type="float" office:value="230.011073913" calcext:value-type="float">
            <text:p>230.011073913</text:p>
          </table:table-cell>
          <table:table-cell office:value-type="float" office:value="393.079283008" calcext:value-type="float">
            <text:p>393.079283008</text:p>
          </table:table-cell>
          <table:table-cell office:value-type="float" office:value="1883.67975239" calcext:value-type="float">
            <text:p>1883.6797523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621.032239153" calcext:value-type="float">
            <text:p>621.032239153</text:p>
          </table:table-cell>
          <table:table-cell office:value-type="float" office:value="227.192738177" calcext:value-type="float">
            <text:p>227.192738177</text:p>
          </table:table-cell>
          <table:table-cell office:value-type="float" office:value="393.839500977" calcext:value-type="float">
            <text:p>393.839500977</text:p>
          </table:table-cell>
          <table:table-cell office:value-type="float" office:value="1929.90853584" calcext:value-type="float">
            <text:p>1929.9085358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618.86489739" calcext:value-type="float">
            <text:p>618.86489739</text:p>
          </table:table-cell>
          <table:table-cell office:value-type="float" office:value="225.079412425" calcext:value-type="float">
            <text:p>225.079412425</text:p>
          </table:table-cell>
          <table:table-cell office:value-type="float" office:value="393.785484964" calcext:value-type="float">
            <text:p>393.785484964</text:p>
          </table:table-cell>
          <table:table-cell office:value-type="float" office:value="1977.2718542" calcext:value-type="float">
            <text:p>1977.271854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616.297653559" calcext:value-type="float">
            <text:p>616.297653559</text:p>
          </table:table-cell>
          <table:table-cell office:value-type="float" office:value="221.481878393" calcext:value-type="float">
            <text:p>221.481878393</text:p>
          </table:table-cell>
          <table:table-cell office:value-type="float" office:value="394.815775166" calcext:value-type="float">
            <text:p>394.815775166</text:p>
          </table:table-cell>
          <table:table-cell office:value-type="float" office:value="2025.79755092" calcext:value-type="float">
            <text:p>2025.7975509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12.414583172" calcext:value-type="float">
            <text:p>612.414583172</text:p>
          </table:table-cell>
          <table:table-cell office:value-type="float" office:value="228.044659283" calcext:value-type="float">
            <text:p>228.044659283</text:p>
          </table:table-cell>
          <table:table-cell office:value-type="float" office:value="384.369923889" calcext:value-type="float">
            <text:p>384.369923889</text:p>
          </table:table-cell>
          <table:table-cell office:value-type="float" office:value="2075.51415279" calcext:value-type="float">
            <text:p>2075.5141527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609.414825581" calcext:value-type="float">
            <text:p>609.414825581</text:p>
          </table:table-cell>
          <table:table-cell office:value-type="float" office:value="225.67084913" calcext:value-type="float">
            <text:p>225.67084913</text:p>
          </table:table-cell>
          <table:table-cell office:value-type="float" office:value="383.743976451" calcext:value-type="float">
            <text:p>383.743976451</text:p>
          </table:table-cell>
          <table:table-cell office:value-type="float" office:value="2126.45088671" calcext:value-type="float">
            <text:p>2126.45088671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606.647361244" calcext:value-type="float">
            <text:p>606.647361244</text:p>
          </table:table-cell>
          <table:table-cell office:value-type="float" office:value="223.464980713" calcext:value-type="float">
            <text:p>223.464980713</text:p>
          </table:table-cell>
          <table:table-cell office:value-type="float" office:value="383.182380531" calcext:value-type="float">
            <text:p>383.182380531</text:p>
          </table:table-cell>
          <table:table-cell office:value-type="float" office:value="2178.63769683" calcext:value-type="float">
            <text:p>2178.6376968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604.0063353" calcext:value-type="float">
            <text:p>604.0063353</text:p>
          </table:table-cell>
          <table:table-cell office:value-type="float" office:value="221.417513992" calcext:value-type="float">
            <text:p>221.417513992</text:p>
          </table:table-cell>
          <table:table-cell office:value-type="float" office:value="382.588821308" calcext:value-type="float">
            <text:p>382.588821308</text:p>
          </table:table-cell>
          <table:table-cell office:value-type="float" office:value="2232.10526221" calcext:value-type="float">
            <text:p>2232.1052622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601.498676988" calcext:value-type="float">
            <text:p>601.498676988</text:p>
          </table:table-cell>
          <table:table-cell office:value-type="float" office:value="219.410748115" calcext:value-type="float">
            <text:p>219.410748115</text:p>
          </table:table-cell>
          <table:table-cell office:value-type="float" office:value="382.087928873" calcext:value-type="float">
            <text:p>382.087928873</text:p>
          </table:table-cell>
          <table:table-cell office:value-type="float" office:value="2286.88501482" calcext:value-type="float">
            <text:p>2286.8850148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99.113371449" calcext:value-type="float">
            <text:p>599.113371449</text:p>
          </table:table-cell>
          <table:table-cell office:value-type="float" office:value="217.493824493" calcext:value-type="float">
            <text:p>217.493824493</text:p>
          </table:table-cell>
          <table:table-cell office:value-type="float" office:value="381.619546956" calcext:value-type="float">
            <text:p>381.619546956</text:p>
          </table:table-cell>
          <table:table-cell office:value-type="float" office:value="2343.009158" calcext:value-type="float">
            <text:p>2343.00915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96.832289968" calcext:value-type="float">
            <text:p>596.832289968</text:p>
          </table:table-cell>
          <table:table-cell office:value-type="float" office:value="215.65666385" calcext:value-type="float">
            <text:p>215.65666385</text:p>
          </table:table-cell>
          <table:table-cell office:value-type="float" office:value="381.175626118" calcext:value-type="float">
            <text:p>381.175626118</text:p>
          </table:table-cell>
          <table:table-cell office:value-type="float" office:value="2400.51068546" calcext:value-type="float">
            <text:p>2400.51068546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94.656399236" calcext:value-type="float">
            <text:p>594.656399236</text:p>
          </table:table-cell>
          <table:table-cell office:value-type="float" office:value="213.895798808" calcext:value-type="float">
            <text:p>213.895798808</text:p>
          </table:table-cell>
          <table:table-cell office:value-type="float" office:value="380.760600428" calcext:value-type="float">
            <text:p>380.760600428</text:p>
          </table:table-cell>
          <table:table-cell office:value-type="float" office:value="2459.42340059" calcext:value-type="float">
            <text:p>2459.4234005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92.575125864" calcext:value-type="float">
            <text:p>592.575125864</text:p>
          </table:table-cell>
          <table:table-cell office:value-type="float" office:value="212.211872021" calcext:value-type="float">
            <text:p>212.211872021</text:p>
          </table:table-cell>
          <table:table-cell office:value-type="float" office:value="380.363253842" calcext:value-type="float">
            <text:p>380.363253842</text:p>
          </table:table-cell>
          <table:table-cell office:value-type="float" office:value="2519.78193642" calcext:value-type="float">
            <text:p>2519.7819364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90.55662936" calcext:value-type="float">
            <text:p>590.55662936</text:p>
          </table:table-cell>
          <table:table-cell office:value-type="float" office:value="210.646638297" calcext:value-type="float">
            <text:p>210.646638297</text:p>
          </table:table-cell>
          <table:table-cell office:value-type="float" office:value="379.909991062" calcext:value-type="float">
            <text:p>379.909991062</text:p>
          </table:table-cell>
          <table:table-cell office:value-type="float" office:value="2581.62177588" calcext:value-type="float">
            <text:p>2581.6217758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88.600669599" calcext:value-type="float">
            <text:p>588.600669599</text:p>
          </table:table-cell>
          <table:table-cell office:value-type="float" office:value="209.080584393" calcext:value-type="float">
            <text:p>209.080584393</text:p>
          </table:table-cell>
          <table:table-cell office:value-type="float" office:value="379.520085206" calcext:value-type="float">
            <text:p>379.520085206</text:p>
          </table:table-cell>
          <table:table-cell office:value-type="float" office:value="2644.97927277" calcext:value-type="float">
            <text:p>2644.9792727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15.89497911" calcext:value-type="float">
            <text:p>1115.89497911</text:p>
          </table:table-cell>
          <table:table-cell office:value-type="float" office:value="393.89942743" calcext:value-type="float">
            <text:p>393.89942743</text:p>
          </table:table-cell>
          <table:table-cell office:value-type="float" office:value="721.995551683" calcext:value-type="float">
            <text:p>721.995551683</text:p>
          </table:table-cell>
          <table:table-cell office:value-type="float" office:value="2709.89167303" calcext:value-type="float">
            <text:p>2709.8916730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14.85829253" calcext:value-type="float">
            <text:p>1114.85829253</text:p>
          </table:table-cell>
          <table:table-cell office:value-type="float" office:value="393.007939981" calcext:value-type="float">
            <text:p>393.007939981</text:p>
          </table:table-cell>
          <table:table-cell office:value-type="float" office:value="721.850352549" calcext:value-type="float">
            <text:p>721.850352549</text:p>
          </table:table-cell>
          <table:table-cell office:value-type="float" office:value="2776.3971367" calcext:value-type="float">
            <text:p>2776.397136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3.85041393" calcext:value-type="float">
            <text:p>1113.85041393</text:p>
          </table:table-cell>
          <table:table-cell office:value-type="float" office:value="392.17935" calcext:value-type="float">
            <text:p>392.17935</text:p>
          </table:table-cell>
          <table:table-cell office:value-type="float" office:value="721.671063927" calcext:value-type="float">
            <text:p>721.671063927</text:p>
          </table:table-cell>
          <table:table-cell office:value-type="float" office:value="2844.53476033" calcext:value-type="float">
            <text:p>2844.5347603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112.81845088" calcext:value-type="float">
            <text:p>1112.81845088</text:p>
          </table:table-cell>
          <table:table-cell office:value-type="float" office:value="391.340429797" calcext:value-type="float">
            <text:p>391.340429797</text:p>
          </table:table-cell>
          <table:table-cell office:value-type="float" office:value="721.478021084" calcext:value-type="float">
            <text:p>721.478021084</text:p>
          </table:table-cell>
          <table:table-cell office:value-type="float" office:value="2914.34459998" calcext:value-type="float">
            <text:p>2914.3445999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11.74444033" calcext:value-type="float">
            <text:p>1111.74444033</text:p>
          </table:table-cell>
          <table:table-cell office:value-type="float" office:value="390.463201736" calcext:value-type="float">
            <text:p>390.463201736</text:p>
          </table:table-cell>
          <table:table-cell office:value-type="float" office:value="721.281238589" calcext:value-type="float">
            <text:p>721.281238589</text:p>
          </table:table-cell>
          <table:table-cell office:value-type="float" office:value="2985.86769474" calcext:value-type="float">
            <text:p>2985.8676947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110.55298853" calcext:value-type="float">
            <text:p>1110.55298853</text:p>
          </table:table-cell>
          <table:table-cell office:value-type="float" office:value="389.098274047" calcext:value-type="float">
            <text:p>389.098274047</text:p>
          </table:table-cell>
          <table:table-cell office:value-type="float" office:value="721.454714486" calcext:value-type="float">
            <text:p>721.454714486</text:p>
          </table:table-cell>
          <table:table-cell office:value-type="float" office:value="3059.14609088" calcext:value-type="float">
            <text:p>3059.1460908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109.0740519" calcext:value-type="float">
            <text:p>1109.0740519</text:p>
          </table:table-cell>
          <table:table-cell office:value-type="float" office:value="388.079756376" calcext:value-type="float">
            <text:p>388.079756376</text:p>
          </table:table-cell>
          <table:table-cell office:value-type="float" office:value="720.994295529" calcext:value-type="float">
            <text:p>720.994295529</text:p>
          </table:table-cell>
          <table:table-cell office:value-type="float" office:value="3134.22286655" calcext:value-type="float">
            <text:p>3134.2228665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107.43748815" calcext:value-type="float">
            <text:p>1107.43748815</text:p>
          </table:table-cell>
          <table:table-cell office:value-type="float" office:value="386.998728817" calcext:value-type="float">
            <text:p>386.998728817</text:p>
          </table:table-cell>
          <table:table-cell office:value-type="float" office:value="720.438759335" calcext:value-type="float">
            <text:p>720.438759335</text:p>
          </table:table-cell>
          <table:table-cell office:value-type="float" office:value="3211.14215711" calcext:value-type="float">
            <text:p>3211.142157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105.58579443" calcext:value-type="float">
            <text:p>1105.58579443</text:p>
          </table:table-cell>
          <table:table-cell office:value-type="float" office:value="385.903423348" calcext:value-type="float">
            <text:p>385.903423348</text:p>
          </table:table-cell>
          <table:table-cell office:value-type="float" office:value="719.682371082" calcext:value-type="float">
            <text:p>719.682371082</text:p>
          </table:table-cell>
          <table:table-cell office:value-type="float" office:value="3289.94918109" calcext:value-type="float">
            <text:p>3289.94918109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103.8382961" calcext:value-type="float">
            <text:p>1103.8382961</text:p>
          </table:table-cell>
          <table:table-cell office:value-type="float" office:value="384.763930103" calcext:value-type="float">
            <text:p>384.763930103</text:p>
          </table:table-cell>
          <table:table-cell office:value-type="float" office:value="719.074365995" calcext:value-type="float">
            <text:p>719.074365995</text:p>
          </table:table-cell>
          <table:table-cell office:value-type="float" office:value="3370.69026677" calcext:value-type="float">
            <text:p>3370.6902667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102.15778132" calcext:value-type="float">
            <text:p>1102.15778132</text:p>
          </table:table-cell>
          <table:table-cell office:value-type="float" office:value="383.614621643" calcext:value-type="float">
            <text:p>383.614621643</text:p>
          </table:table-cell>
          <table:table-cell office:value-type="float" office:value="718.543159674" calcext:value-type="float">
            <text:p>718.543159674</text:p>
          </table:table-cell>
          <table:table-cell office:value-type="float" office:value="3453.41287938" calcext:value-type="float">
            <text:p>3453.4128793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100.4770222" calcext:value-type="float">
            <text:p>1100.4770222</text:p>
          </table:table-cell>
          <table:table-cell office:value-type="float" office:value="382.481085245" calcext:value-type="float">
            <text:p>382.481085245</text:p>
          </table:table-cell>
          <table:table-cell office:value-type="float" office:value="717.995936951" calcext:value-type="float">
            <text:p>717.995936951</text:p>
          </table:table-cell>
          <table:table-cell office:value-type="float" office:value="3538.16564905" calcext:value-type="float">
            <text:p>3538.1656490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098.77872269" calcext:value-type="float">
            <text:p>1098.77872269</text:p>
          </table:table-cell>
          <table:table-cell office:value-type="float" office:value="381.271139169" calcext:value-type="float">
            <text:p>381.271139169</text:p>
          </table:table-cell>
          <table:table-cell office:value-type="float" office:value="717.507583518" calcext:value-type="float">
            <text:p>717.507583518</text:p>
          </table:table-cell>
          <table:table-cell office:value-type="float" office:value="3624.99839937" calcext:value-type="float">
            <text:p>3624.9983993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097.10653225" calcext:value-type="float">
            <text:p>1097.10653225</text:p>
          </table:table-cell>
          <table:table-cell office:value-type="float" office:value="380.157322374" calcext:value-type="float">
            <text:p>380.157322374</text:p>
          </table:table-cell>
          <table:table-cell office:value-type="float" office:value="716.94920988" calcext:value-type="float">
            <text:p>716.94920988</text:p>
          </table:table-cell>
          <table:table-cell office:value-type="float" office:value="3713.96217669" calcext:value-type="float">
            <text:p>3713.9621766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95.46905407" calcext:value-type="float">
            <text:p>1095.46905407</text:p>
          </table:table-cell>
          <table:table-cell office:value-type="float" office:value="378.977641118" calcext:value-type="float">
            <text:p>378.977641118</text:p>
          </table:table-cell>
          <table:table-cell office:value-type="float" office:value="716.491412952" calcext:value-type="float">
            <text:p>716.491412952</text:p>
          </table:table-cell>
          <table:table-cell office:value-type="float" office:value="3805.10928012" calcext:value-type="float">
            <text:p>3805.1092801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093.86536177" calcext:value-type="float">
            <text:p>1093.86536177</text:p>
          </table:table-cell>
          <table:table-cell office:value-type="float" office:value="377.744694124" calcext:value-type="float">
            <text:p>377.744694124</text:p>
          </table:table-cell>
          <table:table-cell office:value-type="float" office:value="716.120667648" calcext:value-type="float">
            <text:p>716.120667648</text:p>
          </table:table-cell>
          <table:table-cell office:value-type="float" office:value="3898.4932923" calcext:value-type="float">
            <text:p>3898.493292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092.29194989" calcext:value-type="float">
            <text:p>1092.29194989</text:p>
          </table:table-cell>
          <table:table-cell office:value-type="float" office:value="376.551703637" calcext:value-type="float">
            <text:p>376.551703637</text:p>
          </table:table-cell>
          <table:table-cell office:value-type="float" office:value="715.740246257" calcext:value-type="float">
            <text:p>715.740246257</text:p>
          </table:table-cell>
          <table:table-cell office:value-type="float" office:value="3994.16911086" calcext:value-type="float">
            <text:p>3994.16911086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090.68573691" calcext:value-type="float">
            <text:p>1090.68573691</text:p>
          </table:table-cell>
          <table:table-cell office:value-type="float" office:value="374.805201567" calcext:value-type="float">
            <text:p>374.805201567</text:p>
          </table:table-cell>
          <table:table-cell office:value-type="float" office:value="715.880535341" calcext:value-type="float">
            <text:p>715.880535341</text:p>
          </table:table-cell>
          <table:table-cell office:value-type="float" office:value="4092.19298072" calcext:value-type="float">
            <text:p>4092.1929807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088.81040531" calcext:value-type="float">
            <text:p>1088.81040531</text:p>
          </table:table-cell>
          <table:table-cell office:value-type="float" office:value="372.989672288" calcext:value-type="float">
            <text:p>372.989672288</text:p>
          </table:table-cell>
          <table:table-cell office:value-type="float" office:value="715.820733021" calcext:value-type="float">
            <text:p>715.820733021</text:p>
          </table:table-cell>
          <table:table-cell office:value-type="float" office:value="4192.62252716" calcext:value-type="float">
            <text:p>4192.6225271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086.86459865" calcext:value-type="float">
            <text:p>1086.86459865</text:p>
          </table:table-cell>
          <table:table-cell office:value-type="float" office:value="371.703113111" calcext:value-type="float">
            <text:p>371.703113111</text:p>
          </table:table-cell>
          <table:table-cell office:value-type="float" office:value="715.161485538" calcext:value-type="float">
            <text:p>715.161485538</text:p>
          </table:table-cell>
          <table:table-cell office:value-type="float" office:value="4295.51678967" calcext:value-type="float">
            <text:p>4295.5167896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080.83455863" calcext:value-type="float">
            <text:p>1080.83455863</text:p>
          </table:table-cell>
          <table:table-cell office:value-type="float" office:value="365.550922998" calcext:value-type="float">
            <text:p>365.550922998</text:p>
          </table:table-cell>
          <table:table-cell office:value-type="float" office:value="715.283635632" calcext:value-type="float">
            <text:p>715.283635632</text:p>
          </table:table-cell>
          <table:table-cell office:value-type="float" office:value="4400.93625667" calcext:value-type="float">
            <text:p>4400.9362566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076.50639261" calcext:value-type="float">
            <text:p>1076.50639261</text:p>
          </table:table-cell>
          <table:table-cell office:value-type="float" office:value="362.193627713" calcext:value-type="float">
            <text:p>362.193627713</text:p>
          </table:table-cell>
          <table:table-cell office:value-type="float" office:value="714.312764899" calcext:value-type="float">
            <text:p>714.312764899</text:p>
          </table:table-cell>
          <table:table-cell office:value-type="float" office:value="4508.94290109" calcext:value-type="float">
            <text:p>4508.9429010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072.4775439" calcext:value-type="float">
            <text:p>1072.4775439</text:p>
          </table:table-cell>
          <table:table-cell office:value-type="float" office:value="359.276500038" calcext:value-type="float">
            <text:p>359.276500038</text:p>
          </table:table-cell>
          <table:table-cell office:value-type="float" office:value="713.201043859" calcext:value-type="float">
            <text:p>713.201043859</text:p>
          </table:table-cell>
          <table:table-cell office:value-type="float" office:value="4619.60021676" calcext:value-type="float">
            <text:p>4619.6002167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064.92519679" calcext:value-type="float">
            <text:p>1064.92519679</text:p>
          </table:table-cell>
          <table:table-cell office:value-type="float" office:value="351.040529875" calcext:value-type="float">
            <text:p>351.040529875</text:p>
          </table:table-cell>
          <table:table-cell office:value-type="float" office:value="713.884666916" calcext:value-type="float">
            <text:p>713.884666916</text:p>
          </table:table-cell>
          <table:table-cell office:value-type="float" office:value="4732.97325578" calcext:value-type="float">
            <text:p>4732.9732557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18.631485895" calcext:value-type="float">
            <text:p>918.631485895</text:p>
          </table:table-cell>
          <table:table-cell office:value-type="float" office:value="461.032177471" calcext:value-type="float">
            <text:p>461.032177471</text:p>
          </table:table-cell>
          <table:table-cell office:value-type="float" office:value="457.599308424" calcext:value-type="float">
            <text:p>457.599308424</text:p>
          </table:table-cell>
          <table:table-cell office:value-type="float" office:value="4849.12866674" calcext:value-type="float">
            <text:p>4849.12866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21:26.730655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0:32:21.010385860</dc:date>
    <meta:editing-duration>PT12M10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A1:EnergyVals.E251" chart:data-source-has-labels="column" svg:x="0.32cm" svg:y="0.18cm" svg:width="12.508cm" svg:height="8.64cm">
          <chartooo:coordinate-region svg:x="1.418cm" svg:y="0.38cm" svg:width="11.407cm" svg:height="8.241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chart:class="chart:line">
            <chart:data-point chart:repeated="251"/>
          </chart:series>
          <chart:series chart:style-name="ch7" chart:values-cell-range-address="EnergyVals.C1:EnergyVals.C251" chart:class="chart:line">
            <chart:data-point chart:repeated="251"/>
          </chart:series>
          <chart:series chart:style-name="ch8" chart:values-cell-range-address="EnergyVals.D1:EnergyVals.D251" chart:class="chart:line">
            <chart:data-point chart:repeated="251"/>
          </chart:series>
          <chart:series chart:style-name="ch9" chart:values-cell-range-address="EnergyVals.E1:EnergyVals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1.3044479905">
                <text:p>11.3044479905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1.5818788423">
                <text:p>11.581878842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1.8661183307">
                <text:p>11.866118330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2.1573335513">
                <text:p>12.157333551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2.455695701">
                <text:p>12.4556957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2.7613801776">
                <text:p>12.761380177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3.0745666841">
                <text:p>13.074566684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3.3954393331">
                <text:p>13.395439333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3.724186756">
                <text:p>13.72418675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4.0610022135">
                <text:p>14.061002213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4.4060837093">
                <text:p>14.406083709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4.7596341063">
                <text:p>14.759634106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5E-017">
                <text:p>-3.97964869985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5.1218612461">
                <text:p>15.121861246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2E-017">
                <text:p>-4.20846801702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5.492978071">
                <text:p>15.49297807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6E-017">
                <text:p>-2.41072429426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5.8732027496">
                <text:p>15.873202749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E-017">
                <text:p>-2.5188308141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6.2627588043">
                <text:p>16.262758804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6E-017">
                <text:p>-3.63530880646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6.6618752434">
                <text:p>16.661875243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2411">
                <text:p>11.7028522411</text:p>
              </table:table-cell>
              <table:table-cell office:value-type="float" office:value="0.0000110722158355">
                <text:p>0.0000110722158355</text:p>
              </table:table-cell>
              <table:table-cell office:value-type="float" office:value="11.7028411689">
                <text:p>11.7028411689</text:p>
              </table:table-cell>
              <table:table-cell office:value-type="float" office:value="17.0707866953">
                <text:p>17.070786695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93844">
                <text:p>11.7028093844</text:p>
              </table:table-cell>
              <table:table-cell office:value-type="float" office:value="0.000641802724266">
                <text:p>0.000641802724266</text:p>
              </table:table-cell>
              <table:table-cell office:value-type="float" office:value="11.7021675816">
                <text:p>11.7021675816</text:p>
              </table:table-cell>
              <table:table-cell office:value-type="float" office:value="17.4897335469">
                <text:p>17.489733546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346138">
                <text:p>11.7027346138</text:p>
              </table:table-cell>
              <table:table-cell office:value-type="float" office:value="0.00307679446253">
                <text:p>0.00307679446253</text:p>
              </table:table-cell>
              <table:table-cell office:value-type="float" office:value="11.6996578194">
                <text:p>11.6996578194</text:p>
              </table:table-cell>
              <table:table-cell office:value-type="float" office:value="17.9189620842">
                <text:p>17.918962084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459715">
                <text:p>11.7026459715</text:p>
              </table:table-cell>
              <table:table-cell office:value-type="float" office:value="0.00799276907396">
                <text:p>0.00799276907396</text:p>
              </table:table-cell>
              <table:table-cell office:value-type="float" office:value="11.6946532024">
                <text:p>11.6946532024</text:p>
              </table:table-cell>
              <table:table-cell office:value-type="float" office:value="18.3587246377">
                <text:p>18.358724637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571374">
                <text:p>11.7025571374</text:p>
              </table:table-cell>
              <table:table-cell office:value-type="float" office:value="0.0155945772424">
                <text:p>0.0155945772424</text:p>
              </table:table-cell>
              <table:table-cell office:value-type="float" office:value="11.6869625601">
                <text:p>11.6869625601</text:p>
              </table:table-cell>
              <table:table-cell office:value-type="float" office:value="18.8092797306">
                <text:p>18.8092797306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780082">
                <text:p>11.7024780082</text:p>
              </table:table-cell>
              <table:table-cell office:value-type="float" office:value="0.0257354026335">
                <text:p>0.0257354026335</text:p>
              </table:table-cell>
              <table:table-cell office:value-type="float" office:value="11.6767426056">
                <text:p>11.6767426056</text:p>
              </table:table-cell>
              <table:table-cell office:value-type="float" office:value="19.2708922305">
                <text:p>19.270892230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4152372">
                <text:p>11.7024152372</text:p>
              </table:table-cell>
              <table:table-cell office:value-type="float" office:value="0.0380211820148">
                <text:p>0.0380211820148</text:p>
              </table:table-cell>
              <table:table-cell office:value-type="float" office:value="11.6643940552">
                <text:p>11.6643940552</text:p>
              </table:table-cell>
              <table:table-cell office:value-type="float" office:value="19.7438335056">
                <text:p>19.743833505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72714">
                <text:p>11.702372714</text:p>
              </table:table-cell>
              <table:table-cell office:value-type="float" office:value="0.0519001578031">
                <text:p>0.0519001578031</text:p>
              </table:table-cell>
              <table:table-cell office:value-type="float" office:value="11.6504725562">
                <text:p>11.6504725562</text:p>
              </table:table-cell>
              <table:table-cell office:value-type="float" office:value="20.2283815837">
                <text:p>20.228381583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520344">
                <text:p>11.7023520344</text:p>
              </table:table-cell>
              <table:table-cell office:value-type="float" office:value="0.0667384293628">
                <text:p>0.0667384293628</text:p>
              </table:table-cell>
              <table:table-cell office:value-type="float" office:value="11.635613605">
                <text:p>11.635613605</text:p>
              </table:table-cell>
              <table:table-cell office:value-type="float" office:value="20.7248213159">
                <text:p>20.7248213159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0.0680532218">
                <text:p>20.0680532218</text:p>
              </table:table-cell>
              <table:table-cell office:value-type="float" office:value="1.01826759218">
                <text:p>1.01826759218</text:p>
              </table:table-cell>
              <table:table-cell office:value-type="float" office:value="19.0497856296">
                <text:p>19.0497856296</text:p>
              </table:table-cell>
              <table:table-cell office:value-type="float" office:value="21.2334445442">
                <text:p>21.233444544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0.0652768058">
                <text:p>20.0652768058</text:p>
              </table:table-cell>
              <table:table-cell office:value-type="float" office:value="1.09633716036">
                <text:p>1.09633716036</text:p>
              </table:table-cell>
              <table:table-cell office:value-type="float" office:value="18.9689396454">
                <text:p>18.9689396454</text:p>
              </table:table-cell>
              <table:table-cell office:value-type="float" office:value="21.7545502729">
                <text:p>21.7545502729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0.0623096265">
                <text:p>20.0623096265</text:p>
              </table:table-cell>
              <table:table-cell office:value-type="float" office:value="1.16028285242">
                <text:p>1.16028285242</text:p>
              </table:table-cell>
              <table:table-cell office:value-type="float" office:value="18.9020267741">
                <text:p>18.9020267741</text:p>
              </table:table-cell>
              <table:table-cell office:value-type="float" office:value="22.2884448441">
                <text:p>22.288444844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0.0594022304">
                <text:p>20.0594022304</text:p>
              </table:table-cell>
              <table:table-cell office:value-type="float" office:value="1.20618680487">
                <text:p>1.20618680487</text:p>
              </table:table-cell>
              <table:table-cell office:value-type="float" office:value="18.8532154256">
                <text:p>18.8532154256</text:p>
              </table:table-cell>
              <table:table-cell office:value-type="float" office:value="22.8354421184">
                <text:p>22.83544211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.0569960864">
                <text:p>20.0569960864</text:p>
              </table:table-cell>
              <table:table-cell office:value-type="float" office:value="1.23371240886">
                <text:p>1.23371240886</text:p>
              </table:table-cell>
              <table:table-cell office:value-type="float" office:value="18.8232836776">
                <text:p>18.8232836776</text:p>
              </table:table-cell>
              <table:table-cell office:value-type="float" office:value="23.395863659">
                <text:p>23.39586365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0.0553920859">
                <text:p>20.0553920859</text:p>
              </table:table-cell>
              <table:table-cell office:value-type="float" office:value="1.24616271799">
                <text:p>1.24616271799</text:p>
              </table:table-cell>
              <table:table-cell office:value-type="float" office:value="18.8092293679">
                <text:p>18.8092293679</text:p>
              </table:table-cell>
              <table:table-cell office:value-type="float" office:value="23.9700389208">
                <text:p>23.970038920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0.0547113149">
                <text:p>20.0547113149</text:p>
              </table:table-cell>
              <table:table-cell office:value-type="float" office:value="1.24834799906">
                <text:p>1.24834799906</text:p>
              </table:table-cell>
              <table:table-cell office:value-type="float" office:value="18.8063633158">
                <text:p>18.8063633158</text:p>
              </table:table-cell>
              <table:table-cell office:value-type="float" office:value="24.5583054439">
                <text:p>24.5583054439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0.0549785272">
                <text:p>20.0549785272</text:p>
              </table:table-cell>
              <table:table-cell office:value-type="float" office:value="1.24618346846">
                <text:p>1.24618346846</text:p>
              </table:table-cell>
              <table:table-cell office:value-type="float" office:value="18.8087950587">
                <text:p>18.8087950587</text:p>
              </table:table-cell>
              <table:table-cell office:value-type="float" office:value="25.1610090526">
                <text:p>25.161009052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0.0560887752">
                <text:p>20.0560887752</text:p>
              </table:table-cell>
              <table:table-cell office:value-type="float" office:value="1.24584233769">
                <text:p>1.24584233769</text:p>
              </table:table-cell>
              <table:table-cell office:value-type="float" office:value="18.8102464375">
                <text:p>18.8102464375</text:p>
              </table:table-cell>
              <table:table-cell office:value-type="float" office:value="25.7785040581">
                <text:p>25.778504058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0.0577507299">
                <text:p>20.0577507299</text:p>
              </table:table-cell>
              <table:table-cell office:value-type="float" office:value="1.25265903417">
                <text:p>1.25265903417</text:p>
              </table:table-cell>
              <table:table-cell office:value-type="float" office:value="18.8050916957">
                <text:p>18.8050916957</text:p>
              </table:table-cell>
              <table:table-cell office:value-type="float" office:value="26.411153467">
                <text:p>26.41115346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0.0595553197">
                <text:p>20.0595553197</text:p>
              </table:table-cell>
              <table:table-cell office:value-type="float" office:value="1.27026398082">
                <text:p>1.27026398082</text:p>
              </table:table-cell>
              <table:table-cell office:value-type="float" office:value="18.7892913389">
                <text:p>18.7892913389</text:p>
              </table:table-cell>
              <table:table-cell office:value-type="float" office:value="27.0593291948">
                <text:p>27.059329194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0.0610291703">
                <text:p>20.0610291703</text:p>
              </table:table-cell>
              <table:table-cell office:value-type="float" office:value="1.29988792228">
                <text:p>1.29988792228</text:p>
              </table:table-cell>
              <table:table-cell office:value-type="float" office:value="18.761141248">
                <text:p>18.761141248</text:p>
              </table:table-cell>
              <table:table-cell office:value-type="float" office:value="27.7234122844">
                <text:p>27.723412284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0.0617098054">
                <text:p>20.0617098054</text:p>
              </table:table-cell>
              <table:table-cell office:value-type="float" office:value="1.33991220357">
                <text:p>1.33991220357</text:p>
              </table:table-cell>
              <table:table-cell office:value-type="float" office:value="18.7217976019">
                <text:p>18.7217976019</text:p>
              </table:table-cell>
              <table:table-cell office:value-type="float" office:value="28.4037931302">
                <text:p>28.403793130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0.0612369287">
                <text:p>20.0612369287</text:p>
              </table:table-cell>
              <table:table-cell office:value-type="float" office:value="1.38593800775">
                <text:p>1.38593800775</text:p>
              </table:table-cell>
              <table:table-cell office:value-type="float" office:value="18.675298921">
                <text:p>18.675298921</text:p>
              </table:table-cell>
              <table:table-cell office:value-type="float" office:value="29.1008717076">
                <text:p>29.10087170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0.0594636023">
                <text:p>20.0594636023</text:p>
              </table:table-cell>
              <table:table-cell office:value-type="float" office:value="1.43129158896">
                <text:p>1.43129158896</text:p>
              </table:table-cell>
              <table:table-cell office:value-type="float" office:value="18.6281720133">
                <text:p>18.6281720133</text:p>
              </table:table-cell>
              <table:table-cell office:value-type="float" office:value="29.8150578079">
                <text:p>29.815057807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0.0566433813">
                <text:p>20.0566433813</text:p>
              </table:table-cell>
              <table:table-cell office:value-type="float" office:value="1.46771677517">
                <text:p>1.46771677517</text:p>
              </table:table-cell>
              <table:table-cell office:value-type="float" office:value="18.5889266062">
                <text:p>18.5889266062</text:p>
              </table:table-cell>
              <table:table-cell office:value-type="float" office:value="30.5467712795">
                <text:p>30.546771279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0.0534839833">
                <text:p>20.0534839833</text:p>
              </table:table-cell>
              <table:table-cell office:value-type="float" office:value="1.48804182312">
                <text:p>1.48804182312</text:p>
              </table:table-cell>
              <table:table-cell office:value-type="float" office:value="18.5654421602">
                <text:p>18.5654421602</text:p>
              </table:table-cell>
              <table:table-cell office:value-type="float" office:value="31.2964422748">
                <text:p>31.296442274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0.0513877393">
                <text:p>20.0513877393</text:p>
              </table:table-cell>
              <table:table-cell office:value-type="float" office:value="1.49390092025">
                <text:p>1.49390092025</text:p>
              </table:table-cell>
              <table:table-cell office:value-type="float" office:value="18.5574868191">
                <text:p>18.5574868191</text:p>
              </table:table-cell>
              <table:table-cell office:value-type="float" office:value="32.0645115026">
                <text:p>32.064511502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0.0511068179">
                <text:p>20.0511068179</text:p>
              </table:table-cell>
              <table:table-cell office:value-type="float" office:value="1.49541784129">
                <text:p>1.49541784129</text:p>
              </table:table-cell>
              <table:table-cell office:value-type="float" office:value="18.5556889766">
                <text:p>18.5556889766</text:p>
              </table:table-cell>
              <table:table-cell office:value-type="float" office:value="32.8514304876">
                <text:p>32.85143048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0.0509038691">
                <text:p>20.0509038691</text:p>
              </table:table-cell>
              <table:table-cell office:value-type="float" office:value="1.49739519602">
                <text:p>1.49739519602</text:p>
              </table:table-cell>
              <table:table-cell office:value-type="float" office:value="18.5535086731">
                <text:p>18.5535086731</text:p>
              </table:table-cell>
              <table:table-cell office:value-type="float" office:value="33.6576618358">
                <text:p>33.657661835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0.0507138869">
                <text:p>20.0507138869</text:p>
              </table:table-cell>
              <table:table-cell office:value-type="float" office:value="1.49995577096">
                <text:p>1.49995577096</text:p>
              </table:table-cell>
              <table:table-cell office:value-type="float" office:value="18.550758116">
                <text:p>18.550758116</text:p>
              </table:table-cell>
              <table:table-cell office:value-type="float" office:value="34.4836795061">
                <text:p>34.483679506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0.0505339212">
                <text:p>20.0505339212</text:p>
              </table:table-cell>
              <table:table-cell office:value-type="float" office:value="1.50312481978">
                <text:p>1.50312481978</text:p>
              </table:table-cell>
              <table:table-cell office:value-type="float" office:value="18.5474091015">
                <text:p>18.5474091015</text:p>
              </table:table-cell>
              <table:table-cell office:value-type="float" office:value="35.3299690893">
                <text:p>35.329969089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0.0503608885">
                <text:p>20.0503608885</text:p>
              </table:table-cell>
              <table:table-cell office:value-type="float" office:value="1.50684697403">
                <text:p>1.50684697403</text:p>
              </table:table-cell>
              <table:table-cell office:value-type="float" office:value="18.5435139144">
                <text:p>18.5435139144</text:p>
              </table:table-cell>
              <table:table-cell office:value-type="float" office:value="36.1970280936">
                <text:p>36.197028093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0.0501919209">
                <text:p>20.0501919209</text:p>
              </table:table-cell>
              <table:table-cell office:value-type="float" office:value="1.51099603313">
                <text:p>1.51099603313</text:p>
              </table:table-cell>
              <table:table-cell office:value-type="float" office:value="18.5391958877">
                <text:p>18.5391958877</text:p>
              </table:table-cell>
              <table:table-cell office:value-type="float" office:value="37.0853662368">
                <text:p>37.08536623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.7119712932">
                <text:p>35.7119712932</text:p>
              </table:table-cell>
              <table:table-cell office:value-type="float" office:value="2.3273810612">
                <text:p>2.3273810612</text:p>
              </table:table-cell>
              <table:table-cell office:value-type="float" office:value="33.384590232">
                <text:p>33.384590232</text:p>
              </table:table-cell>
              <table:table-cell office:value-type="float" office:value="37.9955057459">
                <text:p>37.9955057459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5.7234250307">
                <text:p>35.7234250307</text:p>
              </table:table-cell>
              <table:table-cell office:value-type="float" office:value="2.53272706155">
                <text:p>2.53272706155</text:p>
              </table:table-cell>
              <table:table-cell office:value-type="float" office:value="33.1906979691">
                <text:p>33.1906979691</text:p>
              </table:table-cell>
              <table:table-cell office:value-type="float" office:value="38.9279816644">
                <text:p>38.9279816644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5.7060691769">
                <text:p>35.7060691769</text:p>
              </table:table-cell>
              <table:table-cell office:value-type="float" office:value="2.67726677831">
                <text:p>2.67726677831</text:p>
              </table:table-cell>
              <table:table-cell office:value-type="float" office:value="33.0288023986">
                <text:p>33.0288023986</text:p>
              </table:table-cell>
              <table:table-cell office:value-type="float" office:value="39.8833421669">
                <text:p>39.883342166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5.6919374303">
                <text:p>35.6919374303</text:p>
              </table:table-cell>
              <table:table-cell office:value-type="float" office:value="2.73671877637">
                <text:p>2.73671877637</text:p>
              </table:table-cell>
              <table:table-cell office:value-type="float" office:value="32.9552186539">
                <text:p>32.9552186539</text:p>
              </table:table-cell>
              <table:table-cell office:value-type="float" office:value="40.8621488809">
                <text:p>40.862148880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5.6872690163">
                <text:p>35.6872690163</text:p>
              </table:table-cell>
              <table:table-cell office:value-type="float" office:value="2.74437303649">
                <text:p>2.74437303649</text:p>
              </table:table-cell>
              <table:table-cell office:value-type="float" office:value="32.9428959798">
                <text:p>32.9428959798</text:p>
              </table:table-cell>
              <table:table-cell office:value-type="float" office:value="41.8649772171">
                <text:p>41.864977217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5.6927643102">
                <text:p>35.6927643102</text:p>
              </table:table-cell>
              <table:table-cell office:value-type="float" office:value="2.75528892126">
                <text:p>2.75528892126</text:p>
              </table:table-cell>
              <table:table-cell office:value-type="float" office:value="32.9374753889">
                <text:p>32.9374753889</text:p>
              </table:table-cell>
              <table:table-cell office:value-type="float" office:value="42.8924167082">
                <text:p>42.892416708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5.7037281946">
                <text:p>35.7037281946</text:p>
              </table:table-cell>
              <table:table-cell office:value-type="float" office:value="2.81577821771">
                <text:p>2.81577821771</text:p>
              </table:table-cell>
              <table:table-cell office:value-type="float" office:value="32.8879499769">
                <text:p>32.8879499769</text:p>
              </table:table-cell>
              <table:table-cell office:value-type="float" office:value="43.9450713547">
                <text:p>43.945071354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5.7112318662">
                <text:p>35.7112318662</text:p>
              </table:table-cell>
              <table:table-cell office:value-type="float" office:value="2.93571912158">
                <text:p>2.93571912158</text:p>
              </table:table-cell>
              <table:table-cell office:value-type="float" office:value="32.7755127446">
                <text:p>32.7755127446</text:p>
              </table:table-cell>
              <table:table-cell office:value-type="float" office:value="45.0235599805">
                <text:p>45.023559980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5.7067755148">
                <text:p>35.7067755148</text:p>
              </table:table-cell>
              <table:table-cell office:value-type="float" office:value="3.07542582516">
                <text:p>3.07542582516</text:p>
              </table:table-cell>
              <table:table-cell office:value-type="float" office:value="32.6313496896">
                <text:p>32.6313496896</text:p>
              </table:table-cell>
              <table:table-cell office:value-type="float" office:value="46.1285165965">
                <text:p>46.128516596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5.6896482127">
                <text:p>35.6896482127</text:p>
              </table:table-cell>
              <table:table-cell office:value-type="float" office:value="3.16290390955">
                <text:p>3.16290390955</text:p>
              </table:table-cell>
              <table:table-cell office:value-type="float" office:value="32.5267443032">
                <text:p>32.5267443032</text:p>
              </table:table-cell>
              <table:table-cell office:value-type="float" office:value="47.2605907732">
                <text:p>47.26059077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5.676841714">
                <text:p>35.676841714</text:p>
              </table:table-cell>
              <table:table-cell office:value-type="float" office:value="3.17087343897">
                <text:p>3.17087343897</text:p>
              </table:table-cell>
              <table:table-cell office:value-type="float" office:value="32.505968275">
                <text:p>32.505968275</text:p>
              </table:table-cell>
              <table:table-cell office:value-type="float" office:value="48.4204480229">
                <text:p>48.420448022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5.6755888308">
                <text:p>35.6755888308</text:p>
              </table:table-cell>
              <table:table-cell office:value-type="float" office:value="3.16325233784">
                <text:p>3.16325233784</text:p>
              </table:table-cell>
              <table:table-cell office:value-type="float" office:value="32.512336493">
                <text:p>32.512336493</text:p>
              </table:table-cell>
              <table:table-cell office:value-type="float" office:value="49.6087701905">
                <text:p>49.608770190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5.6744059238">
                <text:p>35.6744059238</text:p>
              </table:table-cell>
              <table:table-cell office:value-type="float" office:value="3.15439077751">
                <text:p>3.15439077751</text:p>
              </table:table-cell>
              <table:table-cell office:value-type="float" office:value="32.5200151463">
                <text:p>32.5200151463</text:p>
              </table:table-cell>
              <table:table-cell office:value-type="float" office:value="50.8262558548">
                <text:p>50.826255854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5.6731999201">
                <text:p>35.6731999201</text:p>
              </table:table-cell>
              <table:table-cell office:value-type="float" office:value="3.14476982409">
                <text:p>3.14476982409</text:p>
              </table:table-cell>
              <table:table-cell office:value-type="float" office:value="32.528430096">
                <text:p>32.528430096</text:p>
              </table:table-cell>
              <table:table-cell office:value-type="float" office:value="52.0736207388">
                <text:p>52.073620738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5.6714030563">
                <text:p>35.6714030563</text:p>
              </table:table-cell>
              <table:table-cell office:value-type="float" office:value="3.13551648632">
                <text:p>3.13551648632</text:p>
              </table:table-cell>
              <table:table-cell office:value-type="float" office:value="32.53588657">
                <text:p>32.53588657</text:p>
              </table:table-cell>
              <table:table-cell office:value-type="float" office:value="53.3515981305">
                <text:p>53.351598130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5.6693975009">
                <text:p>35.6693975009</text:p>
              </table:table-cell>
              <table:table-cell office:value-type="float" office:value="3.12952795576">
                <text:p>3.12952795576</text:p>
              </table:table-cell>
              <table:table-cell office:value-type="float" office:value="32.5398695452">
                <text:p>32.5398695452</text:p>
              </table:table-cell>
              <table:table-cell office:value-type="float" office:value="54.6609393144">
                <text:p>54.660939314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5.6678181757">
                <text:p>35.6678181757</text:p>
              </table:table-cell>
              <table:table-cell office:value-type="float" office:value="3.12620834913">
                <text:p>3.12620834913</text:p>
              </table:table-cell>
              <table:table-cell office:value-type="float" office:value="32.5416098266">
                <text:p>32.5416098266</text:p>
              </table:table-cell>
              <table:table-cell office:value-type="float" office:value="56.0024140125">
                <text:p>56.002414012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5.6664265032">
                <text:p>35.6664265032</text:p>
              </table:table-cell>
              <table:table-cell office:value-type="float" office:value="3.12479871039">
                <text:p>3.12479871039</text:p>
              </table:table-cell>
              <table:table-cell office:value-type="float" office:value="32.5416277928">
                <text:p>32.5416277928</text:p>
              </table:table-cell>
              <table:table-cell office:value-type="float" office:value="57.3768108371">
                <text:p>57.376810837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5.665124368">
                <text:p>35.665124368</text:p>
              </table:table-cell>
              <table:table-cell office:value-type="float" office:value="3.12361548934">
                <text:p>3.12361548934</text:p>
              </table:table-cell>
              <table:table-cell office:value-type="float" office:value="32.5415088786">
                <text:p>32.5415088786</text:p>
              </table:table-cell>
              <table:table-cell office:value-type="float" office:value="58.7849377548">
                <text:p>58.784937754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5.6638795074">
                <text:p>35.6638795074</text:p>
              </table:table-cell>
              <table:table-cell office:value-type="float" office:value="3.12099449347">
                <text:p>3.12099449347</text:p>
              </table:table-cell>
              <table:table-cell office:value-type="float" office:value="32.542885014">
                <text:p>32.542885014</text:p>
              </table:table-cell>
              <table:table-cell office:value-type="float" office:value="60.2276225607">
                <text:p>60.22762256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5.6626897229">
                <text:p>35.6626897229</text:p>
              </table:table-cell>
              <table:table-cell office:value-type="float" office:value="3.11580906532">
                <text:p>3.11580906532</text:p>
              </table:table-cell>
              <table:table-cell office:value-type="float" office:value="32.5468806576">
                <text:p>32.5468806576</text:p>
              </table:table-cell>
              <table:table-cell office:value-type="float" office:value="61.7057133656">
                <text:p>61.705713365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5.6615881281">
                <text:p>35.6615881281</text:p>
              </table:table-cell>
              <table:table-cell office:value-type="float" office:value="3.10851930116">
                <text:p>3.10851930116</text:p>
              </table:table-cell>
              <table:table-cell office:value-type="float" office:value="32.5530688269">
                <text:p>32.5530688269</text:p>
              </table:table-cell>
              <table:table-cell office:value-type="float" office:value="63.2200790945">
                <text:p>63.22007909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5.6606023498">
                <text:p>35.6606023498</text:p>
              </table:table-cell>
              <table:table-cell office:value-type="float" office:value="3.10182025459">
                <text:p>3.10182025459</text:p>
              </table:table-cell>
              <table:table-cell office:value-type="float" office:value="32.5587820952">
                <text:p>32.5587820952</text:p>
              </table:table-cell>
              <table:table-cell office:value-type="float" office:value="64.7716099971">
                <text:p>64.771609997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5.6597216032">
                <text:p>35.6597216032</text:p>
              </table:table-cell>
              <table:table-cell office:value-type="float" office:value="3.09843348807">
                <text:p>3.09843348807</text:p>
              </table:table-cell>
              <table:table-cell office:value-type="float" office:value="32.5612881151">
                <text:p>32.5612881151</text:p>
              </table:table-cell>
              <table:table-cell office:value-type="float" office:value="66.3612181717">
                <text:p>66.361218171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5.6588253731">
                <text:p>35.6588253731</text:p>
              </table:table-cell>
              <table:table-cell office:value-type="float" office:value="3.09775508566">
                <text:p>3.09775508566</text:p>
              </table:table-cell>
              <table:table-cell office:value-type="float" office:value="32.5610702875">
                <text:p>32.5610702875</text:p>
              </table:table-cell>
              <table:table-cell office:value-type="float" office:value="67.9898381007">
                <text:p>67.98983810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5.6579581276">
                <text:p>35.6579581276</text:p>
              </table:table-cell>
              <table:table-cell office:value-type="float" office:value="3.09686099217">
                <text:p>3.09686099217</text:p>
              </table:table-cell>
              <table:table-cell office:value-type="float" office:value="32.5610971354">
                <text:p>32.5610971354</text:p>
              </table:table-cell>
              <table:table-cell office:value-type="float" office:value="69.6584272008">
                <text:p>69.658427200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68.3441542495">
                <text:p>68.3441542495</text:p>
              </table:table-cell>
              <table:table-cell office:value-type="float" office:value="7.02300932106">
                <text:p>7.02300932106</text:p>
              </table:table-cell>
              <table:table-cell office:value-type="float" office:value="61.3211449284">
                <text:p>61.3211449284</text:p>
              </table:table-cell>
              <table:table-cell office:value-type="float" office:value="71.3679663848">
                <text:p>71.36796638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68.343507406">
                <text:p>68.343507406</text:p>
              </table:table-cell>
              <table:table-cell office:value-type="float" office:value="7.02027997236">
                <text:p>7.02027997236</text:p>
              </table:table-cell>
              <table:table-cell office:value-type="float" office:value="61.3232274336">
                <text:p>61.3232274336</text:p>
              </table:table-cell>
              <table:table-cell office:value-type="float" office:value="73.1194606394">
                <text:p>73.119460639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68.3427829074">
                <text:p>68.3427829074</text:p>
              </table:table-cell>
              <table:table-cell office:value-type="float" office:value="7.0219157312">
                <text:p>7.0219157312</text:p>
              </table:table-cell>
              <table:table-cell office:value-type="float" office:value="61.3208671762">
                <text:p>61.3208671762</text:p>
              </table:table-cell>
              <table:table-cell office:value-type="float" office:value="74.9139396149">
                <text:p>74.91393961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68.3421305667">
                <text:p>68.3421305667</text:p>
              </table:table-cell>
              <table:table-cell office:value-type="float" office:value="7.02370501914">
                <text:p>7.02370501914</text:p>
              </table:table-cell>
              <table:table-cell office:value-type="float" office:value="61.3184255476">
                <text:p>61.3184255476</text:p>
              </table:table-cell>
              <table:table-cell office:value-type="float" office:value="76.7524582314">
                <text:p>76.752458231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8.341555129">
                <text:p>68.341555129</text:p>
              </table:table-cell>
              <table:table-cell office:value-type="float" office:value="7.02615283395">
                <text:p>7.02615283395</text:p>
              </table:table-cell>
              <table:table-cell office:value-type="float" office:value="61.315402295">
                <text:p>61.315402295</text:p>
              </table:table-cell>
              <table:table-cell office:value-type="float" office:value="78.6360972984">
                <text:p>78.636097298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68.3410044783">
                <text:p>68.3410044783</text:p>
              </table:table-cell>
              <table:table-cell office:value-type="float" office:value="7.02971734515">
                <text:p>7.02971734515</text:p>
              </table:table-cell>
              <table:table-cell office:value-type="float" office:value="61.3112871331">
                <text:p>61.3112871331</text:p>
              </table:table-cell>
              <table:table-cell office:value-type="float" office:value="80.5659641503">
                <text:p>80.565964150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68.340329304">
                <text:p>68.340329304</text:p>
              </table:table-cell>
              <table:table-cell office:value-type="float" office:value="7.0342669563">
                <text:p>7.0342669563</text:p>
              </table:table-cell>
              <table:table-cell office:value-type="float" office:value="61.3060623476">
                <text:p>61.3060623476</text:p>
              </table:table-cell>
              <table:table-cell office:value-type="float" office:value="82.5431932976">
                <text:p>82.543193297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68.3395516987">
                <text:p>68.3395516987</text:p>
              </table:table-cell>
              <table:table-cell office:value-type="float" office:value="7.03701343027">
                <text:p>7.03701343027</text:p>
              </table:table-cell>
              <table:table-cell office:value-type="float" office:value="61.3025382684">
                <text:p>61.3025382684</text:p>
              </table:table-cell>
              <table:table-cell office:value-type="float" office:value="84.5689470936">
                <text:p>84.568947093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68.3385627472">
                <text:p>68.3385627472</text:p>
              </table:table-cell>
              <table:table-cell office:value-type="float" office:value="7.03471487162">
                <text:p>7.03471487162</text:p>
              </table:table-cell>
              <table:table-cell office:value-type="float" office:value="61.3038478755">
                <text:p>61.3038478755</text:p>
              </table:table-cell>
              <table:table-cell office:value-type="float" office:value="86.6444164175">
                <text:p>86.644416417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68.3380011097">
                <text:p>68.3380011097</text:p>
              </table:table-cell>
              <table:table-cell office:value-type="float" office:value="7.02457273685">
                <text:p>7.02457273685</text:p>
              </table:table-cell>
              <table:table-cell office:value-type="float" office:value="61.3134283729">
                <text:p>61.3134283729</text:p>
              </table:table-cell>
              <table:table-cell office:value-type="float" office:value="88.7708213753">
                <text:p>88.77082137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68.3378345584">
                <text:p>68.3378345584</text:p>
              </table:table-cell>
              <table:table-cell office:value-type="float" office:value="7.02515227195">
                <text:p>7.02515227195</text:p>
              </table:table-cell>
              <table:table-cell office:value-type="float" office:value="61.3126822864">
                <text:p>61.3126822864</text:p>
              </table:table-cell>
              <table:table-cell office:value-type="float" office:value="90.9494120159">
                <text:p>90.949412015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68.3373392361">
                <text:p>68.3373392361</text:p>
              </table:table-cell>
              <table:table-cell office:value-type="float" office:value="7.03511893317">
                <text:p>7.03511893317</text:p>
              </table:table-cell>
              <table:table-cell office:value-type="float" office:value="61.3022203029">
                <text:p>61.3022203029</text:p>
              </table:table-cell>
              <table:table-cell office:value-type="float" office:value="93.1814690671">
                <text:p>93.181469067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68.3363642788">
                <text:p>68.3363642788</text:p>
              </table:table-cell>
              <table:table-cell office:value-type="float" office:value="7.03603206346">
                <text:p>7.03603206346</text:p>
              </table:table-cell>
              <table:table-cell office:value-type="float" office:value="61.3003322153">
                <text:p>61.3003322153</text:p>
              </table:table-cell>
              <table:table-cell office:value-type="float" office:value="95.4683046877">
                <text:p>95.4683046877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68.3360920125">
                <text:p>68.3360920125</text:p>
              </table:table-cell>
              <table:table-cell office:value-type="float" office:value="7.03349521004">
                <text:p>7.03349521004</text:p>
              </table:table-cell>
              <table:table-cell office:value-type="float" office:value="61.3025968025">
                <text:p>61.3025968025</text:p>
              </table:table-cell>
              <table:table-cell office:value-type="float" office:value="97.8112632393">
                <text:p>97.811263239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8.335285071">
                <text:p>68.335285071</text:p>
              </table:table-cell>
              <table:table-cell office:value-type="float" office:value="7.04414745164">
                <text:p>7.04414745164</text:p>
              </table:table-cell>
              <table:table-cell office:value-type="float" office:value="61.2911376194">
                <text:p>61.2911376194</text:p>
              </table:table-cell>
              <table:table-cell office:value-type="float" office:value="100.211722076">
                <text:p>100.21172207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68.3345158827">
                <text:p>68.3345158827</text:p>
              </table:table-cell>
              <table:table-cell office:value-type="float" office:value="7.05474881755">
                <text:p>7.05474881755</text:p>
              </table:table-cell>
              <table:table-cell office:value-type="float" office:value="61.2797670652">
                <text:p>61.2797670652</text:p>
              </table:table-cell>
              <table:table-cell office:value-type="float" office:value="102.671092356">
                <text:p>102.6710923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68.3337725199">
                <text:p>68.3337725199</text:p>
              </table:table-cell>
              <table:table-cell office:value-type="float" office:value="7.06514139963">
                <text:p>7.06514139963</text:p>
              </table:table-cell>
              <table:table-cell office:value-type="float" office:value="61.2686311203">
                <text:p>61.2686311203</text:p>
              </table:table-cell>
              <table:table-cell office:value-type="float" office:value="105.190819868">
                <text:p>105.19081986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68.3330617943">
                <text:p>68.3330617943</text:p>
              </table:table-cell>
              <table:table-cell office:value-type="float" office:value="7.07520760851">
                <text:p>7.07520760851</text:p>
              </table:table-cell>
              <table:table-cell office:value-type="float" office:value="61.2578541857">
                <text:p>61.2578541857</text:p>
              </table:table-cell>
              <table:table-cell office:value-type="float" office:value="107.772385884">
                <text:p>107.77238588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68.3928272632">
                <text:p>68.3928272632</text:p>
              </table:table-cell>
              <table:table-cell office:value-type="float" office:value="7.58059964287">
                <text:p>7.58059964287</text:p>
              </table:table-cell>
              <table:table-cell office:value-type="float" office:value="60.8122276204">
                <text:p>60.8122276204</text:p>
              </table:table-cell>
              <table:table-cell office:value-type="float" office:value="110.417308028">
                <text:p>110.4173080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68.3177547364">
                <text:p>68.3177547364</text:p>
              </table:table-cell>
              <table:table-cell office:value-type="float" office:value="7.79357083459">
                <text:p>7.79357083459</text:p>
              </table:table-cell>
              <table:table-cell office:value-type="float" office:value="60.5241839018">
                <text:p>60.5241839018</text:p>
              </table:table-cell>
              <table:table-cell office:value-type="float" office:value="113.12714117">
                <text:p>113.1271411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68.3415780859">
                <text:p>68.3415780859</text:p>
              </table:table-cell>
              <table:table-cell office:value-type="float" office:value="7.83119960915">
                <text:p>7.83119960915</text:p>
              </table:table-cell>
              <table:table-cell office:value-type="float" office:value="60.5103784767">
                <text:p>60.5103784767</text:p>
              </table:table-cell>
              <table:table-cell office:value-type="float" office:value="115.90347834">
                <text:p>115.903478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68.4026095911">
                <text:p>68.4026095911</text:p>
              </table:table-cell>
              <table:table-cell office:value-type="float" office:value="8.18400106391">
                <text:p>8.18400106391</text:p>
              </table:table-cell>
              <table:table-cell office:value-type="float" office:value="60.2186085272">
                <text:p>60.2186085272</text:p>
              </table:table-cell>
              <table:table-cell office:value-type="float" office:value="118.747951661">
                <text:p>118.74795166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68.3448449328">
                <text:p>68.3448449328</text:p>
              </table:table-cell>
              <table:table-cell office:value-type="float" office:value="8.62644996754">
                <text:p>8.62644996754</text:p>
              </table:table-cell>
              <table:table-cell office:value-type="float" office:value="59.7183949653">
                <text:p>59.7183949653</text:p>
              </table:table-cell>
              <table:table-cell office:value-type="float" office:value="121.662233315">
                <text:p>121.662233315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68.2899514661">
                <text:p>68.2899514661</text:p>
              </table:table-cell>
              <table:table-cell office:value-type="float" office:value="8.66183719477">
                <text:p>8.66183719477</text:p>
              </table:table-cell>
              <table:table-cell office:value-type="float" office:value="59.6281142713">
                <text:p>59.6281142713</text:p>
              </table:table-cell>
              <table:table-cell office:value-type="float" office:value="124.648036518">
                <text:p>124.6480365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6.289767765">
                <text:p>126.289767765</text:p>
              </table:table-cell>
              <table:table-cell office:value-type="float" office:value="13.5755342662">
                <text:p>13.5755342662</text:p>
              </table:table-cell>
              <table:table-cell office:value-type="float" office:value="112.714233499">
                <text:p>112.714233499</text:p>
              </table:table-cell>
              <table:table-cell office:value-type="float" office:value="127.707116535">
                <text:p>127.70711653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26.279162837">
                <text:p>126.279162837</text:p>
              </table:table-cell>
              <table:table-cell office:value-type="float" office:value="13.5010200839">
                <text:p>13.5010200839</text:p>
              </table:table-cell>
              <table:table-cell office:value-type="float" office:value="112.778142753">
                <text:p>112.778142753</text:p>
              </table:table-cell>
              <table:table-cell office:value-type="float" office:value="130.841271706">
                <text:p>130.84127170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26.273081763">
                <text:p>126.273081763</text:p>
              </table:table-cell>
              <table:table-cell office:value-type="float" office:value="13.4460111994">
                <text:p>13.4460111994</text:p>
              </table:table-cell>
              <table:table-cell office:value-type="float" office:value="112.827070563">
                <text:p>112.827070563</text:p>
              </table:table-cell>
              <table:table-cell office:value-type="float" office:value="134.052344505">
                <text:p>134.05234450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26.267753135">
                <text:p>126.267753135</text:p>
              </table:table-cell>
              <table:table-cell office:value-type="float" office:value="13.4397017325">
                <text:p>13.4397017325</text:p>
              </table:table-cell>
              <table:table-cell office:value-type="float" office:value="112.828051403">
                <text:p>112.828051403</text:p>
              </table:table-cell>
              <table:table-cell office:value-type="float" office:value="137.342222627">
                <text:p>137.34222262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26.263895338">
                <text:p>126.263895338</text:p>
              </table:table-cell>
              <table:table-cell office:value-type="float" office:value="13.3877888394">
                <text:p>13.3877888394</text:p>
              </table:table-cell>
              <table:table-cell office:value-type="float" office:value="112.876106499">
                <text:p>112.876106499</text:p>
              </table:table-cell>
              <table:table-cell office:value-type="float" office:value="140.712840091">
                <text:p>140.71284009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26.256910095">
                <text:p>126.256910095</text:p>
              </table:table-cell>
              <table:table-cell office:value-type="float" office:value="13.3614096175">
                <text:p>13.3614096175</text:p>
              </table:table-cell>
              <table:table-cell office:value-type="float" office:value="112.895500477">
                <text:p>112.895500477</text:p>
              </table:table-cell>
              <table:table-cell office:value-type="float" office:value="144.16617838">
                <text:p>144.16617838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26.25474093">
                <text:p>126.25474093</text:p>
              </table:table-cell>
              <table:table-cell office:value-type="float" office:value="13.3115384594">
                <text:p>13.3115384594</text:p>
              </table:table-cell>
              <table:table-cell office:value-type="float" office:value="112.94320247">
                <text:p>112.94320247</text:p>
              </table:table-cell>
              <table:table-cell office:value-type="float" office:value="147.704267609">
                <text:p>147.704267609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26.2504601">
                <text:p>126.2504601</text:p>
              </table:table-cell>
              <table:table-cell office:value-type="float" office:value="13.2591727688">
                <text:p>13.2591727688</text:p>
              </table:table-cell>
              <table:table-cell office:value-type="float" office:value="112.991287331">
                <text:p>112.991287331</text:p>
              </table:table-cell>
              <table:table-cell office:value-type="float" office:value="151.329187712">
                <text:p>151.32918771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26.247832205">
                <text:p>126.247832205</text:p>
              </table:table-cell>
              <table:table-cell office:value-type="float" office:value="13.176949002">
                <text:p>13.176949002</text:p>
              </table:table-cell>
              <table:table-cell office:value-type="float" office:value="113.070883203">
                <text:p>113.070883203</text:p>
              </table:table-cell>
              <table:table-cell office:value-type="float" office:value="155.043069672">
                <text:p>155.04306967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26.243238371">
                <text:p>126.243238371</text:p>
              </table:table-cell>
              <table:table-cell office:value-type="float" office:value="13.1064150084">
                <text:p>13.1064150084</text:p>
              </table:table-cell>
              <table:table-cell office:value-type="float" office:value="113.136823363">
                <text:p>113.136823363</text:p>
              </table:table-cell>
              <table:table-cell office:value-type="float" office:value="158.848096766">
                <text:p>158.84809676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26.601045899">
                <text:p>126.601045899</text:p>
              </table:table-cell>
              <table:table-cell office:value-type="float" office:value="13.1552545244">
                <text:p>13.1552545244</text:p>
              </table:table-cell>
              <table:table-cell office:value-type="float" office:value="113.445791374">
                <text:p>113.445791374</text:p>
              </table:table-cell>
              <table:table-cell office:value-type="float" office:value="162.746505855">
                <text:p>162.74650585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26.167252643">
                <text:p>126.167252643</text:p>
              </table:table-cell>
              <table:table-cell office:value-type="float" office:value="13.8548195758">
                <text:p>13.8548195758</text:p>
              </table:table-cell>
              <table:table-cell office:value-type="float" office:value="112.312433067">
                <text:p>112.312433067</text:p>
              </table:table-cell>
              <table:table-cell office:value-type="float" office:value="166.740588696">
                <text:p>166.74058869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26.461348135">
                <text:p>126.461348135</text:p>
              </table:table-cell>
              <table:table-cell office:value-type="float" office:value="14.6172458752">
                <text:p>14.6172458752</text:p>
              </table:table-cell>
              <table:table-cell office:value-type="float" office:value="111.84410226">
                <text:p>111.84410226</text:p>
              </table:table-cell>
              <table:table-cell office:value-type="float" office:value="170.83269329">
                <text:p>170.83269329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26.088464827">
                <text:p>126.088464827</text:p>
              </table:table-cell>
              <table:table-cell office:value-type="float" office:value="15.5388874579">
                <text:p>15.5388874579</text:p>
              </table:table-cell>
              <table:table-cell office:value-type="float" office:value="110.549577369">
                <text:p>110.549577369</text:p>
              </table:table-cell>
              <table:table-cell office:value-type="float" office:value="175.025225261">
                <text:p>175.02522526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26.059800156">
                <text:p>126.059800156</text:p>
              </table:table-cell>
              <table:table-cell office:value-type="float" office:value="15.4776593937">
                <text:p>15.4776593937</text:p>
              </table:table-cell>
              <table:table-cell office:value-type="float" office:value="110.582140762">
                <text:p>110.582140762</text:p>
              </table:table-cell>
              <table:table-cell office:value-type="float" office:value="179.320649272">
                <text:p>179.32064927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26.032530728">
                <text:p>126.032530728</text:p>
              </table:table-cell>
              <table:table-cell office:value-type="float" office:value="15.4669832517">
                <text:p>15.4669832517</text:p>
              </table:table-cell>
              <table:table-cell office:value-type="float" office:value="110.565547476">
                <text:p>110.565547476</text:p>
              </table:table-cell>
              <table:table-cell office:value-type="float" office:value="183.721490473">
                <text:p>183.72149047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26.008191634">
                <text:p>126.008191634</text:p>
              </table:table-cell>
              <table:table-cell office:value-type="float" office:value="15.4628274118">
                <text:p>15.4628274118</text:p>
              </table:table-cell>
              <table:table-cell office:value-type="float" office:value="110.545364223">
                <text:p>110.545364223</text:p>
              </table:table-cell>
              <table:table-cell office:value-type="float" office:value="188.230335986">
                <text:p>188.23033598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25.987101324">
                <text:p>125.987101324</text:p>
              </table:table-cell>
              <table:table-cell office:value-type="float" office:value="15.458615868">
                <text:p>15.458615868</text:p>
              </table:table-cell>
              <table:table-cell office:value-type="float" office:value="110.528485456">
                <text:p>110.528485456</text:p>
              </table:table-cell>
              <table:table-cell office:value-type="float" office:value="192.849836425">
                <text:p>192.8498364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25.967063093">
                <text:p>125.967063093</text:p>
              </table:table-cell>
              <table:table-cell office:value-type="float" office:value="15.4565779275">
                <text:p>15.4565779275</text:p>
              </table:table-cell>
              <table:table-cell office:value-type="float" office:value="110.510485165">
                <text:p>110.510485165</text:p>
              </table:table-cell>
              <table:table-cell office:value-type="float" office:value="197.582707454">
                <text:p>197.58270745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25.948979643">
                <text:p>125.948979643</text:p>
              </table:table-cell>
              <table:table-cell office:value-type="float" office:value="15.4579092444">
                <text:p>15.4579092444</text:p>
              </table:table-cell>
              <table:table-cell office:value-type="float" office:value="110.491070398">
                <text:p>110.491070398</text:p>
              </table:table-cell>
              <table:table-cell office:value-type="float" office:value="202.431731385">
                <text:p>202.43173138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25.931760851">
                <text:p>125.931760851</text:p>
              </table:table-cell>
              <table:table-cell office:value-type="float" office:value="15.4582419522">
                <text:p>15.4582419522</text:p>
              </table:table-cell>
              <table:table-cell office:value-type="float" office:value="110.473518899">
                <text:p>110.473518899</text:p>
              </table:table-cell>
              <table:table-cell office:value-type="float" office:value="207.399758812">
                <text:p>207.39975881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25.916132087">
                <text:p>125.916132087</text:p>
              </table:table-cell>
              <table:table-cell office:value-type="float" office:value="15.4549426666">
                <text:p>15.4549426666</text:p>
              </table:table-cell>
              <table:table-cell office:value-type="float" office:value="110.46118942">
                <text:p>110.46118942</text:p>
              </table:table-cell>
              <table:table-cell office:value-type="float" office:value="212.48971029">
                <text:p>212.4897102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25.900767269">
                <text:p>125.900767269</text:p>
              </table:table-cell>
              <table:table-cell office:value-type="float" office:value="15.4522749515">
                <text:p>15.4522749515</text:p>
              </table:table-cell>
              <table:table-cell office:value-type="float" office:value="110.448492318">
                <text:p>110.448492318</text:p>
              </table:table-cell>
              <table:table-cell office:value-type="float" office:value="217.704578046">
                <text:p>217.70457804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25.886594716">
                <text:p>125.886594716</text:p>
              </table:table-cell>
              <table:table-cell office:value-type="float" office:value="15.4496064762">
                <text:p>15.4496064762</text:p>
              </table:table-cell>
              <table:table-cell office:value-type="float" office:value="110.43698824">
                <text:p>110.43698824</text:p>
              </table:table-cell>
              <table:table-cell office:value-type="float" office:value="223.047427744">
                <text:p>223.047427744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25.871868902">
                <text:p>125.871868902</text:p>
              </table:table-cell>
              <table:table-cell office:value-type="float" office:value="15.4242112574">
                <text:p>15.4242112574</text:p>
              </table:table-cell>
              <table:table-cell office:value-type="float" office:value="110.447657644">
                <text:p>110.447657644</text:p>
              </table:table-cell>
              <table:table-cell office:value-type="float" office:value="228.521400283">
                <text:p>228.52140028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25.859250609">
                <text:p>125.859250609</text:p>
              </table:table-cell>
              <table:table-cell office:value-type="float" office:value="15.4107469355">
                <text:p>15.4107469355</text:p>
              </table:table-cell>
              <table:table-cell office:value-type="float" office:value="110.448503674">
                <text:p>110.448503674</text:p>
              </table:table-cell>
              <table:table-cell office:value-type="float" office:value="234.129713647">
                <text:p>234.12971364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40.773955875">
                <text:p>240.773955875</text:p>
              </table:table-cell>
              <table:table-cell office:value-type="float" office:value="32.2185421921">
                <text:p>32.2185421921</text:p>
              </table:table-cell>
              <table:table-cell office:value-type="float" office:value="208.555413683">
                <text:p>208.555413683</text:p>
              </table:table-cell>
              <table:table-cell office:value-type="float" office:value="239.875664793">
                <text:p>239.875664793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40.762699549">
                <text:p>240.762699549</text:p>
              </table:table-cell>
              <table:table-cell office:value-type="float" office:value="32.1640128073">
                <text:p>32.1640128073</text:p>
              </table:table-cell>
              <table:table-cell office:value-type="float" office:value="208.598686742">
                <text:p>208.598686742</text:p>
              </table:table-cell>
              <table:table-cell office:value-type="float" office:value="245.762631593">
                <text:p>245.76263159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40.750846517">
                <text:p>240.750846517</text:p>
              </table:table-cell>
              <table:table-cell office:value-type="float" office:value="32.1339446584">
                <text:p>32.1339446584</text:p>
              </table:table-cell>
              <table:table-cell office:value-type="float" office:value="208.616901858">
                <text:p>208.616901858</text:p>
              </table:table-cell>
              <table:table-cell office:value-type="float" office:value="251.794074817">
                <text:p>251.79407481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40.740905586">
                <text:p>240.740905586</text:p>
              </table:table-cell>
              <table:table-cell office:value-type="float" office:value="32.1301695943">
                <text:p>32.1301695943</text:p>
              </table:table-cell>
              <table:table-cell office:value-type="float" office:value="208.610735992">
                <text:p>208.610735992</text:p>
              </table:table-cell>
              <table:table-cell office:value-type="float" office:value="257.973540167">
                <text:p>257.9735401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40.731623048">
                <text:p>240.731623048</text:p>
              </table:table-cell>
              <table:table-cell office:value-type="float" office:value="32.1271234339">
                <text:p>32.1271234339</text:p>
              </table:table-cell>
              <table:table-cell office:value-type="float" office:value="208.604499614">
                <text:p>208.604499614</text:p>
              </table:table-cell>
              <table:table-cell office:value-type="float" office:value="264.304660364">
                <text:p>264.30466036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40.722419902">
                <text:p>240.722419902</text:p>
              </table:table-cell>
              <table:table-cell office:value-type="float" office:value="32.1238942005">
                <text:p>32.1238942005</text:p>
              </table:table-cell>
              <table:table-cell office:value-type="float" office:value="208.598525701">
                <text:p>208.598525701</text:p>
              </table:table-cell>
              <table:table-cell office:value-type="float" office:value="270.791157283">
                <text:p>270.79115728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40.707618849">
                <text:p>240.707618849</text:p>
              </table:table-cell>
              <table:table-cell office:value-type="float" office:value="32.0796401886">
                <text:p>32.0796401886</text:p>
              </table:table-cell>
              <table:table-cell office:value-type="float" office:value="208.62797866">
                <text:p>208.62797866</text:p>
              </table:table-cell>
              <table:table-cell office:value-type="float" office:value="277.436844139">
                <text:p>277.43684413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40.69962866">
                <text:p>240.69962866</text:p>
              </table:table-cell>
              <table:table-cell office:value-type="float" office:value="31.9910819397">
                <text:p>31.9910819397</text:p>
              </table:table-cell>
              <table:table-cell office:value-type="float" office:value="208.70854672">
                <text:p>208.70854672</text:p>
              </table:table-cell>
              <table:table-cell office:value-type="float" office:value="284.245627731">
                <text:p>284.24562773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40.691903413">
                <text:p>240.691903413</text:p>
              </table:table-cell>
              <table:table-cell office:value-type="float" office:value="31.9554842333">
                <text:p>31.9554842333</text:p>
              </table:table-cell>
              <table:table-cell office:value-type="float" office:value="208.73641918">
                <text:p>208.73641918</text:p>
              </table:table-cell>
              <table:table-cell office:value-type="float" office:value="291.221510737">
                <text:p>291.22151073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40.68025677">
                <text:p>240.68025677</text:p>
              </table:table-cell>
              <table:table-cell office:value-type="float" office:value="31.9534296538">
                <text:p>31.9534296538</text:p>
              </table:table-cell>
              <table:table-cell office:value-type="float" office:value="208.726827116">
                <text:p>208.726827116</text:p>
              </table:table-cell>
              <table:table-cell office:value-type="float" office:value="298.368594067">
                <text:p>298.36859406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40.669607751">
                <text:p>240.669607751</text:p>
              </table:table-cell>
              <table:table-cell office:value-type="float" office:value="31.949704129">
                <text:p>31.949704129</text:p>
              </table:table-cell>
              <table:table-cell office:value-type="float" office:value="208.719903622">
                <text:p>208.719903622</text:p>
              </table:table-cell>
              <table:table-cell office:value-type="float" office:value="305.691079276">
                <text:p>305.691079276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40.658103418">
                <text:p>240.658103418</text:p>
              </table:table-cell>
              <table:table-cell office:value-type="float" office:value="31.9346233132">
                <text:p>31.9346233132</text:p>
              </table:table-cell>
              <table:table-cell office:value-type="float" office:value="208.723480105">
                <text:p>208.723480105</text:p>
              </table:table-cell>
              <table:table-cell office:value-type="float" office:value="313.193271031">
                <text:p>313.19327103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40.649173841">
                <text:p>240.649173841</text:p>
              </table:table-cell>
              <table:table-cell office:value-type="float" office:value="31.925396833">
                <text:p>31.925396833</text:p>
              </table:table-cell>
              <table:table-cell office:value-type="float" office:value="208.723777008">
                <text:p>208.723777008</text:p>
              </table:table-cell>
              <table:table-cell office:value-type="float" office:value="320.879579645">
                <text:p>320.879579645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40.638558293">
                <text:p>240.638558293</text:p>
              </table:table-cell>
              <table:table-cell office:value-type="float" office:value="31.9202574164">
                <text:p>31.9202574164</text:p>
              </table:table-cell>
              <table:table-cell office:value-type="float" office:value="208.718300877">
                <text:p>208.718300877</text:p>
              </table:table-cell>
              <table:table-cell office:value-type="float" office:value="328.754523666">
                <text:p>328.75452366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40.628750575">
                <text:p>240.628750575</text:p>
              </table:table-cell>
              <table:table-cell office:value-type="float" office:value="31.9070650934">
                <text:p>31.9070650934</text:p>
              </table:table-cell>
              <table:table-cell office:value-type="float" office:value="208.721685482">
                <text:p>208.721685482</text:p>
              </table:table-cell>
              <table:table-cell office:value-type="float" office:value="336.822732535">
                <text:p>336.82273253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40.619951931">
                <text:p>240.619951931</text:p>
              </table:table-cell>
              <table:table-cell office:value-type="float" office:value="31.8883362245">
                <text:p>31.8883362245</text:p>
              </table:table-cell>
              <table:table-cell office:value-type="float" office:value="208.731615707">
                <text:p>208.731615707</text:p>
              </table:table-cell>
              <table:table-cell office:value-type="float" office:value="345.088949308">
                <text:p>345.088949308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40.611545525">
                <text:p>240.611545525</text:p>
              </table:table-cell>
              <table:table-cell office:value-type="float" office:value="31.8831741208">
                <text:p>31.8831741208</text:p>
              </table:table-cell>
              <table:table-cell office:value-type="float" office:value="208.728371404">
                <text:p>208.728371404</text:p>
              </table:table-cell>
              <table:table-cell office:value-type="float" office:value="353.558033445">
                <text:p>353.55803344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40.603490608">
                <text:p>240.603490608</text:p>
              </table:table-cell>
              <table:table-cell office:value-type="float" office:value="31.882985876">
                <text:p>31.882985876</text:p>
              </table:table-cell>
              <table:table-cell office:value-type="float" office:value="208.720504732">
                <text:p>208.720504732</text:p>
              </table:table-cell>
              <table:table-cell office:value-type="float" office:value="362.234963665">
                <text:p>362.23496366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40.589048773">
                <text:p>240.589048773</text:p>
              </table:table-cell>
              <table:table-cell office:value-type="float" office:value="31.8643193553">
                <text:p>31.8643193553</text:p>
              </table:table-cell>
              <table:table-cell office:value-type="float" office:value="208.724729418">
                <text:p>208.724729418</text:p>
              </table:table-cell>
              <table:table-cell office:value-type="float" office:value="371.124840872">
                <text:p>371.1248408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40.577963058">
                <text:p>240.577963058</text:p>
              </table:table-cell>
              <table:table-cell office:value-type="float" office:value="31.7833285504">
                <text:p>31.7833285504</text:p>
              </table:table-cell>
              <table:table-cell office:value-type="float" office:value="208.794634508">
                <text:p>208.794634508</text:p>
              </table:table-cell>
              <table:table-cell office:value-type="float" office:value="380.232891156">
                <text:p>380.232891156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40.567949437">
                <text:p>240.567949437</text:p>
              </table:table-cell>
              <table:table-cell office:value-type="float" office:value="31.6654292946">
                <text:p>31.6654292946</text:p>
              </table:table-cell>
              <table:table-cell office:value-type="float" office:value="208.902520142">
                <text:p>208.902520142</text:p>
              </table:table-cell>
              <table:table-cell office:value-type="float" office:value="389.564468864">
                <text:p>389.56446886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40.562743646">
                <text:p>240.562743646</text:p>
              </table:table-cell>
              <table:table-cell office:value-type="float" office:value="31.6255138991">
                <text:p>31.6255138991</text:p>
              </table:table-cell>
              <table:table-cell office:value-type="float" office:value="208.937229747">
                <text:p>208.937229747</text:p>
              </table:table-cell>
              <table:table-cell office:value-type="float" office:value="399.125059751">
                <text:p>399.12505975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40.558037201">
                <text:p>240.558037201</text:p>
              </table:table-cell>
              <table:table-cell office:value-type="float" office:value="31.6649792984">
                <text:p>31.6649792984</text:p>
              </table:table-cell>
              <table:table-cell office:value-type="float" office:value="208.893057902">
                <text:p>208.893057902</text:p>
              </table:table-cell>
              <table:table-cell office:value-type="float" office:value="408.920284197">
                <text:p>408.92028419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40.752145139">
                <text:p>240.752145139</text:p>
              </table:table-cell>
              <table:table-cell office:value-type="float" office:value="33.7946683423">
                <text:p>33.7946683423</text:p>
              </table:table-cell>
              <table:table-cell office:value-type="float" office:value="206.957476796">
                <text:p>206.957476796</text:p>
              </table:table-cell>
              <table:table-cell office:value-type="float" office:value="418.955900519">
                <text:p>418.95590051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29.237808353">
                <text:p>429.237808353</text:p>
              </table:table-cell>
              <table:table-cell office:value-type="float" office:value="60.9535220624">
                <text:p>60.9535220624</text:p>
              </table:table-cell>
              <table:table-cell office:value-type="float" office:value="368.28428629">
                <text:p>368.28428629</text:p>
              </table:table-cell>
              <table:table-cell office:value-type="float" office:value="429.237808353">
                <text:p>429.237808353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28.910474558">
                <text:p>428.910474558</text:p>
              </table:table-cell>
              <table:table-cell office:value-type="float" office:value="62.6269017241">
                <text:p>62.6269017241</text:p>
              </table:table-cell>
              <table:table-cell office:value-type="float" office:value="366.283572833">
                <text:p>366.283572833</text:p>
              </table:table-cell>
              <table:table-cell office:value-type="float" office:value="439.772052121">
                <text:p>439.772052121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28.592476348">
                <text:p>428.592476348</text:p>
              </table:table-cell>
              <table:table-cell office:value-type="float" office:value="62.5381632295">
                <text:p>62.5381632295</text:p>
              </table:table-cell>
              <table:table-cell office:value-type="float" office:value="366.054313118">
                <text:p>366.054313118</text:p>
              </table:table-cell>
              <table:table-cell office:value-type="float" office:value="450.564824588">
                <text:p>450.56482458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28.360684276">
                <text:p>428.360684276</text:p>
              </table:table-cell>
              <table:table-cell office:value-type="float" office:value="62.515892678">
                <text:p>62.515892678</text:p>
              </table:table-cell>
              <table:table-cell office:value-type="float" office:value="365.844791598">
                <text:p>365.844791598</text:p>
              </table:table-cell>
              <table:table-cell office:value-type="float" office:value="461.622470497">
                <text:p>461.622470497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28.157506735">
                <text:p>428.157506735</text:p>
              </table:table-cell>
              <table:table-cell office:value-type="float" office:value="62.2505908007">
                <text:p>62.2505908007</text:p>
              </table:table-cell>
              <table:table-cell office:value-type="float" office:value="365.906915934">
                <text:p>365.906915934</text:p>
              </table:table-cell>
              <table:table-cell office:value-type="float" office:value="472.951490305">
                <text:p>472.95149030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27.98434346">
                <text:p>427.98434346</text:p>
              </table:table-cell>
              <table:table-cell office:value-type="float" office:value="62.1003535079">
                <text:p>62.1003535079</text:p>
              </table:table-cell>
              <table:table-cell office:value-type="float" office:value="365.883989952">
                <text:p>365.883989952</text:p>
              </table:table-cell>
              <table:table-cell office:value-type="float" office:value="484.558544001">
                <text:p>484.55854400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27.819818394">
                <text:p>427.819818394</text:p>
              </table:table-cell>
              <table:table-cell office:value-type="float" office:value="62.0767892051">
                <text:p>62.0767892051</text:p>
              </table:table-cell>
              <table:table-cell office:value-type="float" office:value="365.743029188">
                <text:p>365.743029188</text:p>
              </table:table-cell>
              <table:table-cell office:value-type="float" office:value="496.450455019">
                <text:p>496.450455019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27.670649664">
                <text:p>427.670649664</text:p>
              </table:table-cell>
              <table:table-cell office:value-type="float" office:value="62.0293785999">
                <text:p>62.0293785999</text:p>
              </table:table-cell>
              <table:table-cell office:value-type="float" office:value="365.641271064">
                <text:p>365.641271064</text:p>
              </table:table-cell>
              <table:table-cell office:value-type="float" office:value="508.634214255">
                <text:p>508.63421425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27.526870328">
                <text:p>427.526870328</text:p>
              </table:table-cell>
              <table:table-cell office:value-type="float" office:value="62.0005617926">
                <text:p>62.0005617926</text:p>
              </table:table-cell>
              <table:table-cell office:value-type="float" office:value="365.526308536">
                <text:p>365.526308536</text:p>
              </table:table-cell>
              <table:table-cell office:value-type="float" office:value="521.116984174">
                <text:p>521.11698417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27.401441037">
                <text:p>427.401441037</text:p>
              </table:table-cell>
              <table:table-cell office:value-type="float" office:value="61.9131080927">
                <text:p>61.9131080927</text:p>
              </table:table-cell>
              <table:table-cell office:value-type="float" office:value="365.488332944">
                <text:p>365.488332944</text:p>
              </table:table-cell>
              <table:table-cell office:value-type="float" office:value="533.906103017">
                <text:p>533.90610301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7.297160519">
                <text:p>427.297160519</text:p>
              </table:table-cell>
              <table:table-cell office:value-type="float" office:value="61.9012481891">
                <text:p>61.9012481891</text:p>
              </table:table-cell>
              <table:table-cell office:value-type="float" office:value="365.39591233">
                <text:p>365.39591233</text:p>
              </table:table-cell>
              <table:table-cell office:value-type="float" office:value="547.009089123">
                <text:p>547.009089123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27.131955487">
                <text:p>427.131955487</text:p>
              </table:table-cell>
              <table:table-cell office:value-type="float" office:value="61.5645419932">
                <text:p>61.5645419932</text:p>
              </table:table-cell>
              <table:table-cell office:value-type="float" office:value="365.567413494">
                <text:p>365.567413494</text:p>
              </table:table-cell>
              <table:table-cell office:value-type="float" office:value="560.433645339">
                <text:p>560.433645339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27.026281578">
                <text:p>427.026281578</text:p>
              </table:table-cell>
              <table:table-cell office:value-type="float" office:value="61.6186114704">
                <text:p>61.6186114704</text:p>
              </table:table-cell>
              <table:table-cell office:value-type="float" office:value="365.407670107">
                <text:p>365.407670107</text:p>
              </table:table-cell>
              <table:table-cell office:value-type="float" office:value="574.187663557">
                <text:p>574.18766355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29.561007895">
                <text:p>429.561007895</text:p>
              </table:table-cell>
              <table:table-cell office:value-type="float" office:value="64.0176867043">
                <text:p>64.0176867043</text:p>
              </table:table-cell>
              <table:table-cell office:value-type="float" office:value="365.543321191">
                <text:p>365.543321191</text:p>
              </table:table-cell>
              <table:table-cell office:value-type="float" office:value="588.279229349">
                <text:p>588.279229349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25.520769682">
                <text:p>425.520769682</text:p>
              </table:table-cell>
              <table:table-cell office:value-type="float" office:value="71.6607596926">
                <text:p>71.6607596926</text:p>
              </table:table-cell>
              <table:table-cell office:value-type="float" office:value="353.860009989">
                <text:p>353.860009989</text:p>
              </table:table-cell>
              <table:table-cell office:value-type="float" office:value="602.71662672">
                <text:p>602.7166267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24.578252715">
                <text:p>424.578252715</text:p>
              </table:table-cell>
              <table:table-cell office:value-type="float" office:value="71.6034050759">
                <text:p>71.6034050759</text:p>
              </table:table-cell>
              <table:table-cell office:value-type="float" office:value="352.97484764">
                <text:p>352.97484764</text:p>
              </table:table-cell>
              <table:table-cell office:value-type="float" office:value="617.50834298">
                <text:p>617.50834298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23.872000149">
                <text:p>423.872000149</text:p>
              </table:table-cell>
              <table:table-cell office:value-type="float" office:value="71.5362324237">
                <text:p>71.5362324237</text:p>
              </table:table-cell>
              <table:table-cell office:value-type="float" office:value="352.335767725">
                <text:p>352.335767725</text:p>
              </table:table-cell>
              <table:table-cell office:value-type="float" office:value="632.663073732">
                <text:p>632.663073732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23.285490876">
                <text:p>423.285490876</text:p>
              </table:table-cell>
              <table:table-cell office:value-type="float" office:value="71.4581726">
                <text:p>71.4581726</text:p>
              </table:table-cell>
              <table:table-cell office:value-type="float" office:value="351.827318276">
                <text:p>351.827318276</text:p>
              </table:table-cell>
              <table:table-cell office:value-type="float" office:value="648.189727983">
                <text:p>648.189727983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22.781981015">
                <text:p>422.781981015</text:p>
              </table:table-cell>
              <table:table-cell office:value-type="float" office:value="71.4209837169">
                <text:p>71.4209837169</text:p>
              </table:table-cell>
              <table:table-cell office:value-type="float" office:value="351.360997298">
                <text:p>351.360997298</text:p>
              </table:table-cell>
              <table:table-cell office:value-type="float" office:value="664.097433386">
                <text:p>664.09743338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22.329579408">
                <text:p>422.329579408</text:p>
              </table:table-cell>
              <table:table-cell office:value-type="float" office:value="71.388372075">
                <text:p>71.388372075</text:p>
              </table:table-cell>
              <table:table-cell office:value-type="float" office:value="350.941207333">
                <text:p>350.941207333</text:p>
              </table:table-cell>
              <table:table-cell office:value-type="float" office:value="680.395541598">
                <text:p>680.39554159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21.922381609">
                <text:p>421.922381609</text:p>
              </table:table-cell>
              <table:table-cell office:value-type="float" office:value="71.3543303324">
                <text:p>71.3543303324</text:p>
              </table:table-cell>
              <table:table-cell office:value-type="float" office:value="350.568051277">
                <text:p>350.568051277</text:p>
              </table:table-cell>
              <table:table-cell office:value-type="float" office:value="697.093633785">
                <text:p>697.093633785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21.547661188">
                <text:p>421.547661188</text:p>
              </table:table-cell>
              <table:table-cell office:value-type="float" office:value="71.3185051571">
                <text:p>71.3185051571</text:p>
              </table:table-cell>
              <table:table-cell office:value-type="float" office:value="350.22915603">
                <text:p>350.22915603</text:p>
              </table:table-cell>
              <table:table-cell office:value-type="float" office:value="714.201526252">
                <text:p>714.20152625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21.200399426">
                <text:p>421.200399426</text:p>
              </table:table-cell>
              <table:table-cell office:value-type="float" office:value="71.2854126492">
                <text:p>71.2854126492</text:p>
              </table:table-cell>
              <table:table-cell office:value-type="float" office:value="349.914986777">
                <text:p>349.914986777</text:p>
              </table:table-cell>
              <table:table-cell office:value-type="float" office:value="731.72927621">
                <text:p>731.72927621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20.874000243">
                <text:p>420.874000243</text:p>
              </table:table-cell>
              <table:table-cell office:value-type="float" office:value="71.250327993">
                <text:p>71.250327993</text:p>
              </table:table-cell>
              <table:table-cell office:value-type="float" office:value="349.62367225">
                <text:p>349.62367225</text:p>
              </table:table-cell>
              <table:table-cell office:value-type="float" office:value="749.687187694">
                <text:p>749.687187694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20.568950516">
                <text:p>420.568950516</text:p>
              </table:table-cell>
              <table:table-cell office:value-type="float" office:value="71.2189595996">
                <text:p>71.2189595996</text:p>
              </table:table-cell>
              <table:table-cell office:value-type="float" office:value="349.349990916">
                <text:p>349.349990916</text:p>
              </table:table-cell>
              <table:table-cell office:value-type="float" office:value="768.085817618">
                <text:p>768.08581761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20.274988791">
                <text:p>420.274988791</text:p>
              </table:table-cell>
              <table:table-cell office:value-type="float" office:value="71.1636991698">
                <text:p>71.1636991698</text:p>
              </table:table-cell>
              <table:table-cell office:value-type="float" office:value="349.111289621">
                <text:p>349.111289621</text:p>
              </table:table-cell>
              <table:table-cell office:value-type="float" office:value="786.93598198">
                <text:p>786.93598198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797.267066294">
                <text:p>797.267066294</text:p>
              </table:table-cell>
              <table:table-cell office:value-type="float" office:value="136.780840031">
                <text:p>136.780840031</text:p>
              </table:table-cell>
              <table:table-cell office:value-type="float" office:value="660.486226264">
                <text:p>660.486226264</text:p>
              </table:table-cell>
              <table:table-cell office:value-type="float" office:value="806.248762222">
                <text:p>806.24876222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797.065241002">
                <text:p>797.065241002</text:p>
              </table:table-cell>
              <table:table-cell office:value-type="float" office:value="136.729885766">
                <text:p>136.729885766</text:p>
              </table:table-cell>
              <table:table-cell office:value-type="float" office:value="660.335355236">
                <text:p>660.335355236</text:p>
              </table:table-cell>
              <table:table-cell office:value-type="float" office:value="826.035511744">
                <text:p>826.035511744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796.883689668">
                <text:p>796.883689668</text:p>
              </table:table-cell>
              <table:table-cell office:value-type="float" office:value="136.663235943">
                <text:p>136.663235943</text:p>
              </table:table-cell>
              <table:table-cell office:value-type="float" office:value="660.220453725">
                <text:p>660.220453725</text:p>
              </table:table-cell>
              <table:table-cell office:value-type="float" office:value="846.307862578">
                <text:p>846.307862578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796.70873513">
                <text:p>796.70873513</text:p>
              </table:table-cell>
              <table:table-cell office:value-type="float" office:value="136.591264525">
                <text:p>136.591264525</text:p>
              </table:table-cell>
              <table:table-cell office:value-type="float" office:value="660.117470605">
                <text:p>660.117470605</text:p>
              </table:table-cell>
              <table:table-cell office:value-type="float" office:value="867.077732227">
                <text:p>867.07773222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796.517225515">
                <text:p>796.517225515</text:p>
              </table:table-cell>
              <table:table-cell office:value-type="float" office:value="136.546878771">
                <text:p>136.546878771</text:p>
              </table:table-cell>
              <table:table-cell office:value-type="float" office:value="659.970346744">
                <text:p>659.970346744</text:p>
              </table:table-cell>
              <table:table-cell office:value-type="float" office:value="888.357330668">
                <text:p>888.357330668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796.347990911">
                <text:p>796.347990911</text:p>
              </table:table-cell>
              <table:table-cell office:value-type="float" office:value="136.506492816">
                <text:p>136.506492816</text:p>
              </table:table-cell>
              <table:table-cell office:value-type="float" office:value="659.841498095">
                <text:p>659.841498095</text:p>
              </table:table-cell>
              <table:table-cell office:value-type="float" office:value="910.159167535">
                <text:p>910.15916753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796.109347524">
                <text:p>796.109347524</text:p>
              </table:table-cell>
              <table:table-cell office:value-type="float" office:value="135.968857318">
                <text:p>135.968857318</text:p>
              </table:table-cell>
              <table:table-cell office:value-type="float" office:value="660.140490207">
                <text:p>660.140490207</text:p>
              </table:table-cell>
              <table:table-cell office:value-type="float" office:value="932.496059468">
                <text:p>932.496059468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795.86728342">
                <text:p>795.86728342</text:p>
              </table:table-cell>
              <table:table-cell office:value-type="float" office:value="135.870977097">
                <text:p>135.870977097</text:p>
              </table:table-cell>
              <table:table-cell office:value-type="float" office:value="659.996306324">
                <text:p>659.996306324</text:p>
              </table:table-cell>
              <table:table-cell office:value-type="float" office:value="955.381137652">
                <text:p>955.381137652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795.631033575">
                <text:p>795.631033575</text:p>
              </table:table-cell>
              <table:table-cell office:value-type="float" office:value="135.788314706">
                <text:p>135.788314706</text:p>
              </table:table-cell>
              <table:table-cell office:value-type="float" office:value="659.842718868">
                <text:p>659.842718868</text:p>
              </table:table-cell>
              <table:table-cell office:value-type="float" office:value="978.827855532">
                <text:p>978.82785553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795.414305999">
                <text:p>795.414305999</text:p>
              </table:table-cell>
              <table:table-cell office:value-type="float" office:value="135.705671923">
                <text:p>135.705671923</text:p>
              </table:table-cell>
              <table:table-cell office:value-type="float" office:value="659.708634076">
                <text:p>659.708634076</text:p>
              </table:table-cell>
              <table:table-cell office:value-type="float" office:value="1002.84999672">
                <text:p>1002.8499967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795.206970319">
                <text:p>795.206970319</text:p>
              </table:table-cell>
              <table:table-cell office:value-type="float" office:value="135.641773243">
                <text:p>135.641773243</text:p>
              </table:table-cell>
              <table:table-cell office:value-type="float" office:value="659.565197075">
                <text:p>659.565197075</text:p>
              </table:table-cell>
              <table:table-cell office:value-type="float" office:value="1027.46168312">
                <text:p>1027.46168312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795.008427722">
                <text:p>795.008427722</text:p>
              </table:table-cell>
              <table:table-cell office:value-type="float" office:value="135.589750921">
                <text:p>135.589750921</text:p>
              </table:table-cell>
              <table:table-cell office:value-type="float" office:value="659.418676801">
                <text:p>659.418676801</text:p>
              </table:table-cell>
              <table:table-cell office:value-type="float" office:value="1052.67738319">
                <text:p>1052.67738319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794.812625848">
                <text:p>794.812625848</text:p>
              </table:table-cell>
              <table:table-cell office:value-type="float" office:value="135.529696433">
                <text:p>135.529696433</text:p>
              </table:table-cell>
              <table:table-cell office:value-type="float" office:value="659.282929415">
                <text:p>659.282929415</text:p>
              </table:table-cell>
              <table:table-cell office:value-type="float" office:value="1078.51192047">
                <text:p>1078.51192047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794.619519147">
                <text:p>794.619519147</text:p>
              </table:table-cell>
              <table:table-cell office:value-type="float" office:value="135.498419773">
                <text:p>135.498419773</text:p>
              </table:table-cell>
              <table:table-cell office:value-type="float" office:value="659.121099374">
                <text:p>659.121099374</text:p>
              </table:table-cell>
              <table:table-cell office:value-type="float" office:value="1104.98048232">
                <text:p>1104.9804823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794.429365102">
                <text:p>794.429365102</text:p>
              </table:table-cell>
              <table:table-cell office:value-type="float" office:value="135.449303597">
                <text:p>135.449303597</text:p>
              </table:table-cell>
              <table:table-cell office:value-type="float" office:value="658.980061505">
                <text:p>658.980061505</text:p>
              </table:table-cell>
              <table:table-cell office:value-type="float" office:value="1132.0986288">
                <text:p>1132.0986288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794.242178152">
                <text:p>794.242178152</text:p>
              </table:table-cell>
              <table:table-cell office:value-type="float" office:value="135.396171699">
                <text:p>135.396171699</text:p>
              </table:table-cell>
              <table:table-cell office:value-type="float" office:value="658.846006453">
                <text:p>658.846006453</text:p>
              </table:table-cell>
              <table:table-cell office:value-type="float" office:value="1159.88230184">
                <text:p>1159.8823018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794.054665441">
                <text:p>794.054665441</text:p>
              </table:table-cell>
              <table:table-cell office:value-type="float" office:value="135.294261087">
                <text:p>135.294261087</text:p>
              </table:table-cell>
              <table:table-cell office:value-type="float" office:value="658.760404354">
                <text:p>658.760404354</text:p>
              </table:table-cell>
              <table:table-cell office:value-type="float" office:value="1188.34783464">
                <text:p>1188.3478346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793.870928603">
                <text:p>793.870928603</text:p>
              </table:table-cell>
              <table:table-cell office:value-type="float" office:value="135.158466061">
                <text:p>135.158466061</text:p>
              </table:table-cell>
              <table:table-cell office:value-type="float" office:value="658.712462542">
                <text:p>658.712462542</text:p>
              </table:table-cell>
              <table:table-cell office:value-type="float" office:value="1217.51196121">
                <text:p>1217.5119612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793.541737359">
                <text:p>793.541737359</text:p>
              </table:table-cell>
              <table:table-cell office:value-type="float" office:value="134.339726823">
                <text:p>134.339726823</text:p>
              </table:table-cell>
              <table:table-cell office:value-type="float" office:value="659.202010536">
                <text:p>659.202010536</text:p>
              </table:table-cell>
              <table:table-cell office:value-type="float" office:value="1247.39182626">
                <text:p>1247.3918262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793.232799777">
                <text:p>793.232799777</text:p>
              </table:table-cell>
              <table:table-cell office:value-type="float" office:value="134.196860985">
                <text:p>134.196860985</text:p>
              </table:table-cell>
              <table:table-cell office:value-type="float" office:value="659.035938792">
                <text:p>659.035938792</text:p>
              </table:table-cell>
              <table:table-cell office:value-type="float" office:value="1278.00499527">
                <text:p>1278.0049952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792.871941594">
                <text:p>792.871941594</text:p>
              </table:table-cell>
              <table:table-cell office:value-type="float" office:value="133.459901377">
                <text:p>133.459901377</text:p>
              </table:table-cell>
              <table:table-cell office:value-type="float" office:value="659.412040217">
                <text:p>659.412040217</text:p>
              </table:table-cell>
              <table:table-cell office:value-type="float" office:value="1309.36946479">
                <text:p>1309.3694647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792.535478975">
                <text:p>792.535478975</text:p>
              </table:table-cell>
              <table:table-cell office:value-type="float" office:value="133.179273403">
                <text:p>133.179273403</text:p>
              </table:table-cell>
              <table:table-cell office:value-type="float" office:value="659.356205572">
                <text:p>659.356205572</text:p>
              </table:table-cell>
              <table:table-cell office:value-type="float" office:value="1341.50367305">
                <text:p>1341.5036730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792.190336029">
                <text:p>792.190336029</text:p>
              </table:table-cell>
              <table:table-cell office:value-type="float" office:value="132.903245747">
                <text:p>132.903245747</text:p>
              </table:table-cell>
              <table:table-cell office:value-type="float" office:value="659.287090282">
                <text:p>659.287090282</text:p>
              </table:table-cell>
              <table:table-cell office:value-type="float" office:value="1374.42651077">
                <text:p>1374.42651077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791.845694581">
                <text:p>791.845694581</text:p>
              </table:table-cell>
              <table:table-cell office:value-type="float" office:value="132.565731816">
                <text:p>132.565731816</text:p>
              </table:table-cell>
              <table:table-cell office:value-type="float" office:value="659.279962765">
                <text:p>659.279962765</text:p>
              </table:table-cell>
              <table:table-cell office:value-type="float" office:value="1408.1573323">
                <text:p>1408.15733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0.734446985">
                <text:p>630.734446985</text:p>
              </table:table-cell>
              <table:table-cell office:value-type="float" office:value="227.135269942">
                <text:p>227.135269942</text:p>
              </table:table-cell>
              <table:table-cell office:value-type="float" office:value="403.599177043">
                <text:p>403.599177043</text:p>
              </table:table-cell>
              <table:table-cell office:value-type="float" office:value="1442.71596696">
                <text:p>1442.71596696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629.21093566">
                <text:p>629.21093566</text:p>
              </table:table-cell>
              <table:table-cell office:value-type="float" office:value="234.687166881">
                <text:p>234.687166881</text:p>
              </table:table-cell>
              <table:table-cell office:value-type="float" office:value="394.523768779">
                <text:p>394.523768779</text:p>
              </table:table-cell>
              <table:table-cell office:value-type="float" office:value="1478.12273074">
                <text:p>1478.1227307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629.610825499">
                <text:p>629.610825499</text:p>
              </table:table-cell>
              <table:table-cell office:value-type="float" office:value="237.290246241">
                <text:p>237.290246241</text:p>
              </table:table-cell>
              <table:table-cell office:value-type="float" office:value="392.320579258">
                <text:p>392.320579258</text:p>
              </table:table-cell>
              <table:table-cell office:value-type="float" office:value="1514.3984382">
                <text:p>1514.398438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629.383526182">
                <text:p>629.383526182</text:p>
              </table:table-cell>
              <table:table-cell office:value-type="float" office:value="237.186270206">
                <text:p>237.186270206</text:p>
              </table:table-cell>
              <table:table-cell office:value-type="float" office:value="392.197255976">
                <text:p>392.197255976</text:p>
              </table:table-cell>
              <table:table-cell office:value-type="float" office:value="1551.56441473">
                <text:p>1551.5644147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628.865025735">
                <text:p>628.865025735</text:p>
              </table:table-cell>
              <table:table-cell office:value-type="float" office:value="236.027107192">
                <text:p>236.027107192</text:p>
              </table:table-cell>
              <table:table-cell office:value-type="float" office:value="392.837918543">
                <text:p>392.837918543</text:p>
              </table:table-cell>
              <table:table-cell office:value-type="float" office:value="1589.64250908">
                <text:p>1589.6425090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628.135069327">
                <text:p>628.135069327</text:p>
              </table:table-cell>
              <table:table-cell office:value-type="float" office:value="235.393632054">
                <text:p>235.393632054</text:p>
              </table:table-cell>
              <table:table-cell office:value-type="float" office:value="392.741437274">
                <text:p>392.741437274</text:p>
              </table:table-cell>
              <table:table-cell office:value-type="float" office:value="1628.65510622">
                <text:p>1628.65510622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627.452671254">
                <text:p>627.452671254</text:p>
              </table:table-cell>
              <table:table-cell office:value-type="float" office:value="234.806087075">
                <text:p>234.806087075</text:p>
              </table:table-cell>
              <table:table-cell office:value-type="float" office:value="392.646584179">
                <text:p>392.646584179</text:p>
              </table:table-cell>
              <table:table-cell office:value-type="float" office:value="1668.62514048">
                <text:p>1668.62514048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626.797616335">
                <text:p>626.797616335</text:p>
              </table:table-cell>
              <table:table-cell office:value-type="float" office:value="234.316775474">
                <text:p>234.316775474</text:p>
              </table:table-cell>
              <table:table-cell office:value-type="float" office:value="392.480840861">
                <text:p>392.480840861</text:p>
              </table:table-cell>
              <table:table-cell office:value-type="float" office:value="1709.57610902">
                <text:p>1709.5761090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626.145124865">
                <text:p>626.145124865</text:p>
              </table:table-cell>
              <table:table-cell office:value-type="float" office:value="233.835751694">
                <text:p>233.835751694</text:p>
              </table:table-cell>
              <table:table-cell office:value-type="float" office:value="392.309373171">
                <text:p>392.309373171</text:p>
              </table:table-cell>
              <table:table-cell office:value-type="float" office:value="1751.5320857">
                <text:p>1751.532085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625.531241498">
                <text:p>625.531241498</text:p>
              </table:table-cell>
              <table:table-cell office:value-type="float" office:value="233.37793324">
                <text:p>233.37793324</text:p>
              </table:table-cell>
              <table:table-cell office:value-type="float" office:value="392.153308258">
                <text:p>392.153308258</text:p>
              </table:table-cell>
              <table:table-cell office:value-type="float" office:value="1794.51773514">
                <text:p>1794.5177351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24.629643148">
                <text:p>624.629643148</text:p>
              </table:table-cell>
              <table:table-cell office:value-type="float" office:value="231.680126463">
                <text:p>231.680126463</text:p>
              </table:table-cell>
              <table:table-cell office:value-type="float" office:value="392.949516685">
                <text:p>392.949516685</text:p>
              </table:table-cell>
              <table:table-cell office:value-type="float" office:value="1838.55832733">
                <text:p>1838.5583273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623.090356921">
                <text:p>623.090356921</text:p>
              </table:table-cell>
              <table:table-cell office:value-type="float" office:value="230.011073913">
                <text:p>230.011073913</text:p>
              </table:table-cell>
              <table:table-cell office:value-type="float" office:value="393.079283008">
                <text:p>393.079283008</text:p>
              </table:table-cell>
              <table:table-cell office:value-type="float" office:value="1883.67975239">
                <text:p>1883.67975239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621.032239153">
                <text:p>621.032239153</text:p>
              </table:table-cell>
              <table:table-cell office:value-type="float" office:value="227.192738177">
                <text:p>227.192738177</text:p>
              </table:table-cell>
              <table:table-cell office:value-type="float" office:value="393.839500977">
                <text:p>393.839500977</text:p>
              </table:table-cell>
              <table:table-cell office:value-type="float" office:value="1929.90853584">
                <text:p>1929.9085358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618.86489739">
                <text:p>618.86489739</text:p>
              </table:table-cell>
              <table:table-cell office:value-type="float" office:value="225.079412425">
                <text:p>225.079412425</text:p>
              </table:table-cell>
              <table:table-cell office:value-type="float" office:value="393.785484964">
                <text:p>393.785484964</text:p>
              </table:table-cell>
              <table:table-cell office:value-type="float" office:value="1977.2718542">
                <text:p>1977.271854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616.297653559">
                <text:p>616.297653559</text:p>
              </table:table-cell>
              <table:table-cell office:value-type="float" office:value="221.481878393">
                <text:p>221.481878393</text:p>
              </table:table-cell>
              <table:table-cell office:value-type="float" office:value="394.815775166">
                <text:p>394.815775166</text:p>
              </table:table-cell>
              <table:table-cell office:value-type="float" office:value="2025.79755092">
                <text:p>2025.7975509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612.414583172">
                <text:p>612.414583172</text:p>
              </table:table-cell>
              <table:table-cell office:value-type="float" office:value="228.044659283">
                <text:p>228.044659283</text:p>
              </table:table-cell>
              <table:table-cell office:value-type="float" office:value="384.369923889">
                <text:p>384.369923889</text:p>
              </table:table-cell>
              <table:table-cell office:value-type="float" office:value="2075.51415279">
                <text:p>2075.51415279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609.414825581">
                <text:p>609.414825581</text:p>
              </table:table-cell>
              <table:table-cell office:value-type="float" office:value="225.67084913">
                <text:p>225.67084913</text:p>
              </table:table-cell>
              <table:table-cell office:value-type="float" office:value="383.743976451">
                <text:p>383.743976451</text:p>
              </table:table-cell>
              <table:table-cell office:value-type="float" office:value="2126.45088671">
                <text:p>2126.4508867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606.647361244">
                <text:p>606.647361244</text:p>
              </table:table-cell>
              <table:table-cell office:value-type="float" office:value="223.464980713">
                <text:p>223.464980713</text:p>
              </table:table-cell>
              <table:table-cell office:value-type="float" office:value="383.182380531">
                <text:p>383.182380531</text:p>
              </table:table-cell>
              <table:table-cell office:value-type="float" office:value="2178.63769683">
                <text:p>2178.63769683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604.0063353">
                <text:p>604.0063353</text:p>
              </table:table-cell>
              <table:table-cell office:value-type="float" office:value="221.417513992">
                <text:p>221.417513992</text:p>
              </table:table-cell>
              <table:table-cell office:value-type="float" office:value="382.588821308">
                <text:p>382.588821308</text:p>
              </table:table-cell>
              <table:table-cell office:value-type="float" office:value="2232.10526221">
                <text:p>2232.1052622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601.498676988">
                <text:p>601.498676988</text:p>
              </table:table-cell>
              <table:table-cell office:value-type="float" office:value="219.410748115">
                <text:p>219.410748115</text:p>
              </table:table-cell>
              <table:table-cell office:value-type="float" office:value="382.087928873">
                <text:p>382.087928873</text:p>
              </table:table-cell>
              <table:table-cell office:value-type="float" office:value="2286.88501482">
                <text:p>2286.8850148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99.113371449">
                <text:p>599.113371449</text:p>
              </table:table-cell>
              <table:table-cell office:value-type="float" office:value="217.493824493">
                <text:p>217.493824493</text:p>
              </table:table-cell>
              <table:table-cell office:value-type="float" office:value="381.619546956">
                <text:p>381.619546956</text:p>
              </table:table-cell>
              <table:table-cell office:value-type="float" office:value="2343.009158">
                <text:p>2343.00915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96.832289968">
                <text:p>596.832289968</text:p>
              </table:table-cell>
              <table:table-cell office:value-type="float" office:value="215.65666385">
                <text:p>215.65666385</text:p>
              </table:table-cell>
              <table:table-cell office:value-type="float" office:value="381.175626118">
                <text:p>381.175626118</text:p>
              </table:table-cell>
              <table:table-cell office:value-type="float" office:value="2400.51068546">
                <text:p>2400.51068546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594.656399236">
                <text:p>594.656399236</text:p>
              </table:table-cell>
              <table:table-cell office:value-type="float" office:value="213.895798808">
                <text:p>213.895798808</text:p>
              </table:table-cell>
              <table:table-cell office:value-type="float" office:value="380.760600428">
                <text:p>380.760600428</text:p>
              </table:table-cell>
              <table:table-cell office:value-type="float" office:value="2459.42340059">
                <text:p>2459.4234005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592.575125864">
                <text:p>592.575125864</text:p>
              </table:table-cell>
              <table:table-cell office:value-type="float" office:value="212.211872021">
                <text:p>212.211872021</text:p>
              </table:table-cell>
              <table:table-cell office:value-type="float" office:value="380.363253842">
                <text:p>380.363253842</text:p>
              </table:table-cell>
              <table:table-cell office:value-type="float" office:value="2519.78193642">
                <text:p>2519.78193642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590.55662936">
                <text:p>590.55662936</text:p>
              </table:table-cell>
              <table:table-cell office:value-type="float" office:value="210.646638297">
                <text:p>210.646638297</text:p>
              </table:table-cell>
              <table:table-cell office:value-type="float" office:value="379.909991062">
                <text:p>379.909991062</text:p>
              </table:table-cell>
              <table:table-cell office:value-type="float" office:value="2581.62177588">
                <text:p>2581.6217758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88.600669599">
                <text:p>588.600669599</text:p>
              </table:table-cell>
              <table:table-cell office:value-type="float" office:value="209.080584393">
                <text:p>209.080584393</text:p>
              </table:table-cell>
              <table:table-cell office:value-type="float" office:value="379.520085206">
                <text:p>379.520085206</text:p>
              </table:table-cell>
              <table:table-cell office:value-type="float" office:value="2644.97927277">
                <text:p>2644.9792727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115.89497911">
                <text:p>1115.89497911</text:p>
              </table:table-cell>
              <table:table-cell office:value-type="float" office:value="393.89942743">
                <text:p>393.89942743</text:p>
              </table:table-cell>
              <table:table-cell office:value-type="float" office:value="721.995551683">
                <text:p>721.995551683</text:p>
              </table:table-cell>
              <table:table-cell office:value-type="float" office:value="2709.89167303">
                <text:p>2709.8916730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114.85829253">
                <text:p>1114.85829253</text:p>
              </table:table-cell>
              <table:table-cell office:value-type="float" office:value="393.007939981">
                <text:p>393.007939981</text:p>
              </table:table-cell>
              <table:table-cell office:value-type="float" office:value="721.850352549">
                <text:p>721.850352549</text:p>
              </table:table-cell>
              <table:table-cell office:value-type="float" office:value="2776.3971367">
                <text:p>2776.3971367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113.85041393">
                <text:p>1113.85041393</text:p>
              </table:table-cell>
              <table:table-cell office:value-type="float" office:value="392.17935">
                <text:p>392.17935</text:p>
              </table:table-cell>
              <table:table-cell office:value-type="float" office:value="721.671063927">
                <text:p>721.671063927</text:p>
              </table:table-cell>
              <table:table-cell office:value-type="float" office:value="2844.53476033">
                <text:p>2844.5347603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112.81845088">
                <text:p>1112.81845088</text:p>
              </table:table-cell>
              <table:table-cell office:value-type="float" office:value="391.340429797">
                <text:p>391.340429797</text:p>
              </table:table-cell>
              <table:table-cell office:value-type="float" office:value="721.478021084">
                <text:p>721.478021084</text:p>
              </table:table-cell>
              <table:table-cell office:value-type="float" office:value="2914.34459998">
                <text:p>2914.3445999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111.74444033">
                <text:p>1111.74444033</text:p>
              </table:table-cell>
              <table:table-cell office:value-type="float" office:value="390.463201736">
                <text:p>390.463201736</text:p>
              </table:table-cell>
              <table:table-cell office:value-type="float" office:value="721.281238589">
                <text:p>721.281238589</text:p>
              </table:table-cell>
              <table:table-cell office:value-type="float" office:value="2985.86769474">
                <text:p>2985.8676947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110.55298853">
                <text:p>1110.55298853</text:p>
              </table:table-cell>
              <table:table-cell office:value-type="float" office:value="389.098274047">
                <text:p>389.098274047</text:p>
              </table:table-cell>
              <table:table-cell office:value-type="float" office:value="721.454714486">
                <text:p>721.454714486</text:p>
              </table:table-cell>
              <table:table-cell office:value-type="float" office:value="3059.14609088">
                <text:p>3059.14609088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109.0740519">
                <text:p>1109.0740519</text:p>
              </table:table-cell>
              <table:table-cell office:value-type="float" office:value="388.079756376">
                <text:p>388.079756376</text:p>
              </table:table-cell>
              <table:table-cell office:value-type="float" office:value="720.994295529">
                <text:p>720.994295529</text:p>
              </table:table-cell>
              <table:table-cell office:value-type="float" office:value="3134.22286655">
                <text:p>3134.2228665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107.43748815">
                <text:p>1107.43748815</text:p>
              </table:table-cell>
              <table:table-cell office:value-type="float" office:value="386.998728817">
                <text:p>386.998728817</text:p>
              </table:table-cell>
              <table:table-cell office:value-type="float" office:value="720.438759335">
                <text:p>720.438759335</text:p>
              </table:table-cell>
              <table:table-cell office:value-type="float" office:value="3211.14215711">
                <text:p>3211.14215711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105.58579443">
                <text:p>1105.58579443</text:p>
              </table:table-cell>
              <table:table-cell office:value-type="float" office:value="385.903423348">
                <text:p>385.903423348</text:p>
              </table:table-cell>
              <table:table-cell office:value-type="float" office:value="719.682371082">
                <text:p>719.682371082</text:p>
              </table:table-cell>
              <table:table-cell office:value-type="float" office:value="3289.94918109">
                <text:p>3289.9491810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103.8382961">
                <text:p>1103.8382961</text:p>
              </table:table-cell>
              <table:table-cell office:value-type="float" office:value="384.763930103">
                <text:p>384.763930103</text:p>
              </table:table-cell>
              <table:table-cell office:value-type="float" office:value="719.074365995">
                <text:p>719.074365995</text:p>
              </table:table-cell>
              <table:table-cell office:value-type="float" office:value="3370.69026677">
                <text:p>3370.6902667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102.15778132">
                <text:p>1102.15778132</text:p>
              </table:table-cell>
              <table:table-cell office:value-type="float" office:value="383.614621643">
                <text:p>383.614621643</text:p>
              </table:table-cell>
              <table:table-cell office:value-type="float" office:value="718.543159674">
                <text:p>718.543159674</text:p>
              </table:table-cell>
              <table:table-cell office:value-type="float" office:value="3453.41287938">
                <text:p>3453.4128793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100.4770222">
                <text:p>1100.4770222</text:p>
              </table:table-cell>
              <table:table-cell office:value-type="float" office:value="382.481085245">
                <text:p>382.481085245</text:p>
              </table:table-cell>
              <table:table-cell office:value-type="float" office:value="717.995936951">
                <text:p>717.995936951</text:p>
              </table:table-cell>
              <table:table-cell office:value-type="float" office:value="3538.16564905">
                <text:p>3538.1656490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098.77872269">
                <text:p>1098.77872269</text:p>
              </table:table-cell>
              <table:table-cell office:value-type="float" office:value="381.271139169">
                <text:p>381.271139169</text:p>
              </table:table-cell>
              <table:table-cell office:value-type="float" office:value="717.507583518">
                <text:p>717.507583518</text:p>
              </table:table-cell>
              <table:table-cell office:value-type="float" office:value="3624.99839937">
                <text:p>3624.99839937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097.10653225">
                <text:p>1097.10653225</text:p>
              </table:table-cell>
              <table:table-cell office:value-type="float" office:value="380.157322374">
                <text:p>380.157322374</text:p>
              </table:table-cell>
              <table:table-cell office:value-type="float" office:value="716.94920988">
                <text:p>716.94920988</text:p>
              </table:table-cell>
              <table:table-cell office:value-type="float" office:value="3713.96217669">
                <text:p>3713.9621766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95.46905407">
                <text:p>1095.46905407</text:p>
              </table:table-cell>
              <table:table-cell office:value-type="float" office:value="378.977641118">
                <text:p>378.977641118</text:p>
              </table:table-cell>
              <table:table-cell office:value-type="float" office:value="716.491412952">
                <text:p>716.491412952</text:p>
              </table:table-cell>
              <table:table-cell office:value-type="float" office:value="3805.10928012">
                <text:p>3805.10928012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093.86536177">
                <text:p>1093.86536177</text:p>
              </table:table-cell>
              <table:table-cell office:value-type="float" office:value="377.744694124">
                <text:p>377.744694124</text:p>
              </table:table-cell>
              <table:table-cell office:value-type="float" office:value="716.120667648">
                <text:p>716.120667648</text:p>
              </table:table-cell>
              <table:table-cell office:value-type="float" office:value="3898.4932923">
                <text:p>3898.4932923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092.29194989">
                <text:p>1092.29194989</text:p>
              </table:table-cell>
              <table:table-cell office:value-type="float" office:value="376.551703637">
                <text:p>376.551703637</text:p>
              </table:table-cell>
              <table:table-cell office:value-type="float" office:value="715.740246257">
                <text:p>715.740246257</text:p>
              </table:table-cell>
              <table:table-cell office:value-type="float" office:value="3994.16911086">
                <text:p>3994.16911086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090.68573691">
                <text:p>1090.68573691</text:p>
              </table:table-cell>
              <table:table-cell office:value-type="float" office:value="374.805201567">
                <text:p>374.805201567</text:p>
              </table:table-cell>
              <table:table-cell office:value-type="float" office:value="715.880535341">
                <text:p>715.880535341</text:p>
              </table:table-cell>
              <table:table-cell office:value-type="float" office:value="4092.19298072">
                <text:p>4092.19298072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088.81040531">
                <text:p>1088.81040531</text:p>
              </table:table-cell>
              <table:table-cell office:value-type="float" office:value="372.989672288">
                <text:p>372.989672288</text:p>
              </table:table-cell>
              <table:table-cell office:value-type="float" office:value="715.820733021">
                <text:p>715.820733021</text:p>
              </table:table-cell>
              <table:table-cell office:value-type="float" office:value="4192.62252716">
                <text:p>4192.62252716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086.86459865">
                <text:p>1086.86459865</text:p>
              </table:table-cell>
              <table:table-cell office:value-type="float" office:value="371.703113111">
                <text:p>371.703113111</text:p>
              </table:table-cell>
              <table:table-cell office:value-type="float" office:value="715.161485538">
                <text:p>715.161485538</text:p>
              </table:table-cell>
              <table:table-cell office:value-type="float" office:value="4295.51678967">
                <text:p>4295.51678967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080.83455863">
                <text:p>1080.83455863</text:p>
              </table:table-cell>
              <table:table-cell office:value-type="float" office:value="365.550922998">
                <text:p>365.550922998</text:p>
              </table:table-cell>
              <table:table-cell office:value-type="float" office:value="715.283635632">
                <text:p>715.283635632</text:p>
              </table:table-cell>
              <table:table-cell office:value-type="float" office:value="4400.93625667">
                <text:p>4400.9362566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076.50639261">
                <text:p>1076.50639261</text:p>
              </table:table-cell>
              <table:table-cell office:value-type="float" office:value="362.193627713">
                <text:p>362.193627713</text:p>
              </table:table-cell>
              <table:table-cell office:value-type="float" office:value="714.312764899">
                <text:p>714.312764899</text:p>
              </table:table-cell>
              <table:table-cell office:value-type="float" office:value="4508.94290109">
                <text:p>4508.9429010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072.4775439">
                <text:p>1072.4775439</text:p>
              </table:table-cell>
              <table:table-cell office:value-type="float" office:value="359.276500038">
                <text:p>359.276500038</text:p>
              </table:table-cell>
              <table:table-cell office:value-type="float" office:value="713.201043859">
                <text:p>713.201043859</text:p>
              </table:table-cell>
              <table:table-cell office:value-type="float" office:value="4619.60021676">
                <text:p>4619.6002167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064.92519679">
                <text:p>1064.92519679</text:p>
              </table:table-cell>
              <table:table-cell office:value-type="float" office:value="351.040529875">
                <text:p>351.040529875</text:p>
              </table:table-cell>
              <table:table-cell office:value-type="float" office:value="713.884666916">
                <text:p>713.884666916</text:p>
              </table:table-cell>
              <table:table-cell office:value-type="float" office:value="4732.97325578">
                <text:p>4732.973255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18.631485895">
                <text:p>918.631485895</text:p>
              </table:table-cell>
              <table:table-cell office:value-type="float" office:value="461.032177471">
                <text:p>461.032177471</text:p>
              </table:table-cell>
              <table:table-cell office:value-type="float" office:value="457.599308424">
                <text:p>457.599308424</text:p>
              </table:table-cell>
              <table:table-cell office:value-type="float" office:value="4849.12866674">
                <text:p>4849.12866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